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35.69pt"/>
    </style:style>
    <style:style style:name="co3" style:family="table-column">
      <style:table-column-properties fo:break-before="auto" style:column-width="172.26pt"/>
    </style:style>
    <style:style style:name="co4" style:family="table-column">
      <style:table-column-properties fo:break-before="auto" style:column-width="134.11pt"/>
    </style:style>
    <style:style style:name="co5" style:family="table-column">
      <style:table-column-properties fo:break-before="auto" style:column-width="163.5pt"/>
    </style:style>
    <style:style style:name="co6" style:family="table-column">
      <style:table-column-properties fo:break-before="auto" style:column-width="161.89pt"/>
    </style:style>
    <style:style style:name="co7" style:family="table-column">
      <style:table-column-properties fo:break-before="auto" style:column-width="133.34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olenbeek-saint-jean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9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Femme/Vrouw&quot;;&quot;Homme/Man&quot;;&quot;X&quot;;&quot;Pas une personne/Geen persoon&quot;)" table:allow-empty-cell="true" table:display-list="unsorted" table:base-cell-address="'molenbeek-saint-jean'.F1"/>
      </table:content-validations>
      <table:table table:name="molenbeek-saint-jean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om de rue</text:p>
          </table:table-cell>
          <table:table-cell table:style-name="ce1" office:value-type="string" calcext:value-type="string">
            <text:p>straatnaam</text:p>
          </table:table-cell>
          <table:table-cell table:style-name="ce1" office:value-type="string" calcext:value-type="string">
            <text:p>wikidata (personne/persoon)</text:p>
          </table:table-cell>
          <table:table-cell table:style-name="ce1" table:content-validation-name="val1" office:value-type="string" calcext:value-type="string">
            <text:p>Genre/Gender</text:p>
          </table:table-cell>
          <table:table-cell table:style-name="ce1" office:value-type="string" calcext:value-type="string">
            <text:p>Link Wikipedia (si pas Wikidata/Indien geen Wikidata</text:p>
          </table:table-cell>
          <table:table-cell table:style-name="ce1" office:value-type="string" calcext:value-type="string">
            <text:p>Note/Nota</text:p>
          </table:table-cell>
          <table:table-cell table:style-name="ce1" office:value-type="string" calcext:value-type="string">
            <text:p>OpenStreetMap</text:p>
          </table:table-cell>
          <table:table-cell table:style-name="ce4" table:number-columns-repeated="17"/>
          <table:table-cell table:number-columns-repeated="998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6973" calcext:value-type="float">
            <text:p>3286973</text:p>
          </table:table-cell>
          <table:table-cell table:style-name="ce2" office:value-type="string" calcext:value-type="string">
            <text:p>Rue Gabrielle Petit</text:p>
          </table:table-cell>
          <table:table-cell table:style-name="ce2" office:value-type="string" calcext:value-type="string">
            <text:p>Gabrielle Petitstraat</text:p>
          </table:table-cell>
          <table:table-cell table:style-name="ce2" office:value-type="string" calcext:value-type="string">
            <text:p>Q468263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number-columns-repeated="2"/>
          <table:table-cell table:style-name="ce9" table:formula="of:=CONCATENATE(&quot;https://osm.org/&quot;;[.A2];&quot;/&quot;;[.B2])" office:value-type="string" office:string-value="https://osm.org/relation/3286973" calcext:value-type="string">
            <text:p>https://osm.org/relation/32869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2915" calcext:value-type="float">
            <text:p>3312915</text:p>
          </table:table-cell>
          <table:table-cell table:style-name="ce2" office:value-type="string" calcext:value-type="string">
            <text:p>Rue Hélène Ryckmans</text:p>
          </table:table-cell>
          <table:table-cell table:style-name="ce2" office:value-type="string" calcext:value-type="string">
            <text:p>Hélène Ryckmans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2" office:value-type="string" calcext:value-type="string">
            <text:p>pas</text:p>
          </table:table-cell>
          <table:table-cell/>
          <table:table-cell table:style-name="ce9" table:formula="of:=CONCATENATE(&quot;https://osm.org/&quot;;[.A3];&quot;/&quot;;[.B3])" office:value-type="string" office:string-value="https://osm.org/relation/3312915" calcext:value-type="string">
            <text:p>https://osm.org/relation/33129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3337" calcext:value-type="float">
            <text:p>3313337</text:p>
          </table:table-cell>
          <table:table-cell table:style-name="ce2" office:value-type="string" calcext:value-type="string">
            <text:p>Rue Sainte-Marie</text:p>
          </table:table-cell>
          <table:table-cell table:style-name="ce2" office:value-type="string" calcext:value-type="string">
            <text:p>Sint-Mariastraat</text:p>
          </table:table-cell>
          <table:table-cell table:style-name="ce2" office:value-type="string" calcext:value-type="string">
            <text:p>Q345</text:p>
          </table:table-cell>
          <table:table-cell table:style-name="ce2" table:content-validation-name="val1" office:value-type="string" calcext:value-type="string">
            <text:p>Femme/Vrouw</text:p>
          </table:table-cell>
          <table:table-cell table:style-name="ce5" office:value-type="string" calcext:value-type="string">
            <text:p><text:a xlink:href="https://nl.wikipedia.org/wiki/Maria_(moeder_van_Jezus)" xlink:type="simple">https://nl.wikipedia.org/wiki/Maria_(moeder_van_Jezus)</text:a></text:p>
          </table:table-cell>
          <table:table-cell/>
          <table:table-cell table:style-name="ce9" table:formula="of:=CONCATENATE(&quot;https://osm.org/&quot;;[.A4];&quot;/&quot;;[.B4])" office:value-type="string" office:string-value="https://osm.org/relation/3313337" calcext:value-type="string">
            <text:p>https://osm.org/relation/33133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679" calcext:value-type="float">
            <text:p>3327679</text:p>
          </table:table-cell>
          <table:table-cell table:style-name="ce2" office:value-type="string" calcext:value-type="string">
            <text:p>Place de la Duchesse de Brabant</text:p>
          </table:table-cell>
          <table:table-cell table:style-name="ce2" office:value-type="string" calcext:value-type="string">
            <text:p>Hertogin van Brabantplaats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2" office:value-type="string" calcext:value-type="string">
            <text:p>pas</text:p>
          </table:table-cell>
          <table:table-cell/>
          <table:table-cell table:style-name="ce9" table:formula="of:=CONCATENATE(&quot;https://osm.org/&quot;;[.A5];&quot;/&quot;;[.B5])" office:value-type="string" office:string-value="https://osm.org/relation/3327679" calcext:value-type="string">
            <text:p>https://osm.org/relation/33276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Helene Rijkmans</text:p>
          </table:table-cell>
          <table:table-cell table:style-name="ce2" office:value-type="string" calcext:value-type="string">
            <text:p>Helene Rijkmansstraat</text:p>
          </table:table-cell>
          <table:table-cell/>
          <table:table-cell table:style-name="ce2" table:content-validation-name="val1" office:value-type="string" calcext:value-type="string">
            <text:p>Femme/Vrouw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Hélène Ryckmans (1864-1941), ancienne directrice de l'école moyenne pour filles à Molenbeek</text:p>
          </table:table-cell>
          <table:table-cell table:style-name="ce10" table:formula="of:=HYPERLINK(CONCATENATE(&quot;https://osm.org/search?query=&quot;; [.C6];&quot;,molenbeek-saint-jean&quot;))" office:value-type="string" office:string-value="https://osm.org/search?query=Rue Helene Rijkmans,molenbeek-saint-jean" calcext:value-type="string">
            <text:p>https://osm.org/search?query=Rue Helene Rijkmans,molenbeek-saint-je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5736" calcext:value-type="float">
            <text:p>3245736</text:p>
          </table:table-cell>
          <table:table-cell table:style-name="ce2" office:value-type="string" calcext:value-type="string">
            <text:p>Rue Jean Jacquet</text:p>
          </table:table-cell>
          <table:table-cell table:style-name="ce2" office:value-type="string" calcext:value-type="string">
            <text:p>Jean Jacque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7];&quot;/&quot;;[.B7])" office:value-type="string" office:string-value="https://osm.org/relation/3245736" calcext:value-type="string">
            <text:p>https://osm.org/relation/32457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5737" calcext:value-type="float">
            <text:p>3245737</text:p>
          </table:table-cell>
          <table:table-cell table:style-name="ce2" office:value-type="string" calcext:value-type="string">
            <text:p>Rue Philippe Piermez</text:p>
          </table:table-cell>
          <table:table-cell table:style-name="ce2" office:value-type="string" calcext:value-type="string">
            <text:p>Philippe Piermez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3" office:value-type="string" calcext:value-type="string">
            <text:p>Philippe-Joseph Piermez (Echevin de Koekelberg)</text:p>
          </table:table-cell>
          <table:table-cell table:style-name="ce9" table:formula="of:=CONCATENATE(&quot;https://osm.org/&quot;;[.A8];&quot;/&quot;;[.B8])" office:value-type="string" office:string-value="https://osm.org/relation/3245737" calcext:value-type="string">
            <text:p>https://osm.org/relation/32457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823" calcext:value-type="float">
            <text:p>3246823</text:p>
          </table:table-cell>
          <table:table-cell table:style-name="ce2" office:value-type="string" calcext:value-type="string">
            <text:p>Rue Jules Besme</text:p>
          </table:table-cell>
          <table:table-cell table:style-name="ce2" office:value-type="string" calcext:value-type="string">
            <text:p>Jules Besmestraat</text:p>
          </table:table-cell>
          <table:table-cell table:style-name="ce3" office:value-type="string" calcext:value-type="string">
            <text:p>Q8437531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</text:p>
          </table:table-cell>
          <table:table-cell table:style-name="ce2" office:value-type="string" calcext:value-type="string">
            <text:p>Jules Besme (inspecteur voyer)</text:p>
          </table:table-cell>
          <table:table-cell table:style-name="ce9" table:formula="of:=CONCATENATE(&quot;https://osm.org/&quot;;[.A9];&quot;/&quot;;[.B9])" office:value-type="string" office:string-value="https://osm.org/relation/3246823" calcext:value-type="string">
            <text:p>https://osm.org/relation/32468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121" calcext:value-type="float">
            <text:p>3252121</text:p>
          </table:table-cell>
          <table:table-cell table:style-name="ce2" office:value-type="string" calcext:value-type="string">
            <text:p>Avenue François Sebrechts</text:p>
          </table:table-cell>
          <table:table-cell table:style-name="ce2" office:value-type="string" calcext:value-type="string">
            <text:p>François Sebrechtslaan</text:p>
          </table:table-cell>
          <table:table-cell table:style-name="ce3" office:value-type="string" calcext:value-type="string">
            <text:p>Q1800175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nl.wikipedia.org/wiki/Fran%C3%A7ois_Sebrechts" xlink:type="simple">https://nl.wikipedia.org/wiki/Fran%C3%A7ois_Sebrechts</text:a></text:p>
          </table:table-cell>
          <table:table-cell/>
          <table:table-cell table:style-name="ce9" table:formula="of:=CONCATENATE(&quot;https://osm.org/&quot;;[.A10];&quot;/&quot;;[.B10])" office:value-type="string" office:string-value="https://osm.org/relation/3252121" calcext:value-type="string">
            <text:p>https://osm.org/relation/32521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57" calcext:value-type="float">
            <text:p>3256857</text:p>
          </table:table-cell>
          <table:table-cell table:style-name="ce2" office:value-type="string" calcext:value-type="string">
            <text:p>Rue Auguste Van Zande</text:p>
          </table:table-cell>
          <table:table-cell table:style-name="ce2" office:value-type="string" calcext:value-type="string">
            <text:p>Auguste Van Zand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2" office:value-type="string" calcext:value-type="string">
            <text:p>Auguste Van Zande (cultivateur, aubergiste, bourgmestre)</text:p>
          </table:table-cell>
          <table:table-cell table:style-name="ce9" table:formula="of:=CONCATENATE(&quot;https://osm.org/&quot;;[.A11];&quot;/&quot;;[.B11])" office:value-type="string" office:string-value="https://osm.org/relation/3256857" calcext:value-type="string">
            <text:p>https://osm.org/relation/32568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6866" calcext:value-type="float">
            <text:p>3256866</text:p>
          </table:table-cell>
          <table:table-cell table:style-name="ce2" office:value-type="string" calcext:value-type="string">
            <text:p>Rue Joseph Genot</text:p>
          </table:table-cell>
          <table:table-cell table:style-name="ce2" office:value-type="string" calcext:value-type="string">
            <text:p>Joseph Geno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6" office:value-type="string" calcext:value-type="string">
            <text:p>Joseph Genot (conseiller communal)</text:p>
          </table:table-cell>
          <table:table-cell table:style-name="ce9" table:formula="of:=CONCATENATE(&quot;https://osm.org/&quot;;[.A12];&quot;/&quot;;[.B12])" office:value-type="string" office:string-value="https://osm.org/relation/3256866" calcext:value-type="string">
            <text:p>https://osm.org/relation/325686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6626" calcext:value-type="float">
            <text:p>3266626</text:p>
          </table:table-cell>
          <table:table-cell table:style-name="ce2" office:value-type="string" calcext:value-type="string">
            <text:p>Rue Ferdinand Elbers</text:p>
          </table:table-cell>
          <table:table-cell table:style-name="ce2" office:value-type="string" calcext:value-type="string">
            <text:p>Ferdinand Elbersstraat</text:p>
          </table:table-cell>
          <table:table-cell table:style-name="ce3" office:value-type="string" calcext:value-type="string">
            <text:p>Q235255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Ferdinand_Elbers" xlink:type="simple">https://fr.wikipedia.org/wiki/Ferdinand_Elbers</text:a></text:p>
          </table:table-cell>
          <table:table-cell/>
          <table:table-cell table:style-name="ce9" table:formula="of:=CONCATENATE(&quot;https://osm.org/&quot;;[.A13];&quot;/&quot;;[.B13])" office:value-type="string" office:string-value="https://osm.org/relation/3266626" calcext:value-type="string">
            <text:p>https://osm.org/relation/32666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1085" calcext:value-type="float">
            <text:p>3271085</text:p>
          </table:table-cell>
          <table:table-cell table:style-name="ce2" office:value-type="string" calcext:value-type="string">
            <text:p>Rue Fik Guidon</text:p>
          </table:table-cell>
          <table:table-cell table:style-name="ce2" office:value-type="string" calcext:value-type="string">
            <text:p>Fik Guido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Victor Guidon (resistant)</text:p>
          </table:table-cell>
          <table:table-cell table:style-name="ce9" table:formula="of:=CONCATENATE(&quot;https://osm.org/&quot;;[.A14];&quot;/&quot;;[.B14])" office:value-type="string" office:string-value="https://osm.org/relation/3271085" calcext:value-type="string">
            <text:p>https://osm.org/relation/32710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2237" calcext:value-type="float">
            <text:p>3272237</text:p>
          </table:table-cell>
          <table:table-cell table:style-name="ce2" office:value-type="string" calcext:value-type="string">
            <text:p>Avenue Jean Dubrucq</text:p>
          </table:table-cell>
          <table:table-cell table:style-name="ce2" office:value-type="string" calcext:value-type="string">
            <text:p>Jean Dubrucqlaan</text:p>
          </table:table-cell>
          <table:table-cell table:style-name="ce3" office:value-type="string" calcext:value-type="string">
            <text:p>Q228528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nl.wikipedia.org/wiki/Jean_Dubrucq" xlink:type="simple">https://nl.wikipedia.org/wiki/Jean_Dubrucq</text:a></text:p>
          </table:table-cell>
          <table:table-cell/>
          <table:table-cell table:style-name="ce9" table:formula="of:=CONCATENATE(&quot;https://osm.org/&quot;;[.A15];&quot;/&quot;;[.B15])" office:value-type="string" office:string-value="https://osm.org/relation/3272237" calcext:value-type="string">
            <text:p>https://osm.org/relation/32722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6975" calcext:value-type="float">
            <text:p>3286975</text:p>
          </table:table-cell>
          <table:table-cell table:style-name="ce2" office:value-type="string" calcext:value-type="string">
            <text:p>Rue François Mus</text:p>
          </table:table-cell>
          <table:table-cell table:style-name="ce2" office:value-type="string" calcext:value-type="string">
            <text:p>François Mu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/>
          <table:table-cell table:style-name="ce9" table:formula="of:=CONCATENATE(&quot;https://osm.org/&quot;;[.A16];&quot;/&quot;;[.B16])" office:value-type="string" office:string-value="https://osm.org/relation/3286975" calcext:value-type="string">
            <text:p>https://osm.org/relation/32869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7112" calcext:value-type="float">
            <text:p>3287112</text:p>
          </table:table-cell>
          <table:table-cell table:style-name="ce2" office:value-type="string" calcext:value-type="string">
            <text:p>Rue Pierre Gassée</text:p>
          </table:table-cell>
          <table:table-cell table:style-name="ce2" office:value-type="string" calcext:value-type="string">
            <text:p>Pierre Gassé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/>
          <table:table-cell table:style-name="ce9" table:formula="of:=CONCATENATE(&quot;https://osm.org/&quot;;[.A17];&quot;/&quot;;[.B17])" office:value-type="string" office:string-value="https://osm.org/relation/3287112" calcext:value-type="string">
            <text:p>https://osm.org/relation/32871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7159" calcext:value-type="float">
            <text:p>3287159</text:p>
          </table:table-cell>
          <table:table-cell table:style-name="ce2" office:value-type="string" calcext:value-type="string">
            <text:p>Rue Edmond Van Cauwenbergh</text:p>
          </table:table-cell>
          <table:table-cell table:style-name="ce2" office:value-type="string" calcext:value-type="string">
            <text:p>Edmond Van Cauwenbergh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2" office:value-type="string" calcext:value-type="string">
            <text:p>Edmond Van Cauwenbergh (mort pour la patrie)</text:p>
          </table:table-cell>
          <table:table-cell table:style-name="ce9" table:formula="of:=CONCATENATE(&quot;https://osm.org/&quot;;[.A18];&quot;/&quot;;[.B18])" office:value-type="string" office:string-value="https://osm.org/relation/3287159" calcext:value-type="string">
            <text:p>https://osm.org/relation/32871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1668" calcext:value-type="float">
            <text:p>3291668</text:p>
          </table:table-cell>
          <table:table-cell table:style-name="ce2" office:value-type="string" calcext:value-type="string">
            <text:p>Avenue Henri Hollevoet</text:p>
          </table:table-cell>
          <table:table-cell table:style-name="ce2" office:value-type="string" calcext:value-type="string">
            <text:p>Henri Hollevoetlaan</text:p>
          </table:table-cell>
          <table:table-cell table:style-name="ce3" office:value-type="string" calcext:value-type="string">
            <text:p>Q1606968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nl.wikipedia.org/wiki/Henri_Hollevoet" xlink:type="simple">https://nl.wikipedia.org/wiki/Henri_Hollevoet</text:a></text:p>
          </table:table-cell>
          <table:table-cell/>
          <table:table-cell table:style-name="ce9" table:formula="of:=CONCATENATE(&quot;https://osm.org/&quot;;[.A19];&quot;/&quot;;[.B19])" office:value-type="string" office:string-value="https://osm.org/relation/3291668" calcext:value-type="string">
            <text:p>https://osm.org/relation/32916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2364" calcext:value-type="float">
            <text:p>3292364</text:p>
          </table:table-cell>
          <table:table-cell table:style-name="ce2" office:value-type="string" calcext:value-type="string">
            <text:p>Boulevard Léopold II</text:p>
          </table:table-cell>
          <table:table-cell table:style-name="ce2" office:value-type="string" calcext:value-type="string">
            <text:p>Leopold II-laan</text:p>
          </table:table-cell>
          <table:table-cell table:style-name="ce2" office:value-type="string" calcext:value-type="string">
            <text:p>Q1296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L%C3%A9opold_II_%28roi_des_Belges%29" xlink:type="simple">https://fr.wikipedia.org/wiki/L%C3%A9opold_II_%28roi_des_Belges%29</text:a></text:p>
          </table:table-cell>
          <table:table-cell/>
          <table:table-cell table:style-name="ce9" table:formula="of:=CONCATENATE(&quot;https://osm.org/&quot;;[.A20];&quot;/&quot;;[.B20])" office:value-type="string" office:string-value="https://osm.org/relation/3292364" calcext:value-type="string">
            <text:p>https://osm.org/relation/32923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2681" calcext:value-type="float">
            <text:p>3292681</text:p>
          </table:table-cell>
          <table:table-cell table:style-name="ce2" office:value-type="string" calcext:value-type="string">
            <text:p>Rue Michel Zwaab</text:p>
          </table:table-cell>
          <table:table-cell table:style-name="ce2" office:value-type="string" calcext:value-type="string">
            <text:p>Michel Zwaab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2" office:value-type="string" calcext:value-type="string">
            <text:p>Michel Zwaab (secrétaire communal)</text:p>
          </table:table-cell>
          <table:table-cell table:style-name="ce9" table:formula="of:=CONCATENATE(&quot;https://osm.org/&quot;;[.A21];&quot;/&quot;;[.B21])" office:value-type="string" office:string-value="https://osm.org/relation/3292681" calcext:value-type="string">
            <text:p>https://osm.org/relation/32926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4340" calcext:value-type="float">
            <text:p>3294340</text:p>
          </table:table-cell>
          <table:table-cell table:style-name="ce2" office:value-type="string" calcext:value-type="string">
            <text:p>Avenue Julien Hanssens</text:p>
          </table:table-cell>
          <table:table-cell table:style-name="ce2" office:value-type="string" calcext:value-type="string">
            <text:p>Julien Hanssen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2" office:value-type="string" calcext:value-type="string">
            <text:p>bourgemestre</text:p>
          </table:table-cell>
          <table:table-cell table:style-name="ce9" table:formula="of:=CONCATENATE(&quot;https://osm.org/&quot;;[.A22];&quot;/&quot;;[.B22])" office:value-type="string" office:string-value="https://osm.org/relation/3294340" calcext:value-type="string">
            <text:p>https://osm.org/relation/32943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4346" calcext:value-type="float">
            <text:p>3294346</text:p>
          </table:table-cell>
          <table:table-cell table:style-name="ce2" office:value-type="string" calcext:value-type="string">
            <text:p>Rue Pierre-Victor Jacobs</text:p>
          </table:table-cell>
          <table:table-cell table:style-name="ce2" office:value-type="string" calcext:value-type="string">
            <text:p>Pierre-Victor Jacob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2" office:value-type="string" calcext:value-type="string">
            <text:p>conseiller communal et échevin molenbeekois</text:p>
          </table:table-cell>
          <table:table-cell table:style-name="ce9" table:formula="of:=CONCATENATE(&quot;https://osm.org/&quot;;[.A23];&quot;/&quot;;[.B23])" office:value-type="string" office:string-value="https://osm.org/relation/3294346" calcext:value-type="string">
            <text:p>https://osm.org/relation/32943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6602" calcext:value-type="float">
            <text:p>3306602</text:p>
          </table:table-cell>
          <table:table-cell table:style-name="ce2" office:value-type="string" calcext:value-type="string">
            <text:p>Rue Saint-Julien</text:p>
          </table:table-cell>
          <table:table-cell table:style-name="ce2" office:value-type="string" calcext:value-type="string">
            <text:p>Sint-Juliaa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number-columns-repeated="2"/>
          <table:table-cell table:style-name="ce9" table:formula="of:=CONCATENATE(&quot;https://osm.org/&quot;;[.A24];&quot;/&quot;;[.B24])" office:value-type="string" office:string-value="https://osm.org/relation/3306602" calcext:value-type="string">
            <text:p>https://osm.org/relation/33066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7540" calcext:value-type="float">
            <text:p>3307540</text:p>
          </table:table-cell>
          <table:table-cell table:style-name="ce2" office:value-type="string" calcext:value-type="string">
            <text:p>Rue Adolphe Lavallée</text:p>
          </table:table-cell>
          <table:table-cell table:style-name="ce2" office:value-type="string" calcext:value-type="string">
            <text:p>Adolphe Lavallé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/>
          <table:table-cell table:style-name="ce9" table:formula="of:=CONCATENATE(&quot;https://osm.org/&quot;;[.A25];&quot;/&quot;;[.B25])" office:value-type="string" office:string-value="https://osm.org/relation/3307540" calcext:value-type="string">
            <text:p>https://osm.org/relation/33075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7562" calcext:value-type="float">
            <text:p>3307562</text:p>
          </table:table-cell>
          <table:table-cell table:style-name="ce2" office:value-type="string" calcext:value-type="string">
            <text:p>Rue Eugène Laermans</text:p>
          </table:table-cell>
          <table:table-cell table:style-name="ce2" office:value-type="string" calcext:value-type="string">
            <text:p>Eugène Laermansstraat</text:p>
          </table:table-cell>
          <table:table-cell table:style-name="ce3" office:value-type="string" calcext:value-type="string">
            <text:p>Q59889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Eug%C3%A8ne_Laermans" xlink:type="simple">https://fr.wikipedia.org/wiki/Eug%C3%A8ne_Laermans</text:a></text:p>
          </table:table-cell>
          <table:table-cell table:style-name="ce2" office:value-type="string" calcext:value-type="string">
            <text:p>peintre</text:p>
          </table:table-cell>
          <table:table-cell table:style-name="ce9" table:formula="of:=CONCATENATE(&quot;https://osm.org/&quot;;[.A26];&quot;/&quot;;[.B26])" office:value-type="string" office:string-value="https://osm.org/relation/3307562" calcext:value-type="string">
            <text:p>https://osm.org/relation/33075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1841" calcext:value-type="float">
            <text:p>3311841</text:p>
          </table:table-cell>
          <table:table-cell table:style-name="ce2" office:value-type="string" calcext:value-type="string">
            <text:p>Rue Doyen Fierens</text:p>
          </table:table-cell>
          <table:table-cell table:style-name="ce2" office:value-type="string" calcext:value-type="string">
            <text:p>Deken Fier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/>
          <table:table-cell table:style-name="ce9" table:formula="of:=CONCATENATE(&quot;https://osm.org/&quot;;[.A27];&quot;/&quot;;[.B27])" office:value-type="string" office:string-value="https://osm.org/relation/3311841" calcext:value-type="string">
            <text:p>https://osm.org/relation/33118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2943" calcext:value-type="float">
            <text:p>3312943</text:p>
          </table:table-cell>
          <table:table-cell table:style-name="ce2" office:value-type="string" calcext:value-type="string">
            <text:p>Parvis Saint-Jean-Baptiste</text:p>
          </table:table-cell>
          <table:table-cell table:style-name="ce2" office:value-type="string" calcext:value-type="string">
            <text:p>Sint-Jan-Baptistvoorplein</text:p>
          </table:table-cell>
          <table:table-cell table:style-name="ce3" office:value-type="string" calcext:value-type="string">
            <text:p>Q160200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Jean_le_Baptiste" xlink:type="simple">https://fr.wikipedia.org/wiki/Jean_le_Baptiste</text:a></text:p>
          </table:table-cell>
          <table:table-cell/>
          <table:table-cell table:style-name="ce9" table:formula="of:=CONCATENATE(&quot;https://osm.org/&quot;;[.A28];&quot;/&quot;;[.B28])" office:value-type="string" office:string-value="https://osm.org/relation/3312943" calcext:value-type="string">
            <text:p>https://osm.org/relation/33129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246" calcext:value-type="float">
            <text:p>3315246</text:p>
          </table:table-cell>
          <table:table-cell table:style-name="ce2" office:value-type="string" calcext:value-type="string">
            <text:p>Rue du Comte de Flandre</text:p>
          </table:table-cell>
          <table:table-cell table:style-name="ce2" office:value-type="string" calcext:value-type="string">
            <text:p>Graaf van Vlaander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On ne sait pas lequel</text:p>
          </table:table-cell>
          <table:table-cell table:style-name="ce9" table:formula="of:=CONCATENATE(&quot;https://osm.org/&quot;;[.A29];&quot;/&quot;;[.B29])" office:value-type="string" office:string-value="https://osm.org/relation/3315246" calcext:value-type="string">
            <text:p>https://osm.org/relation/33152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6475" calcext:value-type="float">
            <text:p>3316475</text:p>
          </table:table-cell>
          <table:table-cell table:style-name="ce2" office:value-type="string" calcext:value-type="string">
            <text:p>Avenue François Sebrechts</text:p>
          </table:table-cell>
          <table:table-cell table:style-name="ce2" office:value-type="string" calcext:value-type="string">
            <text:p>François Sebrechtslaan</text:p>
          </table:table-cell>
          <table:table-cell table:style-name="ce3" office:value-type="string" calcext:value-type="string">
            <text:p>Q1800175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nl.wikipedia.org/wiki/Fran%C3%A7ois_Sebrechts" xlink:type="simple">https://nl.wikipedia.org/wiki/Fran%C3%A7ois_Sebrechts</text:a></text:p>
          </table:table-cell>
          <table:table-cell/>
          <table:table-cell table:style-name="ce9" table:formula="of:=CONCATENATE(&quot;https://osm.org/&quot;;[.A30];&quot;/&quot;;[.B30])" office:value-type="string" office:string-value="https://osm.org/relation/3316475" calcext:value-type="string">
            <text:p>https://osm.org/relation/33164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6776" calcext:value-type="float">
            <text:p>3316776</text:p>
          </table:table-cell>
          <table:table-cell table:style-name="ce2" office:value-type="string" calcext:value-type="string">
            <text:p>Avenue Édouard Bénès</text:p>
          </table:table-cell>
          <table:table-cell table:style-name="ce2" office:value-type="string" calcext:value-type="string">
            <text:p>Édouard Bénèslaan</text:p>
          </table:table-cell>
          <table:table-cell table:style-name="ce3" office:value-type="string" calcext:value-type="string">
            <text:p>Q15227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Edvard_Bene%C5%A1" xlink:type="simple">https://fr.wikipedia.org/wiki/Edvard_Bene%C5%A1</text:a></text:p>
          </table:table-cell>
          <table:table-cell/>
          <table:table-cell table:style-name="ce9" table:formula="of:=CONCATENATE(&quot;https://osm.org/&quot;;[.A31];&quot;/&quot;;[.B31])" office:value-type="string" office:string-value="https://osm.org/relation/3316776" calcext:value-type="string">
            <text:p>https://osm.org/relation/33167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6779" calcext:value-type="float">
            <text:p>3316779</text:p>
          </table:table-cell>
          <table:table-cell table:style-name="ce2" office:value-type="string" calcext:value-type="string">
            <text:p>Rue Joseph Genot</text:p>
          </table:table-cell>
          <table:table-cell table:style-name="ce2" office:value-type="string" calcext:value-type="string">
            <text:p>Joseph Geno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6" office:value-type="string" calcext:value-type="string">
            <text:p>Joseph Genot (conseiller communal)</text:p>
          </table:table-cell>
          <table:table-cell table:style-name="ce9" table:formula="of:=CONCATENATE(&quot;https://osm.org/&quot;;[.A32];&quot;/&quot;;[.B32])" office:value-type="string" office:string-value="https://osm.org/relation/3316779" calcext:value-type="string">
            <text:p>https://osm.org/relation/33167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6782" calcext:value-type="float">
            <text:p>3316782</text:p>
          </table:table-cell>
          <table:table-cell table:style-name="ce2" office:value-type="string" calcext:value-type="string">
            <text:p>Rue Auguste Van Zande</text:p>
          </table:table-cell>
          <table:table-cell table:style-name="ce2" office:value-type="string" calcext:value-type="string">
            <text:p>Auguste Van Zand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2" office:value-type="string" calcext:value-type="string">
            <text:p>Auguste Van Zande (cultivateur, aubergiste, bourgmestre)</text:p>
          </table:table-cell>
          <table:table-cell table:style-name="ce9" table:formula="of:=CONCATENATE(&quot;https://osm.org/&quot;;[.A33];&quot;/&quot;;[.B33])" office:value-type="string" office:string-value="https://osm.org/relation/3316782" calcext:value-type="string">
            <text:p>https://osm.org/relation/33167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211" calcext:value-type="float">
            <text:p>3321211</text:p>
          </table:table-cell>
          <table:table-cell table:style-name="ce2" office:value-type="string" calcext:value-type="string">
            <text:p>Rue Marcel Betbèze</text:p>
          </table:table-cell>
          <table:table-cell table:style-name="ce2" office:value-type="string" calcext:value-type="string">
            <text:p>Marcel Betbèz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/>
          <table:table-cell table:style-name="ce9" table:formula="of:=CONCATENATE(&quot;https://osm.org/&quot;;[.A34];&quot;/&quot;;[.B34])" office:value-type="string" office:string-value="https://osm.org/relation/3321211" calcext:value-type="string">
            <text:p>https://osm.org/relation/332121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212" calcext:value-type="float">
            <text:p>3321212</text:p>
          </table:table-cell>
          <table:table-cell table:style-name="ce2" office:value-type="string" calcext:value-type="string">
            <text:p>Rue Révérend Père Pire</text:p>
          </table:table-cell>
          <table:table-cell table:style-name="ce2" office:value-type="string" calcext:value-type="string">
            <text:p>Eerwaarde Pater Pirestraat</text:p>
          </table:table-cell>
          <table:table-cell table:style-name="ce3" office:value-type="string" calcext:value-type="string">
            <text:p>Q15885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Dominique_Pire" xlink:type="simple">https://fr.wikipedia.org/wiki/Dominique_Pire</text:a></text:p>
          </table:table-cell>
          <table:table-cell table:style-name="ce2" office:value-type="string" calcext:value-type="string">
            <text:p>Dominique Pire (religieux, prix Nobel de la Paix en 1958)</text:p>
          </table:table-cell>
          <table:table-cell table:style-name="ce9" table:formula="of:=CONCATENATE(&quot;https://osm.org/&quot;;[.A35];&quot;/&quot;;[.B35])" office:value-type="string" office:string-value="https://osm.org/relation/3321212" calcext:value-type="string">
            <text:p>https://osm.org/relation/33212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229" calcext:value-type="float">
            <text:p>3321229</text:p>
          </table:table-cell>
          <table:table-cell table:style-name="ce2" office:value-type="string" calcext:value-type="string">
            <text:p>Rue Joseph Schols</text:p>
          </table:table-cell>
          <table:table-cell table:style-name="ce2" office:value-type="string" calcext:value-type="string">
            <text:p>Joseph Schol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/>
          <table:table-cell table:style-name="ce9" table:formula="of:=CONCATENATE(&quot;https://osm.org/&quot;;[.A36];&quot;/&quot;;[.B36])" office:value-type="string" office:string-value="https://osm.org/relation/3321229" calcext:value-type="string">
            <text:p>https://osm.org/relation/33212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234" calcext:value-type="float">
            <text:p>3321234</text:p>
          </table:table-cell>
          <table:table-cell table:style-name="ce2" office:value-type="string" calcext:value-type="string">
            <text:p>Avenue Jean de la Hoese</text:p>
          </table:table-cell>
          <table:table-cell table:style-name="ce2" office:value-type="string" calcext:value-type="string">
            <text:p>Jean de la Hoeselaan</text:p>
          </table:table-cell>
          <table:table-cell table:style-name="ce3" office:value-type="string" calcext:value-type="string">
            <text:p>Q2527990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Jean_De_la_Hoese" xlink:type="simple">https://fr.wikipedia.org/wiki/Jean_De_la_Hoese</text:a></text:p>
          </table:table-cell>
          <table:table-cell/>
          <table:table-cell table:style-name="ce9" table:formula="of:=CONCATENATE(&quot;https://osm.org/&quot;;[.A37];&quot;/&quot;;[.B37])" office:value-type="string" office:string-value="https://osm.org/relation/3321234" calcext:value-type="string">
            <text:p>https://osm.org/relation/33212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239" calcext:value-type="float">
            <text:p>3321239</text:p>
          </table:table-cell>
          <table:table-cell table:style-name="ce2" office:value-type="string" calcext:value-type="string">
            <text:p>Rue Martin Pfeiffer</text:p>
          </table:table-cell>
          <table:table-cell table:style-name="ce2" office:value-type="string" calcext:value-type="string">
            <text:p>Martin Pfeiff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6" office:value-type="string" calcext:value-type="string">
            <text:p>Martin Pfeiffer (résistant, conseiller communal)</text:p>
          </table:table-cell>
          <table:table-cell table:style-name="ce9" table:formula="of:=CONCATENATE(&quot;https://osm.org/&quot;;[.A38];&quot;/&quot;;[.B38])" office:value-type="string" office:string-value="https://osm.org/relation/3321239" calcext:value-type="string">
            <text:p>https://osm.org/relation/33212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240" calcext:value-type="float">
            <text:p>3321240</text:p>
          </table:table-cell>
          <table:table-cell table:style-name="ce2" office:value-type="string" calcext:value-type="string">
            <text:p>Rue Marcel Grüner</text:p>
          </table:table-cell>
          <table:table-cell table:style-name="ce2" office:value-type="string" calcext:value-type="string">
            <text:p>Marcel Grün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/>
          <table:table-cell table:style-name="ce9" table:formula="of:=CONCATENATE(&quot;https://osm.org/&quot;;[.A39];&quot;/&quot;;[.B39])" office:value-type="string" office:string-value="https://osm.org/relation/3321240" calcext:value-type="string">
            <text:p>https://osm.org/relation/33212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962" calcext:value-type="float">
            <text:p>3321962</text:p>
          </table:table-cell>
          <table:table-cell table:style-name="ce2" office:value-type="string" calcext:value-type="string">
            <text:p>Boulevard Louis Mettewie</text:p>
          </table:table-cell>
          <table:table-cell table:style-name="ce2" office:value-type="string" calcext:value-type="string">
            <text:p>Louis Mettewielaan</text:p>
          </table:table-cell>
          <table:table-cell table:style-name="ce3" office:value-type="string" calcext:value-type="string">
            <text:p>Q268301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Louis_Mettewie" xlink:type="simple">https://fr.wikipedia.org/wiki/Louis_Mettewie</text:a></text:p>
          </table:table-cell>
          <table:table-cell/>
          <table:table-cell table:style-name="ce9" table:formula="of:=CONCATENATE(&quot;https://osm.org/&quot;;[.A40];&quot;/&quot;;[.B40])" office:value-type="string" office:string-value="https://osm.org/relation/3321962" calcext:value-type="string">
            <text:p>https://osm.org/relation/33219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147" calcext:value-type="float">
            <text:p>3322147</text:p>
          </table:table-cell>
          <table:table-cell table:style-name="ce2" office:value-type="string" calcext:value-type="string">
            <text:p>Rue Fik Guidon</text:p>
          </table:table-cell>
          <table:table-cell table:style-name="ce2" office:value-type="string" calcext:value-type="string">
            <text:p>Fik Guido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Victor Guidon (resistant)</text:p>
          </table:table-cell>
          <table:table-cell table:style-name="ce9" table:formula="of:=CONCATENATE(&quot;https://osm.org/&quot;;[.A41];&quot;/&quot;;[.B41])" office:value-type="string" office:string-value="https://osm.org/relation/3322147" calcext:value-type="string">
            <text:p>https://osm.org/relation/332214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161" calcext:value-type="float">
            <text:p>3322161</text:p>
          </table:table-cell>
          <table:table-cell table:style-name="ce2" office:value-type="string" calcext:value-type="string">
            <text:p>Rue Louis Corhay</text:p>
          </table:table-cell>
          <table:table-cell table:style-name="ce2" office:value-type="string" calcext:value-type="string">
            <text:p>Louis Corhay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/>
          <table:table-cell table:style-name="ce9" table:formula="of:=CONCATENATE(&quot;https://osm.org/&quot;;[.A42];&quot;/&quot;;[.B42])" office:value-type="string" office:string-value="https://osm.org/relation/3322161" calcext:value-type="string">
            <text:p>https://osm.org/relation/33221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162" calcext:value-type="float">
            <text:p>3322162</text:p>
          </table:table-cell>
          <table:table-cell table:style-name="ce2" office:value-type="string" calcext:value-type="string">
            <text:p>Rue Jean Verbiest</text:p>
          </table:table-cell>
          <table:table-cell table:style-name="ce2" office:value-type="string" calcext:value-type="string">
            <text:p>Jean Verbies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/>
          <table:table-cell table:style-name="ce9" table:formula="of:=CONCATENATE(&quot;https://osm.org/&quot;;[.A43];&quot;/&quot;;[.B43])" office:value-type="string" office:string-value="https://osm.org/relation/3322162" calcext:value-type="string">
            <text:p>https://osm.org/relation/33221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174" calcext:value-type="float">
            <text:p>3322174</text:p>
          </table:table-cell>
          <table:table-cell table:style-name="ce2" office:value-type="string" calcext:value-type="string">
            <text:p>Place Edmond Leroy</text:p>
          </table:table-cell>
          <table:table-cell table:style-name="ce2" office:value-type="string" calcext:value-type="string">
            <text:p>Edmond Leroyplaats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6" office:value-type="string" calcext:value-type="string">
            <text:p>Edmond Leroy (propriétaire terrien)</text:p>
          </table:table-cell>
          <table:table-cell table:style-name="ce9" table:formula="of:=CONCATENATE(&quot;https://osm.org/&quot;;[.A44];&quot;/&quot;;[.B44])" office:value-type="string" office:string-value="https://osm.org/relation/3322174" calcext:value-type="string">
            <text:p>https://osm.org/relation/33221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181" calcext:value-type="float">
            <text:p>3322181</text:p>
          </table:table-cell>
          <table:table-cell table:style-name="ce2" office:value-type="string" calcext:value-type="string">
            <text:p>Rue Joseph Diongre</text:p>
          </table:table-cell>
          <table:table-cell table:style-name="ce2" office:value-type="string" calcext:value-type="string">
            <text:p>Joseph Diongrestraat</text:p>
          </table:table-cell>
          <table:table-cell table:style-name="ce3" office:value-type="string" calcext:value-type="string">
            <text:p>Q24729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Joseph_Diongre" xlink:type="simple">https://fr.wikipedia.org/wiki/Joseph_Diongre</text:a></text:p>
          </table:table-cell>
          <table:table-cell/>
          <table:table-cell table:style-name="ce9" table:formula="of:=CONCATENATE(&quot;https://osm.org/&quot;;[.A45];&quot;/&quot;;[.B45])" office:value-type="string" office:string-value="https://osm.org/relation/3322181" calcext:value-type="string">
            <text:p>https://osm.org/relation/33221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223" calcext:value-type="float">
            <text:p>3322223</text:p>
          </table:table-cell>
          <table:table-cell table:style-name="ce2" office:value-type="string" calcext:value-type="string">
            <text:p>Rue Ferdinand Elbers</text:p>
          </table:table-cell>
          <table:table-cell table:style-name="ce2" office:value-type="string" calcext:value-type="string">
            <text:p>Ferdinand Elbersstraat</text:p>
          </table:table-cell>
          <table:table-cell table:style-name="ce3" office:value-type="string" calcext:value-type="string">
            <text:p>Q235255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Ferdinand_Elbers" xlink:type="simple">https://fr.wikipedia.org/wiki/Ferdinand_Elbers</text:a></text:p>
          </table:table-cell>
          <table:table-cell/>
          <table:table-cell table:style-name="ce9" table:formula="of:=CONCATENATE(&quot;https://osm.org/&quot;;[.A46];&quot;/&quot;;[.B46])" office:value-type="string" office:string-value="https://osm.org/relation/3322223" calcext:value-type="string">
            <text:p>https://osm.org/relation/33222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229" calcext:value-type="float">
            <text:p>3323229</text:p>
          </table:table-cell>
          <table:table-cell table:style-name="ce2" office:value-type="string" calcext:value-type="string">
            <text:p>Avenue Carl Requette</text:p>
          </table:table-cell>
          <table:table-cell table:style-name="ce2" office:value-type="string" calcext:value-type="string">
            <text:p>Carl Requette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/>
          <table:table-cell table:style-name="ce9" table:formula="of:=CONCATENATE(&quot;https://osm.org/&quot;;[.A47];&quot;/&quot;;[.B47])" office:value-type="string" office:string-value="https://osm.org/relation/3323229" calcext:value-type="string">
            <text:p>https://osm.org/relation/33232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231" calcext:value-type="float">
            <text:p>3323231</text:p>
          </table:table-cell>
          <table:table-cell table:style-name="ce2" office:value-type="string" calcext:value-type="string">
            <text:p>Avenue Edmond Candries</text:p>
          </table:table-cell>
          <table:table-cell table:style-name="ce2" office:value-type="string" calcext:value-type="string">
            <text:p>Edmond Candrie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/>
          <table:table-cell table:style-name="ce9" table:formula="of:=CONCATENATE(&quot;https://osm.org/&quot;;[.A48];&quot;/&quot;;[.B48])" office:value-type="string" office:string-value="https://osm.org/relation/3323231" calcext:value-type="string">
            <text:p>https://osm.org/relation/33232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237" calcext:value-type="float">
            <text:p>3323237</text:p>
          </table:table-cell>
          <table:table-cell table:style-name="ce2" office:value-type="string" calcext:value-type="string">
            <text:p>Avenue Joseph Lemaire</text:p>
          </table:table-cell>
          <table:table-cell table:style-name="ce2" office:value-type="string" calcext:value-type="string">
            <text:p>Joseph Lemairelaan</text:p>
          </table:table-cell>
          <table:table-cell table:style-name="ce3" office:value-type="string" calcext:value-type="string">
            <text:p>Q170750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2" office:value-type="string" calcext:value-type="string">
            <text:p>Joseph Lemaire (ministre d'Etat)</text:p>
          </table:table-cell>
          <table:table-cell table:style-name="ce9" table:formula="of:=CONCATENATE(&quot;https://osm.org/&quot;;[.A49];&quot;/&quot;;[.B49])" office:value-type="string" office:string-value="https://osm.org/relation/3323237" calcext:value-type="string">
            <text:p>https://osm.org/relation/33232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238" calcext:value-type="float">
            <text:p>3323238</text:p>
          </table:table-cell>
          <table:table-cell table:style-name="ce2" office:value-type="string" calcext:value-type="string">
            <text:p>Rue Armand de Saulnier</text:p>
          </table:table-cell>
          <table:table-cell table:style-name="ce2" office:value-type="string" calcext:value-type="string">
            <text:p>Armand de Saulni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2" office:value-type="string" calcext:value-type="string">
            <text:p>Armand de Saulnier (ancien propriétaire)</text:p>
          </table:table-cell>
          <table:table-cell table:style-name="ce9" table:formula="of:=CONCATENATE(&quot;https://osm.org/&quot;;[.A50];&quot;/&quot;;[.B50])" office:value-type="string" office:string-value="https://osm.org/relation/3323238" calcext:value-type="string">
            <text:p>https://osm.org/relation/33232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4143" calcext:value-type="float">
            <text:p>3324143</text:p>
          </table:table-cell>
          <table:table-cell table:style-name="ce2" office:value-type="string" calcext:value-type="string">
            <text:p>Boulevard Edmond Machtens</text:p>
          </table:table-cell>
          <table:table-cell table:style-name="ce2" office:value-type="string" calcext:value-type="string">
            <text:p>Edmond Machtenslaan</text:p>
          </table:table-cell>
          <table:table-cell table:style-name="ce3" office:value-type="string" calcext:value-type="string">
            <text:p>Q250984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Edmond_Machtens" xlink:type="simple">https://fr.wikipedia.org/wiki/Edmond_Machtens</text:a></text:p>
          </table:table-cell>
          <table:table-cell/>
          <table:table-cell table:style-name="ce9" table:formula="of:=CONCATENATE(&quot;https://osm.org/&quot;;[.A51];&quot;/&quot;;[.B51])" office:value-type="string" office:string-value="https://osm.org/relation/3324143" calcext:value-type="string">
            <text:p>https://osm.org/relation/33241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4259" calcext:value-type="float">
            <text:p>3324259</text:p>
          </table:table-cell>
          <table:table-cell table:style-name="ce2" office:value-type="string" calcext:value-type="string">
            <text:p>Avenue Joseph Baeck</text:p>
          </table:table-cell>
          <table:table-cell table:style-name="ce2" office:value-type="string" calcext:value-type="string">
            <text:p>Joseph Baecklaan</text:p>
          </table:table-cell>
          <table:table-cell table:style-name="ce3" office:value-type="string" calcext:value-type="string">
            <text:p>Q1463276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Joseph_Baeck" xlink:type="simple">https://fr.wikipedia.org/wiki/Joseph_Baeck</text:a></text:p>
          </table:table-cell>
          <table:table-cell/>
          <table:table-cell table:style-name="ce9" table:formula="of:=CONCATENATE(&quot;https://osm.org/&quot;;[.A52];&quot;/&quot;;[.B52])" office:value-type="string" office:string-value="https://osm.org/relation/3324259" calcext:value-type="string">
            <text:p>https://osm.org/relation/33242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061" calcext:value-type="float">
            <text:p>3325061</text:p>
          </table:table-cell>
          <table:table-cell table:style-name="ce2" office:value-type="string" calcext:value-type="string">
            <text:p>Square Edmond Machtens</text:p>
          </table:table-cell>
          <table:table-cell table:style-name="ce2" office:value-type="string" calcext:value-type="string">
            <text:p>Edmond Machtenssquare</text:p>
          </table:table-cell>
          <table:table-cell table:style-name="ce3" office:value-type="string" calcext:value-type="string">
            <text:p>Q250984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Edmond_Machtens" xlink:type="simple">https://fr.wikipedia.org/wiki/Edmond_Machtens</text:a></text:p>
          </table:table-cell>
          <table:table-cell/>
          <table:table-cell table:style-name="ce9" table:formula="of:=CONCATENATE(&quot;https://osm.org/&quot;;[.A53];&quot;/&quot;;[.B53])" office:value-type="string" office:string-value="https://osm.org/relation/3325061" calcext:value-type="string">
            <text:p>https://osm.org/relation/33250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375" calcext:value-type="float">
            <text:p>3325375</text:p>
          </table:table-cell>
          <table:table-cell table:style-name="ce2" office:value-type="string" calcext:value-type="string">
            <text:p>Rue Charles Malis</text:p>
          </table:table-cell>
          <table:table-cell table:style-name="ce2" office:value-type="string" calcext:value-type="string">
            <text:p>Charles Mali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2" office:value-type="string" calcext:value-type="string">
            <text:p>Charles Malis (conseiller communal)</text:p>
          </table:table-cell>
          <table:table-cell table:style-name="ce9" table:formula="of:=CONCATENATE(&quot;https://osm.org/&quot;;[.A54];&quot;/&quot;;[.B54])" office:value-type="string" office:string-value="https://osm.org/relation/3325375" calcext:value-type="string">
            <text:p>https://osm.org/relation/33253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378" calcext:value-type="float">
            <text:p>3325378</text:p>
          </table:table-cell>
          <table:table-cell table:style-name="ce2" office:value-type="string" calcext:value-type="string">
            <text:p>Rue Alfred Dubois</text:p>
          </table:table-cell>
          <table:table-cell table:style-name="ce2" office:value-type="string" calcext:value-type="string">
            <text:p>Alfred Duboisstraat</text:p>
          </table:table-cell>
          <table:table-cell table:style-name="ce3" office:value-type="string" calcext:value-type="string">
            <text:p>Q283508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Alfred_Dubois" xlink:type="simple">https://fr.wikipedia.org/wiki/Alfred_Dubois</text:a></text:p>
          </table:table-cell>
          <table:table-cell/>
          <table:table-cell table:style-name="ce9" table:formula="of:=CONCATENATE(&quot;https://osm.org/&quot;;[.A55];&quot;/&quot;;[.B55])" office:value-type="string" office:string-value="https://osm.org/relation/3325378" calcext:value-type="string">
            <text:p>https://osm.org/relation/33253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482" calcext:value-type="float">
            <text:p>3325482</text:p>
          </table:table-cell>
          <table:table-cell table:style-name="ce2" office:value-type="string" calcext:value-type="string">
            <text:p>Rue Henri Nogent</text:p>
          </table:table-cell>
          <table:table-cell table:style-name="ce2" office:value-type="string" calcext:value-type="string">
            <text:p>Henri Nogen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7" office:value-type="string" calcext:value-type="string">
            <text:p>Henri Nogent (ébéniste)</text:p>
          </table:table-cell>
          <table:table-cell table:style-name="ce9" table:formula="of:=CONCATENATE(&quot;https://osm.org/&quot;;[.A56];&quot;/&quot;;[.B56])" office:value-type="string" office:string-value="https://osm.org/relation/3325482" calcext:value-type="string">
            <text:p>https://osm.org/relation/33254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493" calcext:value-type="float">
            <text:p>3325493</text:p>
          </table:table-cell>
          <table:table-cell table:style-name="ce2" office:value-type="string" calcext:value-type="string">
            <text:p>Rue Docteur Charles Beudin</text:p>
          </table:table-cell>
          <table:table-cell table:style-name="ce2" office:value-type="string" calcext:value-type="string">
            <text:p>Dokter Charles Beudi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7" office:value-type="string" calcext:value-type="string">
            <text:p>Charles Beudin (docteur en médecine, conseiller communal)</text:p>
          </table:table-cell>
          <table:table-cell table:style-name="ce9" table:formula="of:=CONCATENATE(&quot;https://osm.org/&quot;;[.A57];&quot;/&quot;;[.B57])" office:value-type="string" office:string-value="https://osm.org/relation/3325493" calcext:value-type="string">
            <text:p>https://osm.org/relation/33254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498" calcext:value-type="float">
            <text:p>3325498</text:p>
          </table:table-cell>
          <table:table-cell table:style-name="ce2" office:value-type="string" calcext:value-type="string">
            <text:p>Rue Reimond Stijns</text:p>
          </table:table-cell>
          <table:table-cell table:style-name="ce2" office:value-type="string" calcext:value-type="string">
            <text:p>Reimond Stijnsstraat</text:p>
          </table:table-cell>
          <table:table-cell table:style-name="ce3" office:value-type="string" calcext:value-type="string">
            <text:p>Q251729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Reimond_Stijns" xlink:type="simple">https://fr.wikipedia.org/wiki/Reimond_Stijns</text:a></text:p>
          </table:table-cell>
          <table:table-cell/>
          <table:table-cell table:style-name="ce9" table:formula="of:=CONCATENATE(&quot;https://osm.org/&quot;;[.A58];&quot;/&quot;;[.B58])" office:value-type="string" office:string-value="https://osm.org/relation/3325498" calcext:value-type="string">
            <text:p>https://osm.org/relation/33254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592" calcext:value-type="float">
            <text:p>3325592</text:p>
          </table:table-cell>
          <table:table-cell table:style-name="ce2" office:value-type="string" calcext:value-type="string">
            <text:p>Place Jef Mennekens</text:p>
          </table:table-cell>
          <table:table-cell table:style-name="ce2" office:value-type="string" calcext:value-type="string">
            <text:p>Jef Mennekensplaats</text:p>
          </table:table-cell>
          <table:table-cell table:style-name="ce3" office:value-type="string" calcext:value-type="string">
            <text:p>Q4179950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2" office:value-type="string" calcext:value-type="string">
            <text:p>Jef Mennekens (poète)</text:p>
          </table:table-cell>
          <table:table-cell table:style-name="ce9" table:formula="of:=CONCATENATE(&quot;https://osm.org/&quot;;[.A59];&quot;/&quot;;[.B59])" office:value-type="string" office:string-value="https://osm.org/relation/3325592" calcext:value-type="string">
            <text:p>https://osm.org/relation/33255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865" calcext:value-type="float">
            <text:p>3325865</text:p>
          </table:table-cell>
          <table:table-cell table:style-name="ce2" office:value-type="string" calcext:value-type="string">
            <text:p>Rue Jean-Baptiste Janssen</text:p>
          </table:table-cell>
          <table:table-cell table:style-name="ce2" office:value-type="string" calcext:value-type="string">
            <text:p>Jean-Baptiste Janssenstraat</text:p>
          </table:table-cell>
          <table:table-cell table:style-name="ce3" office:value-type="string" calcext:value-type="string">
            <text:p>Q91872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Jean-Baptiste_Janssens" xlink:type="simple">https://fr.wikipedia.org/wiki/Jean-Baptiste_Janssens</text:a></text:p>
          </table:table-cell>
          <table:table-cell/>
          <table:table-cell table:style-name="ce9" table:formula="of:=CONCATENATE(&quot;https://osm.org/&quot;;[.A60];&quot;/&quot;;[.B60])" office:value-type="string" office:string-value="https://osm.org/relation/3325865" calcext:value-type="string">
            <text:p>https://osm.org/relation/33258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870" calcext:value-type="float">
            <text:p>3325870</text:p>
          </table:table-cell>
          <table:table-cell table:style-name="ce2" office:value-type="string" calcext:value-type="string">
            <text:p>Rue Jules Delhaize</text:p>
          </table:table-cell>
          <table:table-cell table:style-name="ce2" office:value-type="string" calcext:value-type="string">
            <text:p>Jules Delhaizestraat</text:p>
          </table:table-cell>
          <table:table-cell table:style-name="ce3" office:value-type="string" calcext:value-type="string">
            <text:p>Q318852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Jules_Delhaize" xlink:type="simple">https://fr.wikipedia.org/wiki/Jules_Delhaize</text:a></text:p>
          </table:table-cell>
          <table:table-cell/>
          <table:table-cell table:style-name="ce9" table:formula="of:=CONCATENATE(&quot;https://osm.org/&quot;;[.A61];&quot;/&quot;;[.B61])" office:value-type="string" office:string-value="https://osm.org/relation/3325870" calcext:value-type="string">
            <text:p>https://osm.org/relation/33258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6027" calcext:value-type="float">
            <text:p>3326027</text:p>
          </table:table-cell>
          <table:table-cell table:style-name="ce2" office:value-type="string" calcext:value-type="string">
            <text:p>Rue François Van Meulecom</text:p>
          </table:table-cell>
          <table:table-cell table:style-name="ce2" office:value-type="string" calcext:value-type="string">
            <text:p>François Van Meulecomstraat</text:p>
          </table:table-cell>
          <table:table-cell table:style-name="ce4" office:value-type="string" calcext:value-type="string">
            <text:p>Q1623079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Fran%C3%A7ois_Van_Meulecom" xlink:type="simple">https://fr.wikipedia.org/wiki/Fran%C3%A7ois_Van_Meulecom</text:a></text:p>
          </table:table-cell>
          <table:table-cell/>
          <table:table-cell table:style-name="ce9" table:formula="of:=CONCATENATE(&quot;https://osm.org/&quot;;[.A62];&quot;/&quot;;[.B62])" office:value-type="string" office:string-value="https://osm.org/relation/3326027" calcext:value-type="string">
            <text:p>https://osm.org/relation/33260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6034" calcext:value-type="float">
            <text:p>3326034</text:p>
          </table:table-cell>
          <table:table-cell table:style-name="ce2" office:value-type="string" calcext:value-type="string">
            <text:p>Rue Eugène Degorge</text:p>
          </table:table-cell>
          <table:table-cell table:style-name="ce2" office:value-type="string" calcext:value-type="string">
            <text:p>Eugène Degorgestraat</text:p>
          </table:table-cell>
          <table:table-cell table:style-name="ce3" office:value-type="string" calcext:value-type="string">
            <text:p>Q1587503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Eug%C3%A8ne_Degorge" xlink:type="simple">https://fr.wikipedia.org/wiki/Eug%C3%A8ne_Degorge</text:a></text:p>
          </table:table-cell>
          <table:table-cell/>
          <table:table-cell table:style-name="ce9" table:formula="of:=CONCATENATE(&quot;https://osm.org/&quot;;[.A63];&quot;/&quot;;[.B63])" office:value-type="string" office:string-value="https://osm.org/relation/3326034" calcext:value-type="string">
            <text:p>https://osm.org/relation/33260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6140" calcext:value-type="float">
            <text:p>3326140</text:p>
          </table:table-cell>
          <table:table-cell table:style-name="ce2" office:value-type="string" calcext:value-type="string">
            <text:p>Rue Jules Vieujant</text:p>
          </table:table-cell>
          <table:table-cell table:style-name="ce2" office:value-type="string" calcext:value-type="string">
            <text:p>Jules Vieujan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lb.wikipedia.org/wiki/Delhaize_Group" xlink:type="simple">https://lb.wikipedia.org/wiki/Delhaize_Group</text:a></text:p>
          </table:table-cell>
          <table:table-cell table:style-name="ce2" office:value-type="string" calcext:value-type="string">
            <text:p>Jules Vieujant (co-fondateur groupe Delhaize)</text:p>
          </table:table-cell>
          <table:table-cell table:style-name="ce9" table:formula="of:=CONCATENATE(&quot;https://osm.org/&quot;;[.A64];&quot;/&quot;;[.B64])" office:value-type="string" office:string-value="https://osm.org/relation/3326140" calcext:value-type="string">
            <text:p>https://osm.org/relation/33261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6997" calcext:value-type="float">
            <text:p>3326997</text:p>
          </table:table-cell>
          <table:table-cell table:style-name="ce2" office:value-type="string" calcext:value-type="string">
            <text:p>Rue Nicolas Doyen</text:p>
          </table:table-cell>
          <table:table-cell table:style-name="ce2" office:value-type="string" calcext:value-type="string">
            <text:p>Nicolas Doy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/>
          <table:table-cell table:style-name="ce9" table:formula="of:=CONCATENATE(&quot;https://osm.org/&quot;;[.A65];&quot;/&quot;;[.B65])" office:value-type="string" office:string-value="https://osm.org/relation/3326997" calcext:value-type="string">
            <text:p>https://osm.org/relation/33269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016" calcext:value-type="float">
            <text:p>3327016</text:p>
          </table:table-cell>
          <table:table-cell table:style-name="ce2" office:value-type="string" calcext:value-type="string">
            <text:p>Rue Léon Delacroix</text:p>
          </table:table-cell>
          <table:table-cell table:style-name="ce2" office:value-type="string" calcext:value-type="string">
            <text:p>Léon Delacroixstraat</text:p>
          </table:table-cell>
          <table:table-cell table:style-name="ce3" office:value-type="string" calcext:value-type="string">
            <text:p>Q1498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L%C3%A9on_Delacroix" xlink:type="simple">https://fr.wikipedia.org/wiki/L%C3%A9on_Delacroix</text:a></text:p>
          </table:table-cell>
          <table:table-cell/>
          <table:table-cell table:style-name="ce9" table:formula="of:=CONCATENATE(&quot;https://osm.org/&quot;;[.A66];&quot;/&quot;;[.B66])" office:value-type="string" office:string-value="https://osm.org/relation/3327016" calcext:value-type="string">
            <text:p>https://osm.org/relation/33270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8492" calcext:value-type="float">
            <text:p>3328492</text:p>
          </table:table-cell>
          <table:table-cell table:style-name="ce2" office:value-type="string" calcext:value-type="string">
            <text:p>Rue Alphonse Vandenpeereboom</text:p>
          </table:table-cell>
          <table:table-cell table:style-name="ce2" office:value-type="string" calcext:value-type="string">
            <text:p>Alphonse Vandenpeereboomstraat</text:p>
          </table:table-cell>
          <table:table-cell table:style-name="ce3" office:value-type="string" calcext:value-type="string">
            <text:p>Q279991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Alphonse_Vandenpeereboom" xlink:type="simple">https://fr.wikipedia.org/wiki/Alphonse_Vandenpeereboom</text:a></text:p>
          </table:table-cell>
          <table:table-cell/>
          <table:table-cell table:style-name="ce9" table:formula="of:=CONCATENATE(&quot;https://osm.org/&quot;;[.A67];&quot;/&quot;;[.B67])" office:value-type="string" office:string-value="https://osm.org/relation/3328492" calcext:value-type="string">
            <text:p>https://osm.org/relation/33284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8499" calcext:value-type="float">
            <text:p>3328499</text:p>
          </table:table-cell>
          <table:table-cell table:style-name="ce2" office:value-type="string" calcext:value-type="string">
            <text:p>Rue Pierre Van Humbeek</text:p>
          </table:table-cell>
          <table:table-cell table:style-name="ce2" office:value-type="string" calcext:value-type="string">
            <text:p>Pierre Van Humbeek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Pierre_Van_Humbeeck" xlink:type="simple">https://fr.wikipedia.org/wiki/Pierre_Van_Humbeeck</text:a></text:p>
          </table:table-cell>
          <table:table-cell table:style-name="ce6" office:value-type="string" calcext:value-type="string">
            <text:p>Pierre Van Humbeek (ministre de l'instruction publique)</text:p>
          </table:table-cell>
          <table:table-cell table:style-name="ce9" table:formula="of:=CONCATENATE(&quot;https://osm.org/&quot;;[.A68];&quot;/&quot;;[.B68])" office:value-type="string" office:string-value="https://osm.org/relation/3328499" calcext:value-type="string">
            <text:p>https://osm.org/relation/33284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8517" calcext:value-type="float">
            <text:p>3328517</text:p>
          </table:table-cell>
          <table:table-cell table:style-name="ce2" office:value-type="string" calcext:value-type="string">
            <text:p>Rue Edmond Bonehill</text:p>
          </table:table-cell>
          <table:table-cell table:style-name="ce2" office:value-type="string" calcext:value-type="string">
            <text:p>Edmond Bonehill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Brasserie_L%27Imprimerie" xlink:type="simple">https://fr.wikipedia.org/wiki/Brasserie_L%27Imprimerie</text:a></text:p>
          </table:table-cell>
          <table:table-cell table:style-name="ce6" office:value-type="string" calcext:value-type="string">
            <text:p>Edmond Bonehill (insudustriel)</text:p>
          </table:table-cell>
          <table:table-cell table:style-name="ce9" table:formula="of:=CONCATENATE(&quot;https://osm.org/&quot;;[.A69];&quot;/&quot;;[.B69])" office:value-type="string" office:string-value="https://osm.org/relation/3328517" calcext:value-type="string">
            <text:p>https://osm.org/relation/33285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8520" calcext:value-type="float">
            <text:p>3328520</text:p>
          </table:table-cell>
          <table:table-cell table:style-name="ce2" office:value-type="string" calcext:value-type="string">
            <text:p>Rue Louis De Gunst</text:p>
          </table:table-cell>
          <table:table-cell table:style-name="ce2" office:value-type="string" calcext:value-type="string">
            <text:p>Louis De Guns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/>
          <table:table-cell table:style-name="ce9" table:formula="of:=CONCATENATE(&quot;https://osm.org/&quot;;[.A70];&quot;/&quot;;[.B70])" office:value-type="string" office:string-value="https://osm.org/relation/3328520" calcext:value-type="string">
            <text:p>https://osm.org/relation/33285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8533" calcext:value-type="float">
            <text:p>3328533</text:p>
          </table:table-cell>
          <table:table-cell table:style-name="ce2" office:value-type="string" calcext:value-type="string">
            <text:p>Cour Saint-Lazare</text:p>
          </table:table-cell>
          <table:table-cell table:style-name="ce2" office:value-type="string" calcext:value-type="string">
            <text:p>Sint-Lazarushof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On ne sait pas lequel</text:p>
          </table:table-cell>
          <table:table-cell table:style-name="ce9" table:formula="of:=CONCATENATE(&quot;https://osm.org/&quot;;[.A71];&quot;/&quot;;[.B71])" office:value-type="string" office:string-value="https://osm.org/relation/3328533" calcext:value-type="string">
            <text:p>https://osm.org/relation/33285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9212" calcext:value-type="float">
            <text:p>3329212</text:p>
          </table:table-cell>
          <table:table-cell table:style-name="ce2" office:value-type="string" calcext:value-type="string">
            <text:p>Rue Jean-Baptiste Decock</text:p>
          </table:table-cell>
          <table:table-cell table:style-name="ce2" office:value-type="string" calcext:value-type="string">
            <text:p>Jean-Baptiste Decock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/>
          <table:table-cell table:style-name="ce9" table:formula="of:=CONCATENATE(&quot;https://osm.org/&quot;;[.A72];&quot;/&quot;;[.B72])" office:value-type="string" office:string-value="https://osm.org/relation/3329212" calcext:value-type="string">
            <text:p>https://osm.org/relation/33292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9279" calcext:value-type="float">
            <text:p>3329279</text:p>
          </table:table-cell>
          <table:table-cell table:style-name="ce2" office:value-type="string" calcext:value-type="string">
            <text:p>Rue Albert Vanderkindere</text:p>
          </table:table-cell>
          <table:table-cell table:style-name="ce2" office:value-type="string" calcext:value-type="string">
            <text:p>Albert Vanderkinderestraat</text:p>
          </table:table-cell>
          <table:table-cell table:style-name="ce3" office:value-type="string" calcext:value-type="string">
            <text:p>Q2831614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Albert_Vanderkindere" xlink:type="simple">https://fr.wikipedia.org/wiki/Albert_Vanderkindere</text:a></text:p>
          </table:table-cell>
          <table:table-cell/>
          <table:table-cell table:style-name="ce9" table:formula="of:=CONCATENATE(&quot;https://osm.org/&quot;;[.A73];&quot;/&quot;;[.B73])" office:value-type="string" office:string-value="https://osm.org/relation/3329279" calcext:value-type="string">
            <text:p>https://osm.org/relation/33292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9860" calcext:value-type="float">
            <text:p>3329860</text:p>
          </table:table-cell>
          <table:table-cell table:style-name="ce2" office:value-type="string" calcext:value-type="string">
            <text:p>Rue Isidoor Teirlinck</text:p>
          </table:table-cell>
          <table:table-cell table:style-name="ce2" office:value-type="string" calcext:value-type="string">
            <text:p>Isidoor Teirlinckstraat</text:p>
          </table:table-cell>
          <table:table-cell table:style-name="ce3" office:value-type="string" calcext:value-type="string">
            <text:p>Q262794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Isidoor_Teirlinck" xlink:type="simple">https://fr.wikipedia.org/wiki/Isidoor_Teirlinck</text:a></text:p>
          </table:table-cell>
          <table:table-cell/>
          <table:table-cell table:style-name="ce9" table:formula="of:=CONCATENATE(&quot;https://osm.org/&quot;;[.A74];&quot;/&quot;;[.B74])" office:value-type="string" office:string-value="https://osm.org/relation/3329860" calcext:value-type="string">
            <text:p>https://osm.org/relation/33298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9873" calcext:value-type="float">
            <text:p>3329873</text:p>
          </table:table-cell>
          <table:table-cell table:style-name="ce2" office:value-type="string" calcext:value-type="string">
            <text:p>Rue Vanderstraeten</text:p>
          </table:table-cell>
          <table:table-cell table:style-name="ce2" office:value-type="string" calcext:value-type="string">
            <text:p>Vanderstraet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2" office:value-type="string" calcext:value-type="string">
            <text:p>Charles Vanderstraeten (inspecteur voyer)</text:p>
          </table:table-cell>
          <table:table-cell table:style-name="ce9" table:formula="of:=CONCATENATE(&quot;https://osm.org/&quot;;[.A75];&quot;/&quot;;[.B75])" office:value-type="string" office:string-value="https://osm.org/relation/3329873" calcext:value-type="string">
            <text:p>https://osm.org/relation/33298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9877" calcext:value-type="float">
            <text:p>3329877</text:p>
          </table:table-cell>
          <table:table-cell table:style-name="ce2" office:value-type="string" calcext:value-type="string">
            <text:p>Rue Henri De Saegher</text:p>
          </table:table-cell>
          <table:table-cell table:style-name="ce2" office:value-type="string" calcext:value-type="string">
            <text:p>Henri De Saegh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/>
          <table:table-cell table:style-name="ce9" table:formula="of:=CONCATENATE(&quot;https://osm.org/&quot;;[.A76];&quot;/&quot;;[.B76])" office:value-type="string" office:string-value="https://osm.org/relation/3329877" calcext:value-type="string">
            <text:p>https://osm.org/relation/33298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9898" calcext:value-type="float">
            <text:p>3329898</text:p>
          </table:table-cell>
          <table:table-cell table:style-name="ce2" office:value-type="string" calcext:value-type="string">
            <text:p>Rue Vanderdussen</text:p>
          </table:table-cell>
          <table:table-cell table:style-name="ce2" office:value-type="string" calcext:value-type="string">
            <text:p>Vanderduss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2" office:value-type="string" calcext:value-type="string">
            <text:p>Baron F. Vanderdussen</text:p>
          </table:table-cell>
          <table:table-cell table:style-name="ce9" table:formula="of:=CONCATENATE(&quot;https://osm.org/&quot;;[.A77];&quot;/&quot;;[.B77])" office:value-type="string" office:string-value="https://osm.org/relation/3329898" calcext:value-type="string">
            <text:p>https://osm.org/relation/332989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0982" calcext:value-type="float">
            <text:p>3330982</text:p>
          </table:table-cell>
          <table:table-cell table:style-name="ce2" office:value-type="string" calcext:value-type="string">
            <text:p>Rue Edmond de Grimberghe</text:p>
          </table:table-cell>
          <table:table-cell table:style-name="ce2" office:value-type="string" calcext:value-type="string">
            <text:p>Edmond de Grimbergh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2" office:value-type="string" calcext:value-type="string">
            <text:p>Edmond de Grimberghe (ambassadeur)</text:p>
          </table:table-cell>
          <table:table-cell table:style-name="ce9" table:formula="of:=CONCATENATE(&quot;https://osm.org/&quot;;[.A78];&quot;/&quot;;[.B78])" office:value-type="string" office:string-value="https://osm.org/relation/3330982" calcext:value-type="string">
            <text:p>https://osm.org/relation/33309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2707" calcext:value-type="float">
            <text:p>3332707</text:p>
          </table:table-cell>
          <table:table-cell table:style-name="ce2" office:value-type="string" calcext:value-type="string">
            <text:p>Rue Evariste Pierron</text:p>
          </table:table-cell>
          <table:table-cell table:style-name="ce2" office:value-type="string" calcext:value-type="string">
            <text:p>Evariste Pierronstraat</text:p>
          </table:table-cell>
          <table:table-cell table:style-name="ce3" office:value-type="string" calcext:value-type="string">
            <text:p>Q6178103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nl.wikipedia.org/wiki/Evariste_Pierron" xlink:type="simple">https://nl.wikipedia.org/wiki/Evariste_Pierron</text:a></text:p>
          </table:table-cell>
          <table:table-cell/>
          <table:table-cell table:style-name="ce9" table:formula="of:=CONCATENATE(&quot;https://osm.org/&quot;;[.A79];&quot;/&quot;;[.B79])" office:value-type="string" office:string-value="https://osm.org/relation/3332707" calcext:value-type="string">
            <text:p>https://osm.org/relation/33327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2715" calcext:value-type="float">
            <text:p>3332715</text:p>
          </table:table-cell>
          <table:table-cell table:style-name="ce2" office:value-type="string" calcext:value-type="string">
            <text:p>Rue Fernand Brunfaut</text:p>
          </table:table-cell>
          <table:table-cell table:style-name="ce2" office:value-type="string" calcext:value-type="string">
            <text:p>Fernand Brunfautstraat</text:p>
          </table:table-cell>
          <table:table-cell table:style-name="ce3" office:value-type="string" calcext:value-type="string">
            <text:p>Q1485078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nl.wikipedia.org/wiki/Fernand_Brunfaut" xlink:type="simple">https://nl.wikipedia.org/wiki/Fernand_Brunfaut</text:a></text:p>
          </table:table-cell>
          <table:table-cell/>
          <table:table-cell table:style-name="ce9" table:formula="of:=CONCATENATE(&quot;https://osm.org/&quot;;[.A80];&quot;/&quot;;[.B80])" office:value-type="string" office:string-value="https://osm.org/relation/3332715" calcext:value-type="string">
            <text:p>https://osm.org/relation/33327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688" calcext:value-type="float">
            <text:p>3389688</text:p>
          </table:table-cell>
          <table:table-cell table:style-name="ce2" office:value-type="string" calcext:value-type="string">
            <text:p>Rue Homère</text:p>
          </table:table-cell>
          <table:table-cell table:style-name="ce2" office:value-type="string" calcext:value-type="string">
            <text:p>Homerusstraat</text:p>
          </table:table-cell>
          <table:table-cell table:style-name="ce3" office:value-type="string" calcext:value-type="string">
            <text:p>Q669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Hom%C3%A8re" xlink:type="simple">https://fr.wikipedia.org/wiki/Hom%C3%A8re</text:a></text:p>
          </table:table-cell>
          <table:table-cell/>
          <table:table-cell table:style-name="ce9" table:formula="of:=CONCATENATE(&quot;https://osm.org/&quot;;[.A81];&quot;/&quot;;[.B81])" office:value-type="string" office:string-value="https://osm.org/relation/3389688" calcext:value-type="string">
            <text:p>https://osm.org/relation/33896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25154" calcext:value-type="float">
            <text:p>3425154</text:p>
          </table:table-cell>
          <table:table-cell table:style-name="ce2" office:value-type="string" calcext:value-type="string">
            <text:p>Boulevard Louis Mettewie</text:p>
          </table:table-cell>
          <table:table-cell table:style-name="ce2" office:value-type="string" calcext:value-type="string">
            <text:p>Louis Mettewielaan</text:p>
          </table:table-cell>
          <table:table-cell table:style-name="ce3" office:value-type="string" calcext:value-type="string">
            <text:p>Q268301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Louis_Mettewie" xlink:type="simple">https://fr.wikipedia.org/wiki/Louis_Mettewie</text:a></text:p>
          </table:table-cell>
          <table:table-cell/>
          <table:table-cell table:style-name="ce9" table:formula="of:=CONCATENATE(&quot;https://osm.org/&quot;;[.A82];&quot;/&quot;;[.B82])" office:value-type="string" office:string-value="https://osm.org/relation/3425154" calcext:value-type="string">
            <text:p>https://osm.org/relation/34251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02399" calcext:value-type="float">
            <text:p>3502399</text:p>
          </table:table-cell>
          <table:table-cell table:style-name="ce2" office:value-type="string" calcext:value-type="string">
            <text:p>Rue Léon Delacroix</text:p>
          </table:table-cell>
          <table:table-cell table:style-name="ce2" office:value-type="string" calcext:value-type="string">
            <text:p>Léon Delacroixstraat</text:p>
          </table:table-cell>
          <table:table-cell table:style-name="ce3" office:value-type="string" calcext:value-type="string">
            <text:p>Q1498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L%C3%A9on_Delacroix" xlink:type="simple">https://fr.wikipedia.org/wiki/L%C3%A9on_Delacroix</text:a></text:p>
          </table:table-cell>
          <table:table-cell/>
          <table:table-cell table:style-name="ce9" table:formula="of:=CONCATENATE(&quot;https://osm.org/&quot;;[.A83];&quot;/&quot;;[.B83])" office:value-type="string" office:string-value="https://osm.org/relation/3502399" calcext:value-type="string">
            <text:p>https://osm.org/relation/35023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6815" calcext:value-type="float">
            <text:p>3546815</text:p>
          </table:table-cell>
          <table:table-cell table:style-name="ce2" office:value-type="string" calcext:value-type="string">
            <text:p>Rue Ropsy Chaudron</text:p>
          </table:table-cell>
          <table:table-cell table:style-name="ce2" office:value-type="string" calcext:value-type="string">
            <text:p>Ropsy Chaudro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www.abattoir.be/fr/histoire" xlink:type="simple">https://www.abattoir.be/fr/histoire</text:a></text:p>
          </table:table-cell>
          <table:table-cell table:style-name="ce2" office:value-type="string" calcext:value-type="string">
            <text:p>Joseph Ropsy-Chaudron (fondateur abattoirs Anderlecht)</text:p>
          </table:table-cell>
          <table:table-cell table:style-name="ce9" table:formula="of:=CONCATENATE(&quot;https://osm.org/&quot;;[.A84];&quot;/&quot;;[.B84])" office:value-type="string" office:string-value="https://osm.org/relation/3546815" calcext:value-type="string">
            <text:p>https://osm.org/relation/35468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Jacques Dormont</text:p>
          </table:table-cell>
          <table:table-cell table:style-name="ce2" office:value-type="string" calcext:value-type="string">
            <text:p>Jacques Dormontlaan</text:p>
          </table:table-cell>
          <table:table-cell table:style-name="ce3" office:value-type="string" calcext:value-type="string">
            <text:p>Q20264272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Jacques_Dormont" xlink:type="simple">https://fr.wikipedia.org/wiki/Jacques_Dormont</text:a></text:p>
          </table:table-cell>
          <table:table-cell/>
          <table:table-cell table:style-name="ce10" table:formula="of:=HYPERLINK(CONCATENATE(&quot;https://osm.org/search?query=&quot;; [.C85];&quot;,molenbeek-saint-jean&quot;))" office:value-type="string" office:string-value="https://osm.org/search?query=Avenue Jacques Dormont,molenbeek-saint-jean" calcext:value-type="string">
            <text:p>https://osm.org/search?query=Avenue Jacques Dormont,molenbeek-saint-je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Maurice Van Hemelrijck</text:p>
          </table:table-cell>
          <table:table-cell table:style-name="ce2" office:value-type="string" calcext:value-type="string">
            <text:p>Maurice Van Hemelrijcklaan</text:p>
          </table:table-cell>
          <table:table-cell table:style-name="ce3" office:value-type="string" calcext:value-type="string">
            <text:p>Q22969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Maurice_Van_Hemelrijck" xlink:type="simple">https://fr.wikipedia.org/wiki/Maurice_Van_Hemelrijck</text:a></text:p>
          </table:table-cell>
          <table:table-cell/>
          <table:table-cell table:style-name="ce10" table:formula="of:=HYPERLINK(CONCATENATE(&quot;https://osm.org/search?query=&quot;; [.C86];&quot;,molenbeek-saint-jean&quot;))" office:value-type="string" office:string-value="https://osm.org/search?query=Avenue Maurice Van Hemelrijck,molenbeek-saint-jean" calcext:value-type="string">
            <text:p>https://osm.org/search?query=Avenue Maurice Van Hemelrijck,molenbeek-saint-je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Avenue du Mahatma Ghandi</text:p>
          </table:table-cell>
          <table:table-cell table:style-name="ce2" office:value-type="string" calcext:value-type="string">
            <text:p>Mahatma Gandhilaan</text:p>
          </table:table-cell>
          <table:table-cell table:style-name="ce3" office:value-type="string" calcext:value-type="string">
            <text:p>Q100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Mohandas_Karamchand_Gandhi" xlink:type="simple">https://fr.wikipedia.org/wiki/Mohandas_Karamchand_Gandhi</text:a></text:p>
          </table:table-cell>
          <table:table-cell/>
          <table:table-cell table:style-name="ce10" table:formula="of:=HYPERLINK(CONCATENATE(&quot;https://osm.org/search?query=&quot;; [.C87];&quot;,molenbeek-saint-jean&quot;))" office:value-type="string" office:string-value="https://osm.org/search?query=Avenue du Mahatma Ghandi,molenbeek-saint-jean" calcext:value-type="string">
            <text:p>https://osm.org/search?query=Avenue du Mahatma Ghandi,molenbeek-saint-je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Antoine Clesse</text:p>
          </table:table-cell>
          <table:table-cell table:style-name="ce2" office:value-type="string" calcext:value-type="string">
            <text:p>Antoine Clessestraat</text:p>
          </table:table-cell>
          <table:table-cell table:style-name="ce3" office:value-type="string" calcext:value-type="string">
            <text:p>Q196076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Antoine_Clesse" xlink:type="simple">https://fr.wikipedia.org/wiki/Antoine_Clesse</text:a></text:p>
          </table:table-cell>
          <table:table-cell/>
          <table:table-cell table:style-name="ce10" table:formula="of:=HYPERLINK(CONCATENATE(&quot;https://osm.org/search?query=&quot;; [.C88];&quot;,molenbeek-saint-jean&quot;))" office:value-type="string" office:string-value="https://osm.org/search?query=Rue Antoine Clesse,molenbeek-saint-jean" calcext:value-type="string">
            <text:p>https://osm.org/search?query=Rue Antoine Clesse,molenbeek-saint-je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Tunnel Léopold II</text:p>
          </table:table-cell>
          <table:table-cell table:style-name="ce2" office:value-type="string" calcext:value-type="string">
            <text:p>Leopold II-tunnel</text:p>
          </table:table-cell>
          <table:table-cell table:style-name="ce2" office:value-type="string" calcext:value-type="string">
            <text:p>Q1296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L%C3%A9opold_II_%28roi_des_Belges%29" xlink:type="simple">https://fr.wikipedia.org/wiki/L%C3%A9opold_II_%28roi_des_Belges%29</text:a></text:p>
          </table:table-cell>
          <table:table-cell/>
          <table:table-cell table:style-name="ce10" table:formula="of:=HYPERLINK(CONCATENATE(&quot;https://osm.org/search?query=&quot;; [.C89];&quot;,molenbeek-saint-jean&quot;))" office:value-type="string" office:string-value="https://osm.org/search?query=Tunnel Léopold II,molenbeek-saint-jean" calcext:value-type="string">
            <text:p>https://osm.org/search?query=Tunnel Léopold II,molenbeek-saint-je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3500" calcext:value-type="float">
            <text:p>3243500</text:p>
          </table:table-cell>
          <table:table-cell table:style-name="ce2" office:value-type="string" calcext:value-type="string">
            <text:p>Rue Léon Fourez</text:p>
          </table:table-cell>
          <table:table-cell table:style-name="ce2" office:value-type="string" calcext:value-type="string">
            <text:p>Léon Fourez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édia</text:p>
          </table:table-cell>
          <table:table-cell/>
          <table:table-cell table:style-name="ce9" table:formula="of:=CONCATENATE(&quot;https://osm.org/&quot;;[.A90];&quot;/&quot;;[.B90])" office:value-type="string" office:string-value="https://osm.org/relation/3243500" calcext:value-type="string">
            <text:p>https://osm.org/relation/32435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525" calcext:value-type="float">
            <text:p>3244525</text:p>
          </table:table-cell>
          <table:table-cell table:style-name="ce2" office:value-type="string" calcext:value-type="string">
            <text:p>Rue Houzeau de Lehaie</text:p>
          </table:table-cell>
          <table:table-cell table:style-name="ce2" office:value-type="string" calcext:value-type="string">
            <text:p>Houzeau de Lehaiestraat</text:p>
          </table:table-cell>
          <table:table-cell table:style-name="ce2" office:value-type="string" calcext:value-type="string">
            <text:p>Q7689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Jean-Charles_Houzeau_de_Lehaie" xlink:type="simple">https://fr.wikipedia.org/wiki/Jean-Charles_Houzeau_de_Lehaie</text:a></text:p>
          </table:table-cell>
          <table:table-cell table:style-name="ce2" office:value-type="string" calcext:value-type="string">
            <text:p>jean charles</text:p>
          </table:table-cell>
          <table:table-cell table:style-name="ce9" table:formula="of:=CONCATENATE(&quot;https://osm.org/&quot;;[.A91];&quot;/&quot;;[.B91])" office:value-type="string" office:string-value="https://osm.org/relation/3244525" calcext:value-type="string">
            <text:p>https://osm.org/relation/32445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539" calcext:value-type="float">
            <text:p>3244539</text:p>
          </table:table-cell>
          <table:table-cell table:style-name="ce2" office:value-type="string" calcext:value-type="string">
            <text:p>Rue Deschampheleer</text:p>
          </table:table-cell>
          <table:table-cell table:style-name="ce2" office:value-type="string" calcext:value-type="string">
            <text:p>Deschamphele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édia</text:p>
          </table:table-cell>
          <table:table-cell table:style-name="ce2" office:value-type="string" calcext:value-type="string">
            <text:p>julien</text:p>
          </table:table-cell>
          <table:table-cell table:style-name="ce9" table:formula="of:=CONCATENATE(&quot;https://osm.org/&quot;;[.A92];&quot;/&quot;;[.B92])" office:value-type="string" office:string-value="https://osm.org/relation/3244539" calcext:value-type="string">
            <text:p>https://osm.org/relation/32445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579" calcext:value-type="float">
            <text:p>3244579</text:p>
          </table:table-cell>
          <table:table-cell table:style-name="ce2" office:value-type="string" calcext:value-type="string">
            <text:p>Rue Saint-Julien</text:p>
          </table:table-cell>
          <table:table-cell table:style-name="ce2" office:value-type="string" calcext:value-type="string">
            <text:p>Sint-Juliaa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fr.wikipedia.org/wiki/Saint_Julien" xlink:type="simple">https://fr.wikipedia.org/wiki/Saint_Julien</text:a></text:p>
          </table:table-cell>
          <table:table-cell/>
          <table:table-cell table:style-name="ce9" table:formula="of:=CONCATENATE(&quot;https://osm.org/&quot;;[.A93];&quot;/&quot;;[.B93])" office:value-type="string" office:string-value="https://osm.org/relation/3244579" calcext:value-type="string">
            <text:p>https://osm.org/relation/32445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7174" calcext:value-type="float">
            <text:p>3247174</text:p>
          </table:table-cell>
          <table:table-cell table:style-name="ce2" office:value-type="string" calcext:value-type="string">
            <text:p>Avenue Seghers</text:p>
          </table:table-cell>
          <table:table-cell table:style-name="ce2" office:value-type="string" calcext:value-type="string">
            <text:p>Segher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édia</text:p>
          </table:table-cell>
          <table:table-cell table:style-name="ce2" office:value-type="string" calcext:value-type="string">
            <text:p>Louis Joseph</text:p>
          </table:table-cell>
          <table:table-cell table:style-name="ce9" table:formula="of:=CONCATENATE(&quot;https://osm.org/&quot;;[.A94];&quot;/&quot;;[.B94])" office:value-type="string" office:string-value="https://osm.org/relation/3247174" calcext:value-type="string">
            <text:p>https://osm.org/relation/32471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66606" calcext:value-type="float">
            <text:p>3266606</text:p>
          </table:table-cell>
          <table:table-cell table:style-name="ce2" office:value-type="string" calcext:value-type="string">
            <text:p>Rue Emile Heylens</text:p>
          </table:table-cell>
          <table:table-cell table:style-name="ce2" office:value-type="string" calcext:value-type="string">
            <text:p>Emile Heyl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édia</text:p>
          </table:table-cell>
          <table:table-cell/>
          <table:table-cell table:style-name="ce9" table:formula="of:=CONCATENATE(&quot;https://osm.org/&quot;;[.A95];&quot;/&quot;;[.B95])" office:value-type="string" office:string-value="https://osm.org/relation/3266606" calcext:value-type="string">
            <text:p>https://osm.org/relation/32666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1549" calcext:value-type="float">
            <text:p>3291549</text:p>
          </table:table-cell>
          <table:table-cell table:style-name="ce2" office:value-type="string" calcext:value-type="string">
            <text:p>Rue Haeck</text:p>
          </table:table-cell>
          <table:table-cell table:style-name="ce2" office:value-type="string" calcext:value-type="string">
            <text:p>Haeck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 de Wikidata ni Wikipédia</text:p>
          </table:table-cell>
          <table:table-cell/>
          <table:table-cell table:style-name="ce9" table:formula="of:=CONCATENATE(&quot;https://osm.org/&quot;;[.A96];&quot;/&quot;;[.B96])" office:value-type="string" office:string-value="https://osm.org/relation/3291549" calcext:value-type="string">
            <text:p>https://osm.org/relation/32915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2450" calcext:value-type="float">
            <text:p>3292450</text:p>
          </table:table-cell>
          <table:table-cell table:style-name="ce2" office:value-type="string" calcext:value-type="string">
            <text:p>Rue Vandernoot</text:p>
          </table:table-cell>
          <table:table-cell table:style-name="ce2" office:value-type="string" calcext:value-type="string">
            <text:p>Vandernootstraat</text:p>
          </table:table-cell>
          <table:table-cell table:style-name="ce2" office:value-type="string" calcext:value-type="string">
            <text:p>Q689056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Henri</text:p>
          </table:table-cell>
          <table:table-cell table:style-name="ce9" table:formula="of:=CONCATENATE(&quot;https://osm.org/&quot;;[.A97];&quot;/&quot;;[.B97])" office:value-type="string" office:string-value="https://osm.org/relation/3292450" calcext:value-type="string">
            <text:p>https://osm.org/relation/32924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2675" calcext:value-type="float">
            <text:p>3292675</text:p>
          </table:table-cell>
          <table:table-cell table:style-name="ce2" office:value-type="string" calcext:value-type="string">
            <text:p>Rue Vanderstichelen</text:p>
          </table:table-cell>
          <table:table-cell table:style-name="ce2" office:value-type="string" calcext:value-type="string">
            <text:p>Vanderstichelenstraat</text:p>
          </table:table-cell>
          <table:table-cell table:style-name="ce2" office:value-type="string" calcext:value-type="string">
            <text:p>Q2694799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jules</text:p>
          </table:table-cell>
          <table:table-cell table:style-name="ce9" table:formula="of:=CONCATENATE(&quot;https://osm.org/&quot;;[.A98];&quot;/&quot;;[.B98])" office:value-type="string" office:string-value="https://osm.org/relation/3292675" calcext:value-type="string">
            <text:p>https://osm.org/relation/32926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4464" calcext:value-type="float">
            <text:p>3294464</text:p>
          </table:table-cell>
          <table:table-cell table:style-name="ce2" office:value-type="string" calcext:value-type="string">
            <text:p>Rue Vandenboogaerde</text:p>
          </table:table-cell>
          <table:table-cell table:style-name="ce2" office:value-type="string" calcext:value-type="string">
            <text:p>Vandenboogaerd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notaire à Poperinge, propriétaire de terrains à Molenbeek</text:p>
          </table:table-cell>
          <table:table-cell table:style-name="ce2" office:value-type="string" calcext:value-type="string">
            <text:p>desiderius</text:p>
          </table:table-cell>
          <table:table-cell table:style-name="ce9" table:formula="of:=CONCATENATE(&quot;https://osm.org/&quot;;[.A99];&quot;/&quot;;[.B99])" office:value-type="string" office:string-value="https://osm.org/relation/3294464" calcext:value-type="string">
            <text:p>https://osm.org/relation/32944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4529" calcext:value-type="float">
            <text:p>3294529</text:p>
          </table:table-cell>
          <table:table-cell table:style-name="ce2" office:value-type="string" calcext:value-type="string">
            <text:p>Rue Le Lorrain</text:p>
          </table:table-cell>
          <table:table-cell table:style-name="ce2" office:value-type="string" calcext:value-type="string">
            <text:p>Le Lorrai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Damien Le Lorrain</text:p>
          </table:table-cell>
          <table:table-cell table:style-name="ce9" table:formula="of:=CONCATENATE(&quot;https://osm.org/&quot;;[.A100];&quot;/&quot;;[.B100])" office:value-type="string" office:string-value="https://osm.org/relation/3294529" calcext:value-type="string">
            <text:p>https://osm.org/relation/32945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2989" calcext:value-type="float">
            <text:p>3302989</text:p>
          </table:table-cell>
          <table:table-cell table:style-name="ce2" office:value-type="string" calcext:value-type="string">
            <text:p>Rue Ulens</text:p>
          </table:table-cell>
          <table:table-cell table:style-name="ce2" office:value-type="string" calcext:value-type="string">
            <text:p>Ul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un ancien intendant militaire</text:p>
          </table:table-cell>
          <table:table-cell table:style-name="ce9" table:formula="of:=CONCATENATE(&quot;https://osm.org/&quot;;[.A101];&quot;/&quot;;[.B101])" office:value-type="string" office:string-value="https://osm.org/relation/3302989" calcext:value-type="string">
            <text:p>https://osm.org/relation/33029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3536" calcext:value-type="float">
            <text:p>3303536</text:p>
          </table:table-cell>
          <table:table-cell table:style-name="ce2" office:value-type="string" calcext:value-type="string">
            <text:p>Rue Van Meyel</text:p>
          </table:table-cell>
          <table:table-cell table:style-name="ce2" office:value-type="string" calcext:value-type="string">
            <text:p>Van Meyel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un peintre</text:p>
          </table:table-cell>
          <table:table-cell table:style-name="ce9" table:formula="of:=CONCATENATE(&quot;https://osm.org/&quot;;[.A102];&quot;/&quot;;[.B102])" office:value-type="string" office:string-value="https://osm.org/relation/3303536" calcext:value-type="string">
            <text:p>https://osm.org/relation/33035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3590" calcext:value-type="float">
            <text:p>3303590</text:p>
          </table:table-cell>
          <table:table-cell table:style-name="ce2" office:value-type="string" calcext:value-type="string">
            <text:p>Rue Houzeau de Lehaie</text:p>
          </table:table-cell>
          <table:table-cell table:style-name="ce2" office:value-type="string" calcext:value-type="string">
            <text:p>Houzeau de Lehaiestraat</text:p>
          </table:table-cell>
          <table:table-cell table:style-name="ce2" office:value-type="string" calcext:value-type="string">
            <text:p>Q76894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nl.wikipedia.org/wiki/Jean-Charles_Houzeau" xlink:type="simple">https://nl.wikipedia.org/wiki/Jean-Charles_Houzeau</text:a></text:p>
          </table:table-cell>
          <table:table-cell table:style-name="ce2" office:value-type="string" calcext:value-type="string">
            <text:p>jean charles; journaliste, astronome, directeur de l'Observatoire royal de Belgique</text:p>
          </table:table-cell>
          <table:table-cell table:style-name="ce9" table:formula="of:=CONCATENATE(&quot;https://osm.org/&quot;;[.A103];&quot;/&quot;;[.B103])" office:value-type="string" office:string-value="https://osm.org/relation/3303590" calcext:value-type="string">
            <text:p>https://osm.org/relation/33035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3613" calcext:value-type="float">
            <text:p>3303613</text:p>
          </table:table-cell>
          <table:table-cell table:style-name="ce2" office:value-type="string" calcext:value-type="string">
            <text:p>Rue Jennart</text:p>
          </table:table-cell>
          <table:table-cell table:style-name="ce2" office:value-type="string" calcext:value-type="string">
            <text:p>Jenna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un conseiller communal</text:p>
          </table:table-cell>
          <table:table-cell table:style-name="ce9" table:formula="of:=CONCATENATE(&quot;https://osm.org/&quot;;[.A104];&quot;/&quot;;[.B104])" office:value-type="string" office:string-value="https://osm.org/relation/3303613" calcext:value-type="string">
            <text:p>https://osm.org/relation/33036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6590" calcext:value-type="float">
            <text:p>3306590</text:p>
          </table:table-cell>
          <table:table-cell table:style-name="ce2" office:value-type="string" calcext:value-type="string">
            <text:p>Rue Deschampheleer</text:p>
          </table:table-cell>
          <table:table-cell table:style-name="ce2" office:value-type="string" calcext:value-type="string">
            <text:p>Deschampheleerstraat</text:p>
          </table:table-cell>
          <table:table-cell table:style-name="ce2" office:value-type="string" calcext:value-type="string">
            <text:p>Q8542560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julien; négociant en denrées coloniales, propriétaire foncier, échevin à Koekelberg de 1853 à sa mort. </text:p>
          </table:table-cell>
          <table:table-cell table:style-name="ce9" table:formula="of:=CONCATENATE(&quot;https://osm.org/&quot;;[.A105];&quot;/&quot;;[.B105])" office:value-type="string" office:string-value="https://osm.org/relation/3306590" calcext:value-type="string">
            <text:p>https://osm.org/relation/33065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6655" calcext:value-type="float">
            <text:p>3306655</text:p>
          </table:table-cell>
          <table:table-cell table:style-name="ce2" office:value-type="string" calcext:value-type="string">
            <text:p>Rue Piers</text:p>
          </table:table-cell>
          <table:table-cell table:style-name="ce2" office:value-type="string" calcext:value-type="string">
            <text:p>Pier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un ancien échevin</text:p>
          </table:table-cell>
          <table:table-cell table:style-name="ce9" table:formula="of:=CONCATENATE(&quot;https://osm.org/&quot;;[.A106];&quot;/&quot;;[.B106])" office:value-type="string" office:string-value="https://osm.org/relation/3306655" calcext:value-type="string">
            <text:p>https://osm.org/relation/33066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6815" calcext:value-type="float">
            <text:p>3306815</text:p>
          </table:table-cell>
          <table:table-cell table:style-name="ce2" office:value-type="string" calcext:value-type="string">
            <text:p>Rue Mommaerts</text:p>
          </table:table-cell>
          <table:table-cell table:style-name="ce2" office:value-type="string" calcext:value-type="string">
            <text:p>Mommaert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Guillaume Mommaerts, commerçant, bourgmestre de Molenbeek de 1876 à 1878.</text:p>
          </table:table-cell>
          <table:table-cell table:style-name="ce9" table:formula="of:=CONCATENATE(&quot;https://osm.org/&quot;;[.A107];&quot;/&quot;;[.B107])" office:value-type="string" office:string-value="https://osm.org/relation/3306815" calcext:value-type="string">
            <text:p>https://osm.org/relation/33068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2912" calcext:value-type="float">
            <text:p>3312912</text:p>
          </table:table-cell>
          <table:table-cell table:style-name="ce2" office:value-type="string" calcext:value-type="string">
            <text:p>Rue Doyen Adriaens</text:p>
          </table:table-cell>
          <table:table-cell table:style-name="ce2" office:value-type="string" calcext:value-type="string">
            <text:p>Deken Adriaens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/>
          <table:table-cell table:style-name="ce9" table:formula="of:=CONCATENATE(&quot;https://osm.org/&quot;;[.A108];&quot;/&quot;;[.B108])" office:value-type="string" office:string-value="https://osm.org/relation/3312912" calcext:value-type="string">
            <text:p>https://osm.org/relation/33129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3287" calcext:value-type="float">
            <text:p>3313287</text:p>
          </table:table-cell>
          <table:table-cell table:style-name="ce2" office:value-type="string" calcext:value-type="string">
            <text:p>Rue Saint-Joseph</text:p>
          </table:table-cell>
          <table:table-cell table:style-name="ce2" office:value-type="string" calcext:value-type="string">
            <text:p>Sint-Jozefstraat</text:p>
          </table:table-cell>
          <table:table-cell table:style-name="ce2" office:value-type="string" calcext:value-type="string">
            <text:p>Q128267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en.wikipedia.org/wiki/Saint_Joseph" xlink:type="simple">https://en.wikipedia.org/wiki/Saint_Joseph</text:a></text:p>
          </table:table-cell>
          <table:table-cell/>
          <table:table-cell table:style-name="ce9" table:formula="of:=CONCATENATE(&quot;https://osm.org/&quot;;[.A109];&quot;/&quot;;[.B109])" office:value-type="string" office:string-value="https://osm.org/relation/3313287" calcext:value-type="string">
            <text:p>https://osm.org/relation/33132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810" calcext:value-type="float">
            <text:p>3315810</text:p>
          </table:table-cell>
          <table:table-cell table:style-name="ce2" office:value-type="string" calcext:value-type="string">
            <text:p>Rue Tazieaux</text:p>
          </table:table-cell>
          <table:table-cell table:style-name="ce2" office:value-type="string" calcext:value-type="string">
            <text:p>Tazieaux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/>
          <table:table-cell table:style-name="ce9" table:formula="of:=CONCATENATE(&quot;https://osm.org/&quot;;[.A110];&quot;/&quot;;[.B110])" office:value-type="string" office:string-value="https://osm.org/relation/3315810" calcext:value-type="string">
            <text:p>https://osm.org/relation/33158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814" calcext:value-type="float">
            <text:p>3315814</text:p>
          </table:table-cell>
          <table:table-cell table:style-name="ce2" office:value-type="string" calcext:value-type="string">
            <text:p>Rue Wauters-Koeckx</text:p>
          </table:table-cell>
          <table:table-cell table:style-name="ce2" office:value-type="string" calcext:value-type="string">
            <text:p>Wauters-Koeckx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Olivier Wauters-Koekcx (mort en 1884), propriétaire d'une fonderie</text:p>
          </table:table-cell>
          <table:table-cell table:style-name="ce9" table:formula="of:=CONCATENATE(&quot;https://osm.org/&quot;;[.A111];&quot;/&quot;;[.B111])" office:value-type="string" office:string-value="https://osm.org/relation/3315814" calcext:value-type="string">
            <text:p>https://osm.org/relation/33158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817" calcext:value-type="float">
            <text:p>3315817</text:p>
          </table:table-cell>
          <table:table-cell table:style-name="ce2" office:value-type="string" calcext:value-type="string">
            <text:p>Place Voltaire</text:p>
          </table:table-cell>
          <table:table-cell table:style-name="ce2" office:value-type="string" calcext:value-type="string">
            <text:p>Voltaireplein</text:p>
          </table:table-cell>
          <table:table-cell table:style-name="ce2" office:value-type="string" calcext:value-type="string">
            <text:p>Q906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nl.wikipedia.org/wiki/Voltaire" xlink:type="simple">https://nl.wikipedia.org/wiki/Voltaire</text:a></text:p>
          </table:table-cell>
          <table:table-cell table:style-name="ce2" office:value-type="string" calcext:value-type="string">
            <text:p>François Marie Arouet, dit Voltaire</text:p>
          </table:table-cell>
          <table:table-cell table:style-name="ce9" table:formula="of:=CONCATENATE(&quot;https://osm.org/&quot;;[.A112];&quot;/&quot;;[.B112])" office:value-type="string" office:string-value="https://osm.org/relation/3315817" calcext:value-type="string">
            <text:p>https://osm.org/relation/33158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172" calcext:value-type="float">
            <text:p>3321172</text:p>
          </table:table-cell>
          <table:table-cell table:style-name="ce2" office:value-type="string" calcext:value-type="string">
            <text:p>Avenue Mahatma Gandhi</text:p>
          </table:table-cell>
          <table:table-cell table:style-name="ce2" office:value-type="string" calcext:value-type="string">
            <text:p>Mahatma Gandhilaan</text:p>
          </table:table-cell>
          <table:table-cell table:style-name="ce2" office:value-type="string" calcext:value-type="string">
            <text:p>Q1001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nl.wikipedia.org/wiki/Mahatma_Gandhi" xlink:type="simple">https://nl.wikipedia.org/wiki/Mahatma_Gandhi</text:a></text:p>
          </table:table-cell>
          <table:table-cell/>
          <table:table-cell table:style-name="ce9" table:formula="of:=CONCATENATE(&quot;https://osm.org/&quot;;[.A113];&quot;/&quot;;[.B113])" office:value-type="string" office:string-value="https://osm.org/relation/3321172" calcext:value-type="string">
            <text:p>https://osm.org/relation/33211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178" calcext:value-type="float">
            <text:p>3321178</text:p>
          </table:table-cell>
          <table:table-cell table:style-name="ce2" office:value-type="string" calcext:value-type="string">
            <text:p>Avenue Seghers</text:p>
          </table:table-cell>
          <table:table-cell table:style-name="ce2" office:value-type="string" calcext:value-type="string">
            <text:p>Segherslaan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Louis-Joseph Seghers (Berchem-Sainte-Agathe, 1810 - le 8 mai 1885), industriel, bourgmestre de Koekelberg</text:p>
          </table:table-cell>
          <table:table-cell table:style-name="ce9" table:formula="of:=CONCATENATE(&quot;https://osm.org/&quot;;[.A114];&quot;/&quot;;[.B114])" office:value-type="string" office:string-value="https://osm.org/relation/3321178" calcext:value-type="string">
            <text:p>https://osm.org/relation/33211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252" calcext:value-type="float">
            <text:p>3321252</text:p>
          </table:table-cell>
          <table:table-cell table:style-name="ce2" office:value-type="string" calcext:value-type="string">
            <text:p>Rue Van Soust</text:p>
          </table:table-cell>
          <table:table-cell table:style-name="ce2" office:value-type="string" calcext:value-type="string">
            <text:p>Van Sous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Michel-François Van Soust (1762-1825), fabriquant d'indiennes, bourgmestre d'Anderlecht</text:p>
          </table:table-cell>
          <table:table-cell table:style-name="ce9" table:formula="of:=CONCATENATE(&quot;https://osm.org/&quot;;[.A115];&quot;/&quot;;[.B115])" office:value-type="string" office:string-value="https://osm.org/relation/3321252" calcext:value-type="string">
            <text:p>https://osm.org/relation/33212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306" calcext:value-type="float">
            <text:p>3323306</text:p>
          </table:table-cell>
          <table:table-cell table:style-name="ce2" office:value-type="string" calcext:value-type="string">
            <text:p>Rue Van Wambeke</text:p>
          </table:table-cell>
          <table:table-cell table:style-name="ce2" office:value-type="string" calcext:value-type="string">
            <text:p>Van Wambek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un propriétaire terrien</text:p>
          </table:table-cell>
          <table:table-cell table:style-name="ce9" table:formula="of:=CONCATENATE(&quot;https://osm.org/&quot;;[.A116];&quot;/&quot;;[.B116])" office:value-type="string" office:string-value="https://osm.org/relation/3323306" calcext:value-type="string">
            <text:p>https://osm.org/relation/33233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4287" calcext:value-type="float">
            <text:p>3324287</text:p>
          </table:table-cell>
          <table:table-cell table:style-name="ce2" office:value-type="string" calcext:value-type="string">
            <text:p>Rue Dubois-Thorn</text:p>
          </table:table-cell>
          <table:table-cell table:style-name="ce2" office:value-type="string" calcext:value-type="string">
            <text:p>Dubois-Thornstraat</text:p>
          </table:table-cell>
          <table:table-cell table:style-name="ce2" office:value-type="string" calcext:value-type="string">
            <text:p>Q28658015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nl.wikipedia.org/wiki/Fran%C3%A7ois_Dubois-Thorn" xlink:type="simple">https://nl.wikipedia.org/wiki/Fran%C3%A7ois_Dubois-Thorn</text:a></text:p>
          </table:table-cell>
          <table:table-cell table:style-name="ce2" office:value-type="string" calcext:value-type="string">
            <text:p>Francois Dubois Thorn</text:p>
          </table:table-cell>
          <table:table-cell table:style-name="ce9" table:formula="of:=CONCATENATE(&quot;https://osm.org/&quot;;[.A117];&quot;/&quot;;[.B117])" office:value-type="string" office:string-value="https://osm.org/relation/3324287" calcext:value-type="string">
            <text:p>https://osm.org/relation/33242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363" calcext:value-type="float">
            <text:p>3325363</text:p>
          </table:table-cell>
          <table:table-cell table:style-name="ce2" office:value-type="string" calcext:value-type="string">
            <text:p>Rue Van Kalck</text:p>
          </table:table-cell>
          <table:table-cell table:style-name="ce2" office:value-type="string" calcext:value-type="string">
            <text:p>Van Kalck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ancien propriétaire terrien</text:p>
          </table:table-cell>
          <table:table-cell table:style-name="ce9" table:formula="of:=CONCATENATE(&quot;https://osm.org/&quot;;[.A118];&quot;/&quot;;[.B118])" office:value-type="string" office:string-value="https://osm.org/relation/3325363" calcext:value-type="string">
            <text:p>https://osm.org/relation/33253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445" calcext:value-type="float">
            <text:p>3325445</text:p>
          </table:table-cell>
          <table:table-cell table:style-name="ce2" office:value-type="string" calcext:value-type="string">
            <text:p>Rue De Koninck</text:p>
          </table:table-cell>
          <table:table-cell table:style-name="ce2" office:value-type="string" calcext:value-type="string">
            <text:p>De Koninck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un ancien propriétaire terrien</text:p>
          </table:table-cell>
          <table:table-cell table:style-name="ce9" table:formula="of:=CONCATENATE(&quot;https://osm.org/&quot;;[.A119];&quot;/&quot;;[.B119])" office:value-type="string" office:string-value="https://osm.org/relation/3325445" calcext:value-type="string">
            <text:p>https://osm.org/relation/33254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825" calcext:value-type="float">
            <text:p>3325825</text:p>
          </table:table-cell>
          <table:table-cell table:style-name="ce2" office:value-type="string" calcext:value-type="string">
            <text:p>Rue Verheyden</text:p>
          </table:table-cell>
          <table:table-cell table:style-name="ce2" office:value-type="string" calcext:value-type="string">
            <text:p>Verheyd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propriétaire terrien</text:p>
          </table:table-cell>
          <table:table-cell table:style-name="ce9" table:formula="of:=CONCATENATE(&quot;https://osm.org/&quot;;[.A120];&quot;/&quot;;[.B120])" office:value-type="string" office:string-value="https://osm.org/relation/3325825" calcext:value-type="string">
            <text:p>https://osm.org/relation/33258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6002" calcext:value-type="float">
            <text:p>3326002</text:p>
          </table:table-cell>
          <table:table-cell table:style-name="ce2" office:value-type="string" calcext:value-type="string">
            <text:p>Rue Pierre-J. Demessemaeker</text:p>
          </table:table-cell>
          <table:table-cell table:style-name="ce2" office:value-type="string" calcext:value-type="string">
            <text:p>Pierre-J. Demessemaekerstraat</text:p>
          </table:table-cell>
          <table:table-cell/>
          <table:table-cell table:style-name="ce2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Pierre Jean Demessemaeke</text:p>
          </table:table-cell>
          <table:table-cell table:style-name="ce9" table:formula="of:=CONCATENATE(&quot;https://osm.org/&quot;;[.A121];&quot;/&quot;;[.B121])" office:value-type="string" office:string-value="https://osm.org/relation/3326002" calcext:value-type="string">
            <text:p>https://osm.org/relation/33260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410" calcext:value-type="float">
            <text:p>3327410</text:p>
          </table:table-cell>
          <table:table-cell table:style-name="ce2" office:value-type="string" calcext:value-type="string">
            <text:p>Rue Heyvaert</text:p>
          </table:table-cell>
          <table:table-cell table:style-name="ce2" office:value-type="string" calcext:value-type="string">
            <text:p>Heyvaer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nl.wikipedia.org/wiki/Theodore_Heyvaert" xlink:type="simple">https://nl.wikipedia.org/wiki/Theodore_Heyvaert</text:a></text:p>
          </table:table-cell>
          <table:table-cell table:style-name="ce8" office:value-type="string" calcext:value-type="string">
            <text:p>un gouverneur de la Province du Brabant.</text:p>
          </table:table-cell>
          <table:table-cell table:style-name="ce9" table:formula="of:=CONCATENATE(&quot;https://osm.org/&quot;;[.A122];&quot;/&quot;;[.B122])" office:value-type="string" office:string-value="https://osm.org/relation/3327410" calcext:value-type="string">
            <text:p>https://osm.org/relation/33274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9272" calcext:value-type="float">
            <text:p>3329272</text:p>
          </table:table-cell>
          <table:table-cell table:style-name="ce2" office:value-type="string" calcext:value-type="string">
            <text:p>Rue Van Malder</text:p>
          </table:table-cell>
          <table:table-cell table:style-name="ce2" office:value-type="string" calcext:value-type="string">
            <text:p>Van Malder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un ancien conseiller communal</text:p>
          </table:table-cell>
          <table:table-cell table:style-name="ce9" table:formula="of:=CONCATENATE(&quot;https://osm.org/&quot;;[.A123];&quot;/&quot;;[.B123])" office:value-type="string" office:string-value="https://osm.org/relation/3329272" calcext:value-type="string">
            <text:p>https://osm.org/relation/33292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2700" calcext:value-type="float">
            <text:p>3332700</text:p>
          </table:table-cell>
          <table:table-cell table:style-name="ce2" office:value-type="string" calcext:value-type="string">
            <text:p>Rue Cail et Halot</text:p>
          </table:table-cell>
          <table:table-cell table:style-name="ce2" office:value-type="string" calcext:value-type="string">
            <text:p>Cail et Halotstraat</text:p>
          </table:table-cell>
          <table:table-cell table:style-name="ce2" office:value-type="string" calcext:value-type="string">
            <text:p>Q15308873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nl.wikipedia.org/wiki/Alexandre_Halot" xlink:type="simple">https://nl.wikipedia.org/wiki/Alexandre_Halot</text:a></text:p>
          </table:table-cell>
          <table:table-cell table:style-name="ce2" office:value-type="string" calcext:value-type="string">
            <text:p>les noms des directeurs d'une usine de construction de machines à vapeur, le Français Jean-François Cail et le Belge Alexandre Halot</text:p>
          </table:table-cell>
          <table:table-cell table:style-name="ce9" table:formula="of:=CONCATENATE(&quot;https://osm.org/&quot;;[.A124];&quot;/&quot;;[.B124])" office:value-type="string" office:string-value="https://osm.org/relation/3332700" calcext:value-type="string">
            <text:p>https://osm.org/relation/33327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3168" calcext:value-type="float">
            <text:p>3333168</text:p>
          </table:table-cell>
          <table:table-cell table:style-name="ce2" office:value-type="string" calcext:value-type="string">
            <text:p>Rue Saint-Martin</text:p>
          </table:table-cell>
          <table:table-cell table:style-name="ce2" office:value-type="string" calcext:value-type="string">
            <text:p>Sint-Maarten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/>
          <table:table-cell table:style-name="ce9" table:formula="of:=CONCATENATE(&quot;https://osm.org/&quot;;[.A125];&quot;/&quot;;[.B125])" office:value-type="string" office:string-value="https://osm.org/relation/3333168" calcext:value-type="string">
            <text:p>https://osm.org/relation/33331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724" calcext:value-type="float">
            <text:p>3389724</text:p>
          </table:table-cell>
          <table:table-cell table:style-name="ce2" office:value-type="string" calcext:value-type="string">
            <text:p>Rue Van Soust</text:p>
          </table:table-cell>
          <table:table-cell table:style-name="ce2" office:value-type="string" calcext:value-type="string">
            <text:p>Van Soust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Michel-François Van Soust (1762-1825), fabriquant d'indiennes, bourgmestre d'Anderlecht de 1801 à 1812</text:p>
          </table:table-cell>
          <table:table-cell table:style-name="ce9" table:formula="of:=CONCATENATE(&quot;https://osm.org/&quot;;[.A126];&quot;/&quot;;[.B126])" office:value-type="string" office:string-value="https://osm.org/relation/3389724" calcext:value-type="string">
            <text:p>https://osm.org/relation/33897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0804" calcext:value-type="float">
            <text:p>3430804</text:p>
          </table:table-cell>
          <table:table-cell table:style-name="ce2" office:value-type="string" calcext:value-type="string">
            <text:p>Rue Van Wambeke</text:p>
          </table:table-cell>
          <table:table-cell table:style-name="ce2" office:value-type="string" calcext:value-type="string">
            <text:p>Van Wambekestraat</text:p>
          </table:table-cell>
          <table:table-cell/>
          <table:table-cell table:style-name="ce2" table:content-validation-name="val1" office:value-type="string" calcext:value-type="string">
            <text:p>Homme/Man</text:p>
          </table:table-cell>
          <table:table-cell/>
          <table:table-cell table:style-name="ce2" office:value-type="string" calcext:value-type="string">
            <text:p>un propriétaire terrien</text:p>
          </table:table-cell>
          <table:table-cell table:style-name="ce9" table:formula="of:=CONCATENATE(&quot;https://osm.org/&quot;;[.A127];&quot;/&quot;;[.B127])" office:value-type="string" office:string-value="https://osm.org/relation/3430804" calcext:value-type="string">
            <text:p>https://osm.org/relation/34308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73043" calcext:value-type="float">
            <text:p>2973043</text:p>
          </table:table-cell>
          <table:table-cell table:style-name="ce2" office:value-type="string" calcext:value-type="string">
            <text:p>Rue de Grand-Bigard</text:p>
          </table:table-cell>
          <table:table-cell table:style-name="ce2" office:value-type="string" calcext:value-type="string">
            <text:p>Groot-Bijgaard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28];&quot;/&quot;;[.B128])" office:value-type="string" office:string-value="https://osm.org/relation/2973043" calcext:value-type="string">
            <text:p>https://osm.org/relation/29730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2988790" calcext:value-type="float">
            <text:p>2988790</text:p>
          </table:table-cell>
          <table:table-cell table:style-name="ce2" office:value-type="string" calcext:value-type="string">
            <text:p>Rue Hogenbos</text:p>
          </table:table-cell>
          <table:table-cell table:style-name="ce2" office:value-type="string" calcext:value-type="string">
            <text:p>Hogenbo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29];&quot;/&quot;;[.B129])" office:value-type="string" office:string-value="https://osm.org/relation/2988790" calcext:value-type="string">
            <text:p>https://osm.org/relation/29887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3383" calcext:value-type="float">
            <text:p>3243383</text:p>
          </table:table-cell>
          <table:table-cell table:style-name="ce2" office:value-type="string" calcext:value-type="string">
            <text:p>Chaussée de Jette</text:p>
          </table:table-cell>
          <table:table-cell table:style-name="ce2" office:value-type="string" calcext:value-type="string">
            <text:p>Jet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0];&quot;/&quot;;[.B130])" office:value-type="string" office:string-value="https://osm.org/relation/3243383" calcext:value-type="string">
            <text:p>https://osm.org/relation/32433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3449" calcext:value-type="float">
            <text:p>3243449</text:p>
          </table:table-cell>
          <table:table-cell table:style-name="ce2" office:value-type="string" calcext:value-type="string">
            <text:p>Rue de l'Armistice</text:p>
          </table:table-cell>
          <table:table-cell table:style-name="ce2" office:value-type="string" calcext:value-type="string">
            <text:p>Wapenstilsta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1];&quot;/&quot;;[.B131])" office:value-type="string" office:string-value="https://osm.org/relation/3243449" calcext:value-type="string">
            <text:p>https://osm.org/relation/32434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516" calcext:value-type="float">
            <text:p>3244516</text:p>
          </table:table-cell>
          <table:table-cell table:style-name="ce2" office:value-type="string" calcext:value-type="string">
            <text:p>Rue Montagne aux Anges</text:p>
          </table:table-cell>
          <table:table-cell table:style-name="ce2" office:value-type="string" calcext:value-type="string">
            <text:p>Engelen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2];&quot;/&quot;;[.B132])" office:value-type="string" office:string-value="https://osm.org/relation/3244516" calcext:value-type="string">
            <text:p>https://osm.org/relation/32445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540" calcext:value-type="float">
            <text:p>3244540</text:p>
          </table:table-cell>
          <table:table-cell table:style-name="ce2" office:value-type="string" calcext:value-type="string">
            <text:p>Rue du Jardinier</text:p>
          </table:table-cell>
          <table:table-cell table:style-name="ce2" office:value-type="string" calcext:value-type="string">
            <text:p>Hoveni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3];&quot;/&quot;;[.B133])" office:value-type="string" office:string-value="https://osm.org/relation/3244540" calcext:value-type="string">
            <text:p>https://osm.org/relation/324454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5716" calcext:value-type="float">
            <text:p>3245716</text:p>
          </table:table-cell>
          <table:table-cell table:style-name="ce2" office:value-type="string" calcext:value-type="string">
            <text:p>Chaussée de Gand</text:p>
          </table:table-cell>
          <table:table-cell table:style-name="ce2" office:value-type="string" calcext:value-type="string">
            <text:p>Gent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4];&quot;/&quot;;[.B134])" office:value-type="string" office:string-value="https://osm.org/relation/3245716" calcext:value-type="string">
            <text:p>https://osm.org/relation/32457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542" calcext:value-type="float">
            <text:p>3246542</text:p>
          </table:table-cell>
          <table:table-cell table:style-name="ce2" office:value-type="string" calcext:value-type="string">
            <text:p>Rue de Normandie</text:p>
          </table:table-cell>
          <table:table-cell table:style-name="ce2" office:value-type="string" calcext:value-type="string">
            <text:p>Normandië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5];&quot;/&quot;;[.B135])" office:value-type="string" office:string-value="https://osm.org/relation/3246542" calcext:value-type="string">
            <text:p>https://osm.org/relation/32465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6671" calcext:value-type="float">
            <text:p>3246671</text:p>
          </table:table-cell>
          <table:table-cell table:style-name="ce2" office:value-type="string" calcext:value-type="string">
            <text:p>Avenue de la Liberté</text:p>
          </table:table-cell>
          <table:table-cell table:style-name="ce2" office:value-type="string" calcext:value-type="string">
            <text:p>Vrijheid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6];&quot;/&quot;;[.B136])" office:value-type="string" office:string-value="https://osm.org/relation/3246671" calcext:value-type="string">
            <text:p>https://osm.org/relation/32466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7050" calcext:value-type="float">
            <text:p>3247050</text:p>
          </table:table-cell>
          <table:table-cell table:style-name="ce2" office:value-type="string" calcext:value-type="string">
            <text:p>Avenue du Karreveld</text:p>
          </table:table-cell>
          <table:table-cell table:style-name="ce2" office:value-type="string" calcext:value-type="string">
            <text:p>Karrevel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7];&quot;/&quot;;[.B137])" office:value-type="string" office:string-value="https://osm.org/relation/3247050" calcext:value-type="string">
            <text:p>https://osm.org/relation/324705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2083" calcext:value-type="float">
            <text:p>3252083</text:p>
          </table:table-cell>
          <table:table-cell table:style-name="ce2" office:value-type="string" calcext:value-type="string">
            <text:p>Avenue du Château</text:p>
          </table:table-cell>
          <table:table-cell table:style-name="ce2" office:value-type="string" calcext:value-type="string">
            <text:p>Kastee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8];&quot;/&quot;;[.B138])" office:value-type="string" office:string-value="https://osm.org/relation/3252083" calcext:value-type="string">
            <text:p>https://osm.org/relation/32520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55057" calcext:value-type="float">
            <text:p>3255057</text:p>
          </table:table-cell>
          <table:table-cell table:style-name="ce2" office:value-type="string" calcext:value-type="string">
            <text:p>Chaussée de Gand</text:p>
          </table:table-cell>
          <table:table-cell table:style-name="ce2" office:value-type="string" calcext:value-type="string">
            <text:p>Gent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39];&quot;/&quot;;[.B139])" office:value-type="string" office:string-value="https://osm.org/relation/3255057" calcext:value-type="string">
            <text:p>https://osm.org/relation/32550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2246" calcext:value-type="float">
            <text:p>3272246</text:p>
          </table:table-cell>
          <table:table-cell table:style-name="ce2" office:value-type="string" calcext:value-type="string">
            <text:p>Rue de la Lys</text:p>
          </table:table-cell>
          <table:table-cell table:style-name="ce2" office:value-type="string" calcext:value-type="string">
            <text:p>Le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0];&quot;/&quot;;[.B140])" office:value-type="string" office:string-value="https://osm.org/relation/3272246" calcext:value-type="string">
            <text:p>https://osm.org/relation/32722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2263" calcext:value-type="float">
            <text:p>3272263</text:p>
          </table:table-cell>
          <table:table-cell table:style-name="ce2" office:value-type="string" calcext:value-type="string">
            <text:p>Rue de la Sambre</text:p>
          </table:table-cell>
          <table:table-cell table:style-name="ce2" office:value-type="string" calcext:value-type="string">
            <text:p>Samb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1];&quot;/&quot;;[.B141])" office:value-type="string" office:string-value="https://osm.org/relation/3272263" calcext:value-type="string">
            <text:p>https://osm.org/relation/32722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72279" calcext:value-type="float">
            <text:p>3272279</text:p>
          </table:table-cell>
          <table:table-cell table:style-name="ce2" office:value-type="string" calcext:value-type="string">
            <text:p>Rue de l'Escaut</text:p>
          </table:table-cell>
          <table:table-cell table:style-name="ce2" office:value-type="string" calcext:value-type="string">
            <text:p>Schel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2];&quot;/&quot;;[.B142])" office:value-type="string" office:string-value="https://osm.org/relation/3272279" calcext:value-type="string">
            <text:p>https://osm.org/relation/32722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6968" calcext:value-type="float">
            <text:p>3286968</text:p>
          </table:table-cell>
          <table:table-cell table:style-name="ce2" office:value-type="string" calcext:value-type="string">
            <text:p>Boulevard du Jubilé</text:p>
          </table:table-cell>
          <table:table-cell table:style-name="ce2" office:value-type="string" calcext:value-type="string">
            <text:p>Jubelfeest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3];&quot;/&quot;;[.B143])" office:value-type="string" office:string-value="https://osm.org/relation/3286968" calcext:value-type="string">
            <text:p>https://osm.org/relation/328696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7101" calcext:value-type="float">
            <text:p>3287101</text:p>
          </table:table-cell>
          <table:table-cell table:style-name="ce2" office:value-type="string" calcext:value-type="string">
            <text:p>Rue de Rotterdam</text:p>
          </table:table-cell>
          <table:table-cell table:style-name="ce2" office:value-type="string" calcext:value-type="string">
            <text:p>Rotterda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4];&quot;/&quot;;[.B144])" office:value-type="string" office:string-value="https://osm.org/relation/3287101" calcext:value-type="string">
            <text:p>https://osm.org/relation/328710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7106" calcext:value-type="float">
            <text:p>3287106</text:p>
          </table:table-cell>
          <table:table-cell table:style-name="ce2" office:value-type="string" calcext:value-type="string">
            <text:p>Rue du Laekenveld</text:p>
          </table:table-cell>
          <table:table-cell table:style-name="ce2" office:value-type="string" calcext:value-type="string">
            <text:p>Laekenvel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5];&quot;/&quot;;[.B145])" office:value-type="string" office:string-value="https://osm.org/relation/3287106" calcext:value-type="string">
            <text:p>https://osm.org/relation/32871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87152" calcext:value-type="float">
            <text:p>3287152</text:p>
          </table:table-cell>
          <table:table-cell table:style-name="ce2" office:value-type="string" calcext:value-type="string">
            <text:p>Boulevard Belgica</text:p>
          </table:table-cell>
          <table:table-cell table:style-name="ce2" office:value-type="string" calcext:value-type="string">
            <text:p>Belgica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6];&quot;/&quot;;[.B146])" office:value-type="string" office:string-value="https://osm.org/relation/3287152" calcext:value-type="string">
            <text:p>https://osm.org/relation/32871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1562" calcext:value-type="float">
            <text:p>3291562</text:p>
          </table:table-cell>
          <table:table-cell table:style-name="ce2" office:value-type="string" calcext:value-type="string">
            <text:p>Square des Libérateurs</text:p>
          </table:table-cell>
          <table:table-cell table:style-name="ce2" office:value-type="string" calcext:value-type="string">
            <text:p>Bevrijderssquar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7];&quot;/&quot;;[.B147])" office:value-type="string" office:string-value="https://osm.org/relation/3291562" calcext:value-type="string">
            <text:p>https://osm.org/relation/329156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1644" calcext:value-type="float">
            <text:p>3291644</text:p>
          </table:table-cell>
          <table:table-cell table:style-name="ce2" office:value-type="string" calcext:value-type="string">
            <text:p>Rue de l'Intendant</text:p>
          </table:table-cell>
          <table:table-cell table:style-name="ce2" office:value-type="string" calcext:value-type="string">
            <text:p>Opzich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8];&quot;/&quot;;[.B148])" office:value-type="string" office:string-value="https://osm.org/relation/3291644" calcext:value-type="string">
            <text:p>https://osm.org/relation/329164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1661" calcext:value-type="float">
            <text:p>3291661</text:p>
          </table:table-cell>
          <table:table-cell table:style-name="ce2" office:value-type="string" calcext:value-type="string">
            <text:p>Rue de Flessingue</text:p>
          </table:table-cell>
          <table:table-cell table:style-name="ce2" office:value-type="string" calcext:value-type="string">
            <text:p>Vlissing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49];&quot;/&quot;;[.B149])" office:value-type="string" office:string-value="https://osm.org/relation/3291661" calcext:value-type="string">
            <text:p>https://osm.org/relation/32916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1679" calcext:value-type="float">
            <text:p>3291679</text:p>
          </table:table-cell>
          <table:table-cell table:style-name="ce2" office:value-type="string" calcext:value-type="string">
            <text:p>Rue de la Meuse</text:p>
          </table:table-cell>
          <table:table-cell table:style-name="ce2" office:value-type="string" calcext:value-type="string">
            <text:p>Maa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0];&quot;/&quot;;[.B150])" office:value-type="string" office:string-value="https://osm.org/relation/3291679" calcext:value-type="string">
            <text:p>https://osm.org/relation/32916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2381" calcext:value-type="float">
            <text:p>3292381</text:p>
          </table:table-cell>
          <table:table-cell table:style-name="ce2" office:value-type="string" calcext:value-type="string">
            <text:p>Chaussée de Jette</text:p>
          </table:table-cell>
          <table:table-cell table:style-name="ce2" office:value-type="string" calcext:value-type="string">
            <text:p>Jet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1];&quot;/&quot;;[.B151])" office:value-type="string" office:string-value="https://osm.org/relation/3292381" calcext:value-type="string">
            <text:p>https://osm.org/relation/329238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2452" calcext:value-type="float">
            <text:p>3292452</text:p>
          </table:table-cell>
          <table:table-cell table:style-name="ce2" office:value-type="string" calcext:value-type="string">
            <text:p>Rue de l'Ourthe</text:p>
          </table:table-cell>
          <table:table-cell table:style-name="ce2" office:value-type="string" calcext:value-type="string">
            <text:p>Ourth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2];&quot;/&quot;;[.B152])" office:value-type="string" office:string-value="https://osm.org/relation/3292452" calcext:value-type="string">
            <text:p>https://osm.org/relation/32924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7559" calcext:value-type="float">
            <text:p>3297559</text:p>
          </table:table-cell>
          <table:table-cell table:style-name="ce2" office:value-type="string" calcext:value-type="string">
            <text:p>Rue de Mexico</text:p>
          </table:table-cell>
          <table:table-cell table:style-name="ce2" office:value-type="string" calcext:value-type="string">
            <text:p>Mexico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3];&quot;/&quot;;[.B153])" office:value-type="string" office:string-value="https://osm.org/relation/3297559" calcext:value-type="string">
            <text:p>https://osm.org/relation/32975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3563" calcext:value-type="float">
            <text:p>3303563</text:p>
          </table:table-cell>
          <table:table-cell table:style-name="ce2" office:value-type="string" calcext:value-type="string">
            <text:p>Avenue du Port</text:p>
          </table:table-cell>
          <table:table-cell table:style-name="ce2" office:value-type="string" calcext:value-type="string">
            <text:p>Hav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4];&quot;/&quot;;[.B154])" office:value-type="string" office:string-value="https://osm.org/relation/3303563" calcext:value-type="string">
            <text:p>https://osm.org/relation/330356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3589" calcext:value-type="float">
            <text:p>3303589</text:p>
          </table:table-cell>
          <table:table-cell table:style-name="ce2" office:value-type="string" calcext:value-type="string">
            <text:p>Rue Montagne aux Anges</text:p>
          </table:table-cell>
          <table:table-cell table:style-name="ce2" office:value-type="string" calcext:value-type="string">
            <text:p>Engelen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5];&quot;/&quot;;[.B155])" office:value-type="string" office:string-value="https://osm.org/relation/3303589" calcext:value-type="string">
            <text:p>https://osm.org/relation/33035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3596" calcext:value-type="float">
            <text:p>3303596</text:p>
          </table:table-cell>
          <table:table-cell table:style-name="ce2" office:value-type="string" calcext:value-type="string">
            <text:p>Rue du Jardinier</text:p>
          </table:table-cell>
          <table:table-cell table:style-name="ce2" office:value-type="string" calcext:value-type="string">
            <text:p>Hoveni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6];&quot;/&quot;;[.B156])" office:value-type="string" office:string-value="https://osm.org/relation/3303596" calcext:value-type="string">
            <text:p>https://osm.org/relation/33035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6603" calcext:value-type="float">
            <text:p>3306603</text:p>
          </table:table-cell>
          <table:table-cell table:style-name="ce2" office:value-type="string" calcext:value-type="string">
            <text:p>Rue de la Vermicellerie</text:p>
          </table:table-cell>
          <table:table-cell table:style-name="ce2" office:value-type="string" calcext:value-type="string">
            <text:p>Vermicellifabri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7];&quot;/&quot;;[.B157])" office:value-type="string" office:string-value="https://osm.org/relation/3306603" calcext:value-type="string">
            <text:p>https://osm.org/relation/330660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7542" calcext:value-type="float">
            <text:p>3307542</text:p>
          </table:table-cell>
          <table:table-cell table:style-name="ce2" office:value-type="string" calcext:value-type="string">
            <text:p>Rue de l'Espérance</text:p>
          </table:table-cell>
          <table:table-cell table:style-name="ce2" office:value-type="string" calcext:value-type="string">
            <text:p>Hoo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8];&quot;/&quot;;[.B158])" office:value-type="string" office:string-value="https://osm.org/relation/3307542" calcext:value-type="string">
            <text:p>https://osm.org/relation/330754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7554" calcext:value-type="float">
            <text:p>3307554</text:p>
          </table:table-cell>
          <table:table-cell table:style-name="ce2" office:value-type="string" calcext:value-type="string">
            <text:p>Chaussée de Merchtem</text:p>
          </table:table-cell>
          <table:table-cell table:style-name="ce2" office:value-type="string" calcext:value-type="string">
            <text:p>Steenweg op Merchtem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59];&quot;/&quot;;[.B159])" office:value-type="string" office:string-value="https://osm.org/relation/3307554" calcext:value-type="string">
            <text:p>https://osm.org/relation/33075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9121" calcext:value-type="float">
            <text:p>3309121</text:p>
          </table:table-cell>
          <table:table-cell table:style-name="ce2" office:value-type="string" calcext:value-type="string">
            <text:p>Rue de l'Agronome</text:p>
          </table:table-cell>
          <table:table-cell table:style-name="ce2" office:value-type="string" calcext:value-type="string">
            <text:p>Agronoo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60];&quot;/&quot;;[.B160])" office:value-type="string" office:string-value="https://osm.org/relation/3309121" calcext:value-type="string">
            <text:p>https://osm.org/relation/330912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1446" calcext:value-type="float">
            <text:p>3311446</text:p>
          </table:table-cell>
          <table:table-cell table:style-name="ce2" office:value-type="string" calcext:value-type="string">
            <text:p>Rue du Chœur</text:p>
          </table:table-cell>
          <table:table-cell table:style-name="ce2" office:value-type="string" calcext:value-type="string">
            <text:p>Koo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61];&quot;/&quot;;[.B161])" office:value-type="string" office:string-value="https://osm.org/relation/3311446" calcext:value-type="string">
            <text:p>https://osm.org/relation/331144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1467" calcext:value-type="float">
            <text:p>3311467</text:p>
          </table:table-cell>
          <table:table-cell table:style-name="ce2" office:value-type="string" calcext:value-type="string">
            <text:p>Place Sainctelette</text:p>
          </table:table-cell>
          <table:table-cell table:style-name="ce2" office:value-type="string" calcext:value-type="string">
            <text:p>Saincteletteplaats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62];&quot;/&quot;;[.B162])" office:value-type="string" office:string-value="https://osm.org/relation/3311467" calcext:value-type="string">
            <text:p>https://osm.org/relation/33114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1480" calcext:value-type="float">
            <text:p>3311480</text:p>
          </table:table-cell>
          <table:table-cell table:style-name="ce2" office:value-type="string" calcext:value-type="string">
            <text:p>Quai des Charbonnages</text:p>
          </table:table-cell>
          <table:table-cell table:style-name="ce2" office:value-type="string" calcext:value-type="string">
            <text:p>Koolmijnen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63];&quot;/&quot;;[.B163])" office:value-type="string" office:string-value="https://osm.org/relation/3311480" calcext:value-type="string">
            <text:p>https://osm.org/relation/33114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1817" calcext:value-type="float">
            <text:p>3311817</text:p>
          </table:table-cell>
          <table:table-cell table:style-name="ce2" office:value-type="string" calcext:value-type="string">
            <text:p>Rue du Chien Vert</text:p>
          </table:table-cell>
          <table:table-cell table:style-name="ce2" office:value-type="string" calcext:value-type="string">
            <text:p>Groene Hon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64];&quot;/&quot;;[.B164])" office:value-type="string" office:string-value="https://osm.org/relation/3311817" calcext:value-type="string">
            <text:p>https://osm.org/relation/33118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1834" calcext:value-type="float">
            <text:p>3311834</text:p>
          </table:table-cell>
          <table:table-cell table:style-name="ce2" office:value-type="string" calcext:value-type="string">
            <text:p>Rue des Houilleurs</text:p>
          </table:table-cell>
          <table:table-cell table:style-name="ce2" office:value-type="string" calcext:value-type="string">
            <text:p>Koolmijngrav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65];&quot;/&quot;;[.B165])" office:value-type="string" office:string-value="https://osm.org/relation/3311834" calcext:value-type="string">
            <text:p>https://osm.org/relation/33118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1838" calcext:value-type="float">
            <text:p>3311838</text:p>
          </table:table-cell>
          <table:table-cell table:style-name="ce2" office:value-type="string" calcext:value-type="string">
            <text:p>Rue du Ruisseau</text:p>
          </table:table-cell>
          <table:table-cell table:style-name="ce2" office:value-type="string" calcext:value-type="string">
            <text:p>Be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66];&quot;/&quot;;[.B166])" office:value-type="string" office:string-value="https://osm.org/relation/3311838" calcext:value-type="string">
            <text:p>https://osm.org/relation/33118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2904" calcext:value-type="float">
            <text:p>3312904</text:p>
          </table:table-cell>
          <table:table-cell table:style-name="ce2" office:value-type="string" calcext:value-type="string">
            <text:p>Rue Anglaise</text:p>
          </table:table-cell>
          <table:table-cell table:style-name="ce2" office:value-type="string" calcext:value-type="string">
            <text:p>Engels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67];&quot;/&quot;;[.B167])" office:value-type="string" office:string-value="https://osm.org/relation/3312904" calcext:value-type="string">
            <text:p>https://osm.org/relation/33129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2909" calcext:value-type="float">
            <text:p>3312909</text:p>
          </table:table-cell>
          <table:table-cell table:style-name="ce2" office:value-type="string" calcext:value-type="string">
            <text:p>Rue du Maroquin</text:p>
          </table:table-cell>
          <table:table-cell table:style-name="ce2" office:value-type="string" calcext:value-type="string">
            <text:p>Marokij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68];&quot;/&quot;;[.B168])" office:value-type="string" office:string-value="https://osm.org/relation/3312909" calcext:value-type="string">
            <text:p>https://osm.org/relation/331290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2938" calcext:value-type="float">
            <text:p>3312938</text:p>
          </table:table-cell>
          <table:table-cell table:style-name="ce2" office:value-type="string" calcext:value-type="string">
            <text:p>Rue de l'Avenir</text:p>
          </table:table-cell>
          <table:table-cell table:style-name="ce2" office:value-type="string" calcext:value-type="string">
            <text:p>Toekoms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69];&quot;/&quot;;[.B169])" office:value-type="string" office:string-value="https://osm.org/relation/3312938" calcext:value-type="string">
            <text:p>https://osm.org/relation/33129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2939" calcext:value-type="float">
            <text:p>3312939</text:p>
          </table:table-cell>
          <table:table-cell table:style-name="ce2" office:value-type="string" calcext:value-type="string">
            <text:p>Rue de la Prospérité</text:p>
          </table:table-cell>
          <table:table-cell table:style-name="ce2" office:value-type="string" calcext:value-type="string">
            <text:p>Voorspoe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70];&quot;/&quot;;[.B170])" office:value-type="string" office:string-value="https://osm.org/relation/3312939" calcext:value-type="string">
            <text:p>https://osm.org/relation/331293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3275" calcext:value-type="float">
            <text:p>3313275</text:p>
          </table:table-cell>
          <table:table-cell table:style-name="ce2" office:value-type="string" calcext:value-type="string">
            <text:p>Place de la Minoterie</text:p>
          </table:table-cell>
          <table:table-cell table:style-name="ce2" office:value-type="string" calcext:value-type="string">
            <text:p>Meelfabrieksplei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71];&quot;/&quot;;[.B171])" office:value-type="string" office:string-value="https://osm.org/relation/3313275" calcext:value-type="string">
            <text:p>https://osm.org/relation/33132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3282" calcext:value-type="float">
            <text:p>3313282</text:p>
          </table:table-cell>
          <table:table-cell table:style-name="ce2" office:value-type="string" calcext:value-type="string">
            <text:p>Rue du Presbytère</text:p>
          </table:table-cell>
          <table:table-cell table:style-name="ce2" office:value-type="string" calcext:value-type="string">
            <text:p>Pasto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72];&quot;/&quot;;[.B172])" office:value-type="string" office:string-value="https://osm.org/relation/3313282" calcext:value-type="string">
            <text:p>https://osm.org/relation/33132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220" calcext:value-type="float">
            <text:p>3315220</text:p>
          </table:table-cell>
          <table:table-cell table:style-name="ce2" office:value-type="string" calcext:value-type="string">
            <text:p>Rue Bonnevie</text:p>
          </table:table-cell>
          <table:table-cell table:style-name="ce2" office:value-type="string" calcext:value-type="string">
            <text:p>Bonnev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73];&quot;/&quot;;[.B173])" office:value-type="string" office:string-value="https://osm.org/relation/3315220" calcext:value-type="string">
            <text:p>https://osm.org/relation/33152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238" calcext:value-type="float">
            <text:p>3315238</text:p>
          </table:table-cell>
          <table:table-cell table:style-name="ce2" office:value-type="string" calcext:value-type="string">
            <text:p>Rue de l'École</text:p>
          </table:table-cell>
          <table:table-cell table:style-name="ce2" office:value-type="string" calcext:value-type="string">
            <text:p>Schoo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74];&quot;/&quot;;[.B174])" office:value-type="string" office:string-value="https://osm.org/relation/3315238" calcext:value-type="string">
            <text:p>https://osm.org/relation/33152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245" calcext:value-type="float">
            <text:p>3315245</text:p>
          </table:table-cell>
          <table:table-cell table:style-name="ce2" office:value-type="string" calcext:value-type="string">
            <text:p>Rue du Facteur</text:p>
          </table:table-cell>
          <table:table-cell table:style-name="ce2" office:value-type="string" calcext:value-type="string">
            <text:p>Briefdrag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75];&quot;/&quot;;[.B175])" office:value-type="string" office:string-value="https://osm.org/relation/3315245" calcext:value-type="string">
            <text:p>https://osm.org/relation/331524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257" calcext:value-type="float">
            <text:p>3315257</text:p>
          </table:table-cell>
          <table:table-cell table:style-name="ce2" office:value-type="string" calcext:value-type="string">
            <text:p>Place Communale</text:p>
          </table:table-cell>
          <table:table-cell table:style-name="ce2" office:value-type="string" calcext:value-type="string">
            <text:p>Gemeenteplaats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76];&quot;/&quot;;[.B176])" office:value-type="string" office:string-value="https://osm.org/relation/3315257" calcext:value-type="string">
            <text:p>https://osm.org/relation/33152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319" calcext:value-type="float">
            <text:p>3315319</text:p>
          </table:table-cell>
          <table:table-cell table:style-name="ce2" office:value-type="string" calcext:value-type="string">
            <text:p>Rue du Niveau</text:p>
          </table:table-cell>
          <table:table-cell table:style-name="ce2" office:value-type="string" calcext:value-type="string">
            <text:p>Waterpa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77];&quot;/&quot;;[.B177])" office:value-type="string" office:string-value="https://osm.org/relation/3315319" calcext:value-type="string">
            <text:p>https://osm.org/relation/33153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337" calcext:value-type="float">
            <text:p>3315337</text:p>
          </table:table-cell>
          <table:table-cell table:style-name="ce2" office:value-type="string" calcext:value-type="string">
            <text:p>Rue de la Perle</text:p>
          </table:table-cell>
          <table:table-cell table:style-name="ce2" office:value-type="string" calcext:value-type="string">
            <text:p>Par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78];&quot;/&quot;;[.B178])" office:value-type="string" office:string-value="https://osm.org/relation/3315337" calcext:value-type="string">
            <text:p>https://osm.org/relation/33153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784" calcext:value-type="float">
            <text:p>3315784</text:p>
          </table:table-cell>
          <table:table-cell table:style-name="ce2" office:value-type="string" calcext:value-type="string">
            <text:p>Chaussée de Gand</text:p>
          </table:table-cell>
          <table:table-cell table:style-name="ce2" office:value-type="string" calcext:value-type="string">
            <text:p>Steenweg op Gen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79];&quot;/&quot;;[.B179])" office:value-type="string" office:string-value="https://osm.org/relation/3315784" calcext:value-type="string">
            <text:p>https://osm.org/relation/331578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794" calcext:value-type="float">
            <text:p>3315794</text:p>
          </table:table-cell>
          <table:table-cell table:style-name="ce2" office:value-type="string" calcext:value-type="string">
            <text:p>Rue du Prado</text:p>
          </table:table-cell>
          <table:table-cell table:style-name="ce2" office:value-type="string" calcext:value-type="string">
            <text:p>Prado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80];&quot;/&quot;;[.B180])" office:value-type="string" office:string-value="https://osm.org/relation/3315794" calcext:value-type="string">
            <text:p>https://osm.org/relation/33157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799" calcext:value-type="float">
            <text:p>3315799</text:p>
          </table:table-cell>
          <table:table-cell table:style-name="ce2" office:value-type="string" calcext:value-type="string">
            <text:p>Rue du Cinéma</text:p>
          </table:table-cell>
          <table:table-cell table:style-name="ce2" office:value-type="string" calcext:value-type="string">
            <text:p>Cinema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81];&quot;/&quot;;[.B181])" office:value-type="string" office:string-value="https://osm.org/relation/3315799" calcext:value-type="string">
            <text:p>https://osm.org/relation/33157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808" calcext:value-type="float">
            <text:p>3315808</text:p>
          </table:table-cell>
          <table:table-cell table:style-name="ce2" office:value-type="string" calcext:value-type="string">
            <text:p>Rue de Berchem</text:p>
          </table:table-cell>
          <table:table-cell table:style-name="ce2" office:value-type="string" calcext:value-type="string">
            <text:p>Berche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82];&quot;/&quot;;[.B182])" office:value-type="string" office:string-value="https://osm.org/relation/3315808" calcext:value-type="string">
            <text:p>https://osm.org/relation/33158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815" calcext:value-type="float">
            <text:p>3315815</text:p>
          </table:table-cell>
          <table:table-cell table:style-name="ce2" office:value-type="string" calcext:value-type="string">
            <text:p>Rue de la Fonderie</text:p>
          </table:table-cell>
          <table:table-cell table:style-name="ce2" office:value-type="string" calcext:value-type="string">
            <text:p>Giet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83];&quot;/&quot;;[.B183])" office:value-type="string" office:string-value="https://osm.org/relation/3315815" calcext:value-type="string">
            <text:p>https://osm.org/relation/331581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816" calcext:value-type="float">
            <text:p>3315816</text:p>
          </table:table-cell>
          <table:table-cell table:style-name="ce2" office:value-type="string" calcext:value-type="string">
            <text:p>Rue des Déménageurs</text:p>
          </table:table-cell>
          <table:table-cell table:style-name="ce2" office:value-type="string" calcext:value-type="string">
            <text:p>Verhuiz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84];&quot;/&quot;;[.B184])" office:value-type="string" office:string-value="https://osm.org/relation/3315816" calcext:value-type="string">
            <text:p>https://osm.org/relation/331581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6807" calcext:value-type="float">
            <text:p>3316807</text:p>
          </table:table-cell>
          <table:table-cell table:style-name="ce2" office:value-type="string" calcext:value-type="string">
            <text:p>Avenue du Château</text:p>
          </table:table-cell>
          <table:table-cell table:style-name="ce2" office:value-type="string" calcext:value-type="string">
            <text:p>Kasteel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85];&quot;/&quot;;[.B185])" office:value-type="string" office:string-value="https://osm.org/relation/3316807" calcext:value-type="string">
            <text:p>https://osm.org/relation/33168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6855" calcext:value-type="float">
            <text:p>3316855</text:p>
          </table:table-cell>
          <table:table-cell table:style-name="ce2" office:value-type="string" calcext:value-type="string">
            <text:p>Avenue du Karreveld</text:p>
          </table:table-cell>
          <table:table-cell table:style-name="ce2" office:value-type="string" calcext:value-type="string">
            <text:p>Karreveld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86];&quot;/&quot;;[.B186])" office:value-type="string" office:string-value="https://osm.org/relation/3316855" calcext:value-type="string">
            <text:p>https://osm.org/relation/33168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6877" calcext:value-type="float">
            <text:p>3316877</text:p>
          </table:table-cell>
          <table:table-cell table:style-name="ce2" office:value-type="string" calcext:value-type="string">
            <text:p>Avenue de la Liberté</text:p>
          </table:table-cell>
          <table:table-cell table:style-name="ce2" office:value-type="string" calcext:value-type="string">
            <text:p>Vrijheid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87];&quot;/&quot;;[.B187])" office:value-type="string" office:string-value="https://osm.org/relation/3316877" calcext:value-type="string">
            <text:p>https://osm.org/relation/33168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170" calcext:value-type="float">
            <text:p>3321170</text:p>
          </table:table-cell>
          <table:table-cell table:style-name="ce2" office:value-type="string" calcext:value-type="string">
            <text:p>Rue de Normandie</text:p>
          </table:table-cell>
          <table:table-cell table:style-name="ce2" office:value-type="string" calcext:value-type="string">
            <text:p>Normandië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88];&quot;/&quot;;[.B188])" office:value-type="string" office:string-value="https://osm.org/relation/3321170" calcext:value-type="string">
            <text:p>https://osm.org/relation/33211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190" calcext:value-type="float">
            <text:p>3321190</text:p>
          </table:table-cell>
          <table:table-cell table:style-name="ce2" office:value-type="string" calcext:value-type="string">
            <text:p>Rue des Fuchsias</text:p>
          </table:table-cell>
          <table:table-cell table:style-name="ce2" office:value-type="string" calcext:value-type="string">
            <text:p>Fuchsia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89];&quot;/&quot;;[.B189])" office:value-type="string" office:string-value="https://osm.org/relation/3321190" calcext:value-type="string">
            <text:p>https://osm.org/relation/332119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222" calcext:value-type="float">
            <text:p>3321222</text:p>
          </table:table-cell>
          <table:table-cell table:style-name="ce2" office:value-type="string" calcext:value-type="string">
            <text:p>Rue des Campanules</text:p>
          </table:table-cell>
          <table:table-cell table:style-name="ce2" office:value-type="string" calcext:value-type="string">
            <text:p>Klokbloem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90];&quot;/&quot;;[.B190])" office:value-type="string" office:string-value="https://osm.org/relation/3321222" calcext:value-type="string">
            <text:p>https://osm.org/relation/332122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967" calcext:value-type="float">
            <text:p>3321967</text:p>
          </table:table-cell>
          <table:table-cell table:style-name="ce2" office:value-type="string" calcext:value-type="string">
            <text:p>Rue du Gazouillis</text:p>
          </table:table-cell>
          <table:table-cell table:style-name="ce2" office:value-type="string" calcext:value-type="string">
            <text:p>Gekwe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91];&quot;/&quot;;[.B191])" office:value-type="string" office:string-value="https://osm.org/relation/3321967" calcext:value-type="string">
            <text:p>https://osm.org/relation/33219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974" calcext:value-type="float">
            <text:p>3321974</text:p>
          </table:table-cell>
          <table:table-cell table:style-name="ce2" office:value-type="string" calcext:value-type="string">
            <text:p>Rue de l'Aubade</text:p>
          </table:table-cell>
          <table:table-cell table:style-name="ce2" office:value-type="string" calcext:value-type="string">
            <text:p>Auba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92];&quot;/&quot;;[.B192])" office:value-type="string" office:string-value="https://osm.org/relation/3321974" calcext:value-type="string">
            <text:p>https://osm.org/relation/33219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976" calcext:value-type="float">
            <text:p>3321976</text:p>
          </table:table-cell>
          <table:table-cell table:style-name="ce2" office:value-type="string" calcext:value-type="string">
            <text:p>Rue du Menuet</text:p>
          </table:table-cell>
          <table:table-cell table:style-name="ce2" office:value-type="string" calcext:value-type="string">
            <text:p>Menue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93];&quot;/&quot;;[.B193])" office:value-type="string" office:string-value="https://osm.org/relation/3321976" calcext:value-type="string">
            <text:p>https://osm.org/relation/33219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978" calcext:value-type="float">
            <text:p>3321978</text:p>
          </table:table-cell>
          <table:table-cell table:style-name="ce2" office:value-type="string" calcext:value-type="string">
            <text:p>Rue de l'Idylle</text:p>
          </table:table-cell>
          <table:table-cell table:style-name="ce2" office:value-type="string" calcext:value-type="string">
            <text:p>Idyll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94];&quot;/&quot;;[.B194])" office:value-type="string" office:string-value="https://osm.org/relation/3321978" calcext:value-type="string">
            <text:p>https://osm.org/relation/33219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982" calcext:value-type="float">
            <text:p>3321982</text:p>
          </table:table-cell>
          <table:table-cell table:style-name="ce2" office:value-type="string" calcext:value-type="string">
            <text:p>Rue de la Flûte Enchantée</text:p>
          </table:table-cell>
          <table:table-cell table:style-name="ce2" office:value-type="string" calcext:value-type="string">
            <text:p>Toverflui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95];&quot;/&quot;;[.B195])" office:value-type="string" office:string-value="https://osm.org/relation/3321982" calcext:value-type="string">
            <text:p>https://osm.org/relation/332198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994" calcext:value-type="float">
            <text:p>3321994</text:p>
          </table:table-cell>
          <table:table-cell table:style-name="ce2" office:value-type="string" calcext:value-type="string">
            <text:p>Rue Scheutbosch</text:p>
          </table:table-cell>
          <table:table-cell table:style-name="ce2" office:value-type="string" calcext:value-type="string">
            <text:p>Scheutbosch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96];&quot;/&quot;;[.B196])" office:value-type="string" office:string-value="https://osm.org/relation/3321994" calcext:value-type="string">
            <text:p>https://osm.org/relation/33219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151" calcext:value-type="float">
            <text:p>3322151</text:p>
          </table:table-cell>
          <table:table-cell table:style-name="ce2" office:value-type="string" calcext:value-type="string">
            <text:p>Avenue des Myrtes</text:p>
          </table:table-cell>
          <table:table-cell table:style-name="ce2" office:value-type="string" calcext:value-type="string">
            <text:p>Mirt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97];&quot;/&quot;;[.B197])" office:value-type="string" office:string-value="https://osm.org/relation/3322151" calcext:value-type="string">
            <text:p>https://osm.org/relation/332215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160" calcext:value-type="float">
            <text:p>3322160</text:p>
          </table:table-cell>
          <table:table-cell table:style-name="ce2" office:value-type="string" calcext:value-type="string">
            <text:p>Rue Potaerdegat</text:p>
          </table:table-cell>
          <table:table-cell table:style-name="ce2" office:value-type="string" calcext:value-type="string">
            <text:p>Potaerdega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98];&quot;/&quot;;[.B198])" office:value-type="string" office:string-value="https://osm.org/relation/3322160" calcext:value-type="string">
            <text:p>https://osm.org/relation/332216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172" calcext:value-type="float">
            <text:p>3322172</text:p>
          </table:table-cell>
          <table:table-cell table:style-name="ce2" office:value-type="string" calcext:value-type="string">
            <text:p>Rue de Bruges</text:p>
          </table:table-cell>
          <table:table-cell table:style-name="ce2" office:value-type="string" calcext:value-type="string">
            <text:p>Brugg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199];&quot;/&quot;;[.B199])" office:value-type="string" office:string-value="https://osm.org/relation/3322172" calcext:value-type="string">
            <text:p>https://osm.org/relation/332217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193" calcext:value-type="float">
            <text:p>3322193</text:p>
          </table:table-cell>
          <table:table-cell table:style-name="ce2" office:value-type="string" calcext:value-type="string">
            <text:p>Rue des Béguines</text:p>
          </table:table-cell>
          <table:table-cell table:style-name="ce2" office:value-type="string" calcext:value-type="string">
            <text:p>Begijn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00];&quot;/&quot;;[.B200])" office:value-type="string" office:string-value="https://osm.org/relation/3322193" calcext:value-type="string">
            <text:p>https://osm.org/relation/33221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206" calcext:value-type="float">
            <text:p>3322206</text:p>
          </table:table-cell>
          <table:table-cell table:style-name="ce2" office:value-type="string" calcext:value-type="string">
            <text:p>Rue du Korenbeek</text:p>
          </table:table-cell>
          <table:table-cell table:style-name="ce2" office:value-type="string" calcext:value-type="string">
            <text:p>Korenbe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01];&quot;/&quot;;[.B201])" office:value-type="string" office:string-value="https://osm.org/relation/3322206" calcext:value-type="string">
            <text:p>https://osm.org/relation/33222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224" calcext:value-type="float">
            <text:p>3322224</text:p>
          </table:table-cell>
          <table:table-cell table:style-name="ce2" office:value-type="string" calcext:value-type="string">
            <text:p>Rue de la Vieillesse Heureuse</text:p>
          </table:table-cell>
          <table:table-cell table:style-name="ce2" office:value-type="string" calcext:value-type="string">
            <text:p>Gelukkige Grijshei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02];&quot;/&quot;;[.B202])" office:value-type="string" office:string-value="https://osm.org/relation/3322224" calcext:value-type="string">
            <text:p>https://osm.org/relation/33222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228" calcext:value-type="float">
            <text:p>3322228</text:p>
          </table:table-cell>
          <table:table-cell table:style-name="ce2" office:value-type="string" calcext:value-type="string">
            <text:p>Rue de la Cité Joyeuse</text:p>
          </table:table-cell>
          <table:table-cell table:style-name="ce2" office:value-type="string" calcext:value-type="string">
            <text:p>Kindvriendelijk Hui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03];&quot;/&quot;;[.B203])" office:value-type="string" office:string-value="https://osm.org/relation/3322228" calcext:value-type="string">
            <text:p>https://osm.org/relation/33222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818" calcext:value-type="float">
            <text:p>3322818</text:p>
          </table:table-cell>
          <table:table-cell table:style-name="ce2" office:value-type="string" calcext:value-type="string">
            <text:p>Chaussée de Ninove</text:p>
          </table:table-cell>
          <table:table-cell table:style-name="ce2" office:value-type="string" calcext:value-type="string">
            <text:p>Ninoofse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04];&quot;/&quot;;[.B204])" office:value-type="string" office:string-value="https://osm.org/relation/3322818" calcext:value-type="string">
            <text:p>https://osm.org/relation/33228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819" calcext:value-type="float">
            <text:p>3322819</text:p>
          </table:table-cell>
          <table:table-cell table:style-name="ce2" office:value-type="string" calcext:value-type="string">
            <text:p>Rue du Potaerdenberg</text:p>
          </table:table-cell>
          <table:table-cell table:style-name="ce2" office:value-type="string" calcext:value-type="string">
            <text:p>Potaerden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05];&quot;/&quot;;[.B205])" office:value-type="string" office:string-value="https://osm.org/relation/3322819" calcext:value-type="string">
            <text:p>https://osm.org/relation/33228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826" calcext:value-type="float">
            <text:p>3322826</text:p>
          </table:table-cell>
          <table:table-cell table:style-name="ce2" office:value-type="string" calcext:value-type="string">
            <text:p>Rue de la Sérénade</text:p>
          </table:table-cell>
          <table:table-cell table:style-name="ce2" office:value-type="string" calcext:value-type="string">
            <text:p>Serena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06];&quot;/&quot;;[.B206])" office:value-type="string" office:string-value="https://osm.org/relation/3322826" calcext:value-type="string">
            <text:p>https://osm.org/relation/332282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828" calcext:value-type="float">
            <text:p>3322828</text:p>
          </table:table-cell>
          <table:table-cell table:style-name="ce2" office:value-type="string" calcext:value-type="string">
            <text:p>Rue de la Sonatine</text:p>
          </table:table-cell>
          <table:table-cell table:style-name="ce2" office:value-type="string" calcext:value-type="string">
            <text:p>Sonati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07];&quot;/&quot;;[.B207])" office:value-type="string" office:string-value="https://osm.org/relation/3322828" calcext:value-type="string">
            <text:p>https://osm.org/relation/33228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829" calcext:value-type="float">
            <text:p>3322829</text:p>
          </table:table-cell>
          <table:table-cell table:style-name="ce2" office:value-type="string" calcext:value-type="string">
            <text:p>Rue du Caprice</text:p>
          </table:table-cell>
          <table:table-cell table:style-name="ce2" office:value-type="string" calcext:value-type="string">
            <text:p>Gri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08];&quot;/&quot;;[.B208])" office:value-type="string" office:string-value="https://osm.org/relation/3322829" calcext:value-type="string">
            <text:p>https://osm.org/relation/33228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831" calcext:value-type="float">
            <text:p>3322831</text:p>
          </table:table-cell>
          <table:table-cell table:style-name="ce2" office:value-type="string" calcext:value-type="string">
            <text:p>Rue Sleutelplas</text:p>
          </table:table-cell>
          <table:table-cell table:style-name="ce2" office:value-type="string" calcext:value-type="string">
            <text:p>Sleutelpla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09];&quot;/&quot;;[.B209])" office:value-type="string" office:string-value="https://osm.org/relation/3322831" calcext:value-type="string">
            <text:p>https://osm.org/relation/33228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835" calcext:value-type="float">
            <text:p>3322835</text:p>
          </table:table-cell>
          <table:table-cell table:style-name="ce2" office:value-type="string" calcext:value-type="string">
            <text:p>Rue de Moortebeek</text:p>
          </table:table-cell>
          <table:table-cell table:style-name="ce2" office:value-type="string" calcext:value-type="string">
            <text:p>Moortebe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10];&quot;/&quot;;[.B210])" office:value-type="string" office:string-value="https://osm.org/relation/3322835" calcext:value-type="string">
            <text:p>https://osm.org/relation/332283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836" calcext:value-type="float">
            <text:p>3322836</text:p>
          </table:table-cell>
          <table:table-cell table:style-name="ce2" office:value-type="string" calcext:value-type="string">
            <text:p>Rue de l'Oiselet</text:p>
          </table:table-cell>
          <table:table-cell table:style-name="ce2" office:value-type="string" calcext:value-type="string">
            <text:p>Nestelin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11];&quot;/&quot;;[.B211])" office:value-type="string" office:string-value="https://osm.org/relation/3322836" calcext:value-type="string">
            <text:p>https://osm.org/relation/332283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837" calcext:value-type="float">
            <text:p>3322837</text:p>
          </table:table-cell>
          <table:table-cell table:style-name="ce2" office:value-type="string" calcext:value-type="string">
            <text:p>Rue du Madrigal</text:p>
          </table:table-cell>
          <table:table-cell table:style-name="ce2" office:value-type="string" calcext:value-type="string">
            <text:p>Madriga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12];&quot;/&quot;;[.B212])" office:value-type="string" office:string-value="https://osm.org/relation/3322837" calcext:value-type="string">
            <text:p>https://osm.org/relation/33228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186" calcext:value-type="float">
            <text:p>3323186</text:p>
          </table:table-cell>
          <table:table-cell table:style-name="ce2" office:value-type="string" calcext:value-type="string">
            <text:p>Rue du Hoogbosch</text:p>
          </table:table-cell>
          <table:table-cell table:style-name="ce2" office:value-type="string" calcext:value-type="string">
            <text:p>Hoogbosch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13];&quot;/&quot;;[.B213])" office:value-type="string" office:string-value="https://osm.org/relation/3323186" calcext:value-type="string">
            <text:p>https://osm.org/relation/33231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197" calcext:value-type="float">
            <text:p>3323197</text:p>
          </table:table-cell>
          <table:table-cell table:style-name="ce2" office:value-type="string" calcext:value-type="string">
            <text:p>Rue du Bon Pasteur</text:p>
          </table:table-cell>
          <table:table-cell table:style-name="ce2" office:value-type="string" calcext:value-type="string">
            <text:p>Goede Herd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14];&quot;/&quot;;[.B214])" office:value-type="string" office:string-value="https://osm.org/relation/3323197" calcext:value-type="string">
            <text:p>https://osm.org/relation/33231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213" calcext:value-type="float">
            <text:p>3323213</text:p>
          </table:table-cell>
          <table:table-cell table:style-name="ce2" office:value-type="string" calcext:value-type="string">
            <text:p>Avenue des Amandiers</text:p>
          </table:table-cell>
          <table:table-cell table:style-name="ce2" office:value-type="string" calcext:value-type="string">
            <text:p>Amandelbom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15];&quot;/&quot;;[.B215])" office:value-type="string" office:string-value="https://osm.org/relation/3323213" calcext:value-type="string">
            <text:p>https://osm.org/relation/332321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214" calcext:value-type="float">
            <text:p>3323214</text:p>
          </table:table-cell>
          <table:table-cell table:style-name="ce2" office:value-type="string" calcext:value-type="string">
            <text:p>Clos des Rosacées</text:p>
          </table:table-cell>
          <table:table-cell table:style-name="ce2" office:value-type="string" calcext:value-type="string">
            <text:p>Rozengaarde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16];&quot;/&quot;;[.B216])" office:value-type="string" office:string-value="https://osm.org/relation/3323214" calcext:value-type="string">
            <text:p>https://osm.org/relation/33232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217" calcext:value-type="float">
            <text:p>3323217</text:p>
          </table:table-cell>
          <table:table-cell table:style-name="ce2" office:value-type="string" calcext:value-type="string">
            <text:p>Avenue du Thym</text:p>
          </table:table-cell>
          <table:table-cell table:style-name="ce2" office:value-type="string" calcext:value-type="string">
            <text:p>Tijm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17];&quot;/&quot;;[.B217])" office:value-type="string" office:string-value="https://osm.org/relation/3323217" calcext:value-type="string">
            <text:p>https://osm.org/relation/332321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273" calcext:value-type="float">
            <text:p>3323273</text:p>
          </table:table-cell>
          <table:table-cell table:style-name="ce2" office:value-type="string" calcext:value-type="string">
            <text:p>Rue de la Pastorale</text:p>
          </table:table-cell>
          <table:table-cell table:style-name="ce2" office:value-type="string" calcext:value-type="string">
            <text:p>Herderslie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18];&quot;/&quot;;[.B218])" office:value-type="string" office:string-value="https://osm.org/relation/3323273" calcext:value-type="string">
            <text:p>https://osm.org/relation/332327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299" calcext:value-type="float">
            <text:p>3323299</text:p>
          </table:table-cell>
          <table:table-cell table:style-name="ce2" office:value-type="string" calcext:value-type="string">
            <text:p>Rue de la Cavatine</text:p>
          </table:table-cell>
          <table:table-cell table:style-name="ce2" office:value-type="string" calcext:value-type="string">
            <text:p>Cavati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19];&quot;/&quot;;[.B219])" office:value-type="string" office:string-value="https://osm.org/relation/3323299" calcext:value-type="string">
            <text:p>https://osm.org/relation/33232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329" calcext:value-type="float">
            <text:p>3323329</text:p>
          </table:table-cell>
          <table:table-cell table:style-name="ce2" office:value-type="string" calcext:value-type="string">
            <text:p>Rue de la Belle au Bois Dormant</text:p>
          </table:table-cell>
          <table:table-cell table:style-name="ce2" office:value-type="string" calcext:value-type="string">
            <text:p>Schoonslaaps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20];&quot;/&quot;;[.B220])" office:value-type="string" office:string-value="https://osm.org/relation/3323329" calcext:value-type="string">
            <text:p>https://osm.org/relation/33233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343" calcext:value-type="float">
            <text:p>3323343</text:p>
          </table:table-cell>
          <table:table-cell table:style-name="ce2" office:value-type="string" calcext:value-type="string">
            <text:p>Avenue du Scheutbosch</text:p>
          </table:table-cell>
          <table:table-cell table:style-name="ce2" office:value-type="string" calcext:value-type="string">
            <text:p>Scheutbosch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21];&quot;/&quot;;[.B221])" office:value-type="string" office:string-value="https://osm.org/relation/3323343" calcext:value-type="string">
            <text:p>https://osm.org/relation/332334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3355" calcext:value-type="float">
            <text:p>3323355</text:p>
          </table:table-cell>
          <table:table-cell table:style-name="ce2" office:value-type="string" calcext:value-type="string">
            <text:p>Avenue des Ménestrels</text:p>
          </table:table-cell>
          <table:table-cell table:style-name="ce2" office:value-type="string" calcext:value-type="string">
            <text:p>Minnezanger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22];&quot;/&quot;;[.B222])" office:value-type="string" office:string-value="https://osm.org/relation/3323355" calcext:value-type="string">
            <text:p>https://osm.org/relation/332335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4191" calcext:value-type="float">
            <text:p>3324191</text:p>
          </table:table-cell>
          <table:table-cell table:style-name="ce2" office:value-type="string" calcext:value-type="string">
            <text:p>Avenue des Missionnaires</text:p>
          </table:table-cell>
          <table:table-cell table:style-name="ce2" office:value-type="string" calcext:value-type="string">
            <text:p>Missionariss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23];&quot;/&quot;;[.B223])" office:value-type="string" office:string-value="https://osm.org/relation/3324191" calcext:value-type="string">
            <text:p>https://osm.org/relation/332419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4200" calcext:value-type="float">
            <text:p>3324200</text:p>
          </table:table-cell>
          <table:table-cell table:style-name="ce2" office:value-type="string" calcext:value-type="string">
            <text:p>Rue des Bougainvillées</text:p>
          </table:table-cell>
          <table:table-cell table:style-name="ce2" office:value-type="string" calcext:value-type="string">
            <text:p>Bougainvillea's 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24];&quot;/&quot;;[.B224])" office:value-type="string" office:string-value="https://osm.org/relation/3324200" calcext:value-type="string">
            <text:p>https://osm.org/relation/33242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4205" calcext:value-type="float">
            <text:p>3324205</text:p>
          </table:table-cell>
          <table:table-cell table:style-name="ce2" office:value-type="string" calcext:value-type="string">
            <text:p>Avenue du Condor</text:p>
          </table:table-cell>
          <table:table-cell table:style-name="ce2" office:value-type="string" calcext:value-type="string">
            <text:p>Condor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25];&quot;/&quot;;[.B225])" office:value-type="string" office:string-value="https://osm.org/relation/3324205" calcext:value-type="string">
            <text:p>https://osm.org/relation/33242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4207" calcext:value-type="float">
            <text:p>3324207</text:p>
          </table:table-cell>
          <table:table-cell table:style-name="ce2" office:value-type="string" calcext:value-type="string">
            <text:p>Avenue des Tamaris</text:p>
          </table:table-cell>
          <table:table-cell table:style-name="ce2" office:value-type="string" calcext:value-type="string">
            <text:p>Tamarisk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26];&quot;/&quot;;[.B226])" office:value-type="string" office:string-value="https://osm.org/relation/3324207" calcext:value-type="string">
            <text:p>https://osm.org/relation/332420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4208" calcext:value-type="float">
            <text:p>3324208</text:p>
          </table:table-cell>
          <table:table-cell table:style-name="ce2" office:value-type="string" calcext:value-type="string">
            <text:p>Rue du Serpolet</text:p>
          </table:table-cell>
          <table:table-cell table:style-name="ce2" office:value-type="string" calcext:value-type="string">
            <text:p>Wilde Tij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27];&quot;/&quot;;[.B227])" office:value-type="string" office:string-value="https://osm.org/relation/3324208" calcext:value-type="string">
            <text:p>https://osm.org/relation/332420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4210" calcext:value-type="float">
            <text:p>3324210</text:p>
          </table:table-cell>
          <table:table-cell table:style-name="ce2" office:value-type="string" calcext:value-type="string">
            <text:p>Rue de la Laiterie</text:p>
          </table:table-cell>
          <table:table-cell table:style-name="ce2" office:value-type="string" calcext:value-type="string">
            <text:p>Melk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28];&quot;/&quot;;[.B228])" office:value-type="string" office:string-value="https://osm.org/relation/3324210" calcext:value-type="string">
            <text:p>https://osm.org/relation/332421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4229" calcext:value-type="float">
            <text:p>3324229</text:p>
          </table:table-cell>
          <table:table-cell table:style-name="ce2" office:value-type="string" calcext:value-type="string">
            <text:p>Rue de Dilbeek</text:p>
          </table:table-cell>
          <table:table-cell table:style-name="ce2" office:value-type="string" calcext:value-type="string">
            <text:p>Dilbee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29];&quot;/&quot;;[.B229])" office:value-type="string" office:string-value="https://osm.org/relation/3324229" calcext:value-type="string">
            <text:p>https://osm.org/relation/33242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4238" calcext:value-type="float">
            <text:p>3324238</text:p>
          </table:table-cell>
          <table:table-cell table:style-name="ce2" office:value-type="string" calcext:value-type="string">
            <text:p>Rue de la Semence</text:p>
          </table:table-cell>
          <table:table-cell table:style-name="ce2" office:value-type="string" calcext:value-type="string">
            <text:p>Zaa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30];&quot;/&quot;;[.B230])" office:value-type="string" office:string-value="https://osm.org/relation/3324238" calcext:value-type="string">
            <text:p>https://osm.org/relation/33242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058" calcext:value-type="float">
            <text:p>3325058</text:p>
          </table:table-cell>
          <table:table-cell table:style-name="ce2" office:value-type="string" calcext:value-type="string">
            <text:p>Rue Osseghem</text:p>
          </table:table-cell>
          <table:table-cell table:style-name="ce2" office:value-type="string" calcext:value-type="string">
            <text:p>Osseghe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31];&quot;/&quot;;[.B231])" office:value-type="string" office:string-value="https://osm.org/relation/3325058" calcext:value-type="string">
            <text:p>https://osm.org/relation/33250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070" calcext:value-type="float">
            <text:p>3325070</text:p>
          </table:table-cell>
          <table:table-cell table:style-name="ce2" office:value-type="string" calcext:value-type="string">
            <text:p>Rue des Dauphins</text:p>
          </table:table-cell>
          <table:table-cell table:style-name="ce2" office:value-type="string" calcext:value-type="string">
            <text:p>Dolfijn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32];&quot;/&quot;;[.B232])" office:value-type="string" office:string-value="https://osm.org/relation/3325070" calcext:value-type="string">
            <text:p>https://osm.org/relation/33250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075" calcext:value-type="float">
            <text:p>3325075</text:p>
          </table:table-cell>
          <table:table-cell table:style-name="ce2" office:value-type="string" calcext:value-type="string">
            <text:p>Rue du Géomètre</text:p>
          </table:table-cell>
          <table:table-cell table:style-name="ce2" office:value-type="string" calcext:value-type="string">
            <text:p>Landme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33];&quot;/&quot;;[.B233])" office:value-type="string" office:string-value="https://osm.org/relation/3325075" calcext:value-type="string">
            <text:p>https://osm.org/relation/332507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093" calcext:value-type="float">
            <text:p>3325093</text:p>
          </table:table-cell>
          <table:table-cell table:style-name="ce2" office:value-type="string" calcext:value-type="string">
            <text:p>Rue des Hippocampes</text:p>
          </table:table-cell>
          <table:table-cell table:style-name="ce2" office:value-type="string" calcext:value-type="string">
            <text:p>Zeepaardje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34];&quot;/&quot;;[.B234])" office:value-type="string" office:string-value="https://osm.org/relation/3325093" calcext:value-type="string">
            <text:p>https://osm.org/relation/33250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367" calcext:value-type="float">
            <text:p>3325367</text:p>
          </table:table-cell>
          <table:table-cell table:style-name="ce2" office:value-type="string" calcext:value-type="string">
            <text:p>Rue de la Fraîcheur</text:p>
          </table:table-cell>
          <table:table-cell table:style-name="ce2" office:value-type="string" calcext:value-type="string">
            <text:p>Frishei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35];&quot;/&quot;;[.B235])" office:value-type="string" office:string-value="https://osm.org/relation/3325367" calcext:value-type="string">
            <text:p>https://osm.org/relation/33253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379" calcext:value-type="float">
            <text:p>3325379</text:p>
          </table:table-cell>
          <table:table-cell table:style-name="ce2" office:value-type="string" calcext:value-type="string">
            <text:p>Rue de la Mélopée</text:p>
          </table:table-cell>
          <table:table-cell table:style-name="ce2" office:value-type="string" calcext:value-type="string">
            <text:p>Melope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36];&quot;/&quot;;[.B236])" office:value-type="string" office:string-value="https://osm.org/relation/3325379" calcext:value-type="string">
            <text:p>https://osm.org/relation/33253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431" calcext:value-type="float">
            <text:p>3325431</text:p>
          </table:table-cell>
          <table:table-cell table:style-name="ce2" office:value-type="string" calcext:value-type="string">
            <text:p>Rue du Sonnet</text:p>
          </table:table-cell>
          <table:table-cell table:style-name="ce2" office:value-type="string" calcext:value-type="string">
            <text:p>Sonne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37];&quot;/&quot;;[.B237])" office:value-type="string" office:string-value="https://osm.org/relation/3325431" calcext:value-type="string">
            <text:p>https://osm.org/relation/33254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894" calcext:value-type="float">
            <text:p>3325894</text:p>
          </table:table-cell>
          <table:table-cell table:style-name="ce2" office:value-type="string" calcext:value-type="string">
            <text:p>Rue Calliope</text:p>
          </table:table-cell>
          <table:table-cell table:style-name="ce2" office:value-type="string" calcext:value-type="string">
            <text:p>Calliop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38];&quot;/&quot;;[.B238])" office:value-type="string" office:string-value="https://osm.org/relation/3325894" calcext:value-type="string">
            <text:p>https://osm.org/relation/33258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895" calcext:value-type="float">
            <text:p>3325895</text:p>
          </table:table-cell>
          <table:table-cell table:style-name="ce2" office:value-type="string" calcext:value-type="string">
            <text:p>Rue Euterpe</text:p>
          </table:table-cell>
          <table:table-cell table:style-name="ce2" office:value-type="string" calcext:value-type="string">
            <text:p>Euterp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39];&quot;/&quot;;[.B239])" office:value-type="string" office:string-value="https://osm.org/relation/3325895" calcext:value-type="string">
            <text:p>https://osm.org/relation/332589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897" calcext:value-type="float">
            <text:p>3325897</text:p>
          </table:table-cell>
          <table:table-cell table:style-name="ce2" office:value-type="string" calcext:value-type="string">
            <text:p>Rue Melpomène</text:p>
          </table:table-cell>
          <table:table-cell table:style-name="ce2" office:value-type="string" calcext:value-type="string">
            <text:p>Melpome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40];&quot;/&quot;;[.B240])" office:value-type="string" office:string-value="https://osm.org/relation/3325897" calcext:value-type="string">
            <text:p>https://osm.org/relation/332589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900" calcext:value-type="float">
            <text:p>3325900</text:p>
          </table:table-cell>
          <table:table-cell table:style-name="ce2" office:value-type="string" calcext:value-type="string">
            <text:p>Rue du Gulden Bodem</text:p>
          </table:table-cell>
          <table:table-cell table:style-name="ce2" office:value-type="string" calcext:value-type="string">
            <text:p>Gulden Bode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41];&quot;/&quot;;[.B241])" office:value-type="string" office:string-value="https://osm.org/relation/3325900" calcext:value-type="string">
            <text:p>https://osm.org/relation/332590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979" calcext:value-type="float">
            <text:p>3325979</text:p>
          </table:table-cell>
          <table:table-cell table:style-name="ce2" office:value-type="string" calcext:value-type="string">
            <text:p>Rue Kindergeluk</text:p>
          </table:table-cell>
          <table:table-cell table:style-name="ce2" office:value-type="string" calcext:value-type="string">
            <text:p>Kindergelu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42];&quot;/&quot;;[.B242])" office:value-type="string" office:string-value="https://osm.org/relation/3325979" calcext:value-type="string">
            <text:p>https://osm.org/relation/33259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985" calcext:value-type="float">
            <text:p>3325985</text:p>
          </table:table-cell>
          <table:table-cell table:style-name="ce2" office:value-type="string" calcext:value-type="string">
            <text:p>Rue Duydelle</text:p>
          </table:table-cell>
          <table:table-cell table:style-name="ce2" office:value-type="string" calcext:value-type="string">
            <text:p>Duydell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43];&quot;/&quot;;[.B243])" office:value-type="string" office:string-value="https://osm.org/relation/3325985" calcext:value-type="string">
            <text:p>https://osm.org/relation/33259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996" calcext:value-type="float">
            <text:p>3325996</text:p>
          </table:table-cell>
          <table:table-cell table:style-name="ce2" office:value-type="string" calcext:value-type="string">
            <text:p>Rue du Lierre</text:p>
          </table:table-cell>
          <table:table-cell table:style-name="ce2" office:value-type="string" calcext:value-type="string">
            <text:p>Klimo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44];&quot;/&quot;;[.B244])" office:value-type="string" office:string-value="https://osm.org/relation/3325996" calcext:value-type="string">
            <text:p>https://osm.org/relation/332599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6134" calcext:value-type="float">
            <text:p>3326134</text:p>
          </table:table-cell>
          <table:table-cell table:style-name="ce2" office:value-type="string" calcext:value-type="string">
            <text:p>Rue de la Mélodie</text:p>
          </table:table-cell>
          <table:table-cell table:style-name="ce2" office:value-type="string" calcext:value-type="string">
            <text:p>Melod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45];&quot;/&quot;;[.B245])" office:value-type="string" office:string-value="https://osm.org/relation/3326134" calcext:value-type="string">
            <text:p>https://osm.org/relation/332613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6137" calcext:value-type="float">
            <text:p>3326137</text:p>
          </table:table-cell>
          <table:table-cell table:style-name="ce2" office:value-type="string" calcext:value-type="string">
            <text:p>Rue de l'Accord</text:p>
          </table:table-cell>
          <table:table-cell table:style-name="ce2" office:value-type="string" calcext:value-type="string">
            <text:p>Akkoor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46];&quot;/&quot;;[.B246])" office:value-type="string" office:string-value="https://osm.org/relation/3326137" calcext:value-type="string">
            <text:p>https://osm.org/relation/33261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012" calcext:value-type="float">
            <text:p>3327012</text:p>
          </table:table-cell>
          <table:table-cell table:style-name="ce2" office:value-type="string" calcext:value-type="string">
            <text:p>Rue de Birmingham</text:p>
          </table:table-cell>
          <table:table-cell table:style-name="ce2" office:value-type="string" calcext:value-type="string">
            <text:p>Birmingha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47];&quot;/&quot;;[.B247])" office:value-type="string" office:string-value="https://osm.org/relation/3327012" calcext:value-type="string">
            <text:p>https://osm.org/relation/332701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018" calcext:value-type="float">
            <text:p>3327018</text:p>
          </table:table-cell>
          <table:table-cell table:style-name="ce2" office:value-type="string" calcext:value-type="string">
            <text:p>Rue De Bonne</text:p>
          </table:table-cell>
          <table:table-cell table:style-name="ce2" office:value-type="string" calcext:value-type="string">
            <text:p>De Bon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48];&quot;/&quot;;[.B248])" office:value-type="string" office:string-value="https://osm.org/relation/3327018" calcext:value-type="string">
            <text:p>https://osm.org/relation/33270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023" calcext:value-type="float">
            <text:p>3327023</text:p>
          </table:table-cell>
          <table:table-cell table:style-name="ce2" office:value-type="string" calcext:value-type="string">
            <text:p>Rue d'Enghien</text:p>
          </table:table-cell>
          <table:table-cell table:style-name="ce2" office:value-type="string" calcext:value-type="string">
            <text:p>Eding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49];&quot;/&quot;;[.B249])" office:value-type="string" office:string-value="https://osm.org/relation/3327023" calcext:value-type="string">
            <text:p>https://osm.org/relation/33270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037" calcext:value-type="float">
            <text:p>3327037</text:p>
          </table:table-cell>
          <table:table-cell table:style-name="ce2" office:value-type="string" calcext:value-type="string">
            <text:p>Rue de la Princesse</text:p>
          </table:table-cell>
          <table:table-cell table:style-name="ce2" office:value-type="string" calcext:value-type="string">
            <text:p>Prinse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50];&quot;/&quot;;[.B250])" office:value-type="string" office:string-value="https://osm.org/relation/3327037" calcext:value-type="string">
            <text:p>https://osm.org/relation/33270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041" calcext:value-type="float">
            <text:p>3327041</text:p>
          </table:table-cell>
          <table:table-cell table:style-name="ce2" office:value-type="string" calcext:value-type="string">
            <text:p>Rue de Manchester</text:p>
          </table:table-cell>
          <table:table-cell table:style-name="ce2" office:value-type="string" calcext:value-type="string">
            <text:p>Manchest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51];&quot;/&quot;;[.B251])" office:value-type="string" office:string-value="https://osm.org/relation/3327041" calcext:value-type="string">
            <text:p>https://osm.org/relation/33270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386" calcext:value-type="float">
            <text:p>3327386</text:p>
          </table:table-cell>
          <table:table-cell table:style-name="ce2" office:value-type="string" calcext:value-type="string">
            <text:p>Quai de l'Industrie</text:p>
          </table:table-cell>
          <table:table-cell table:style-name="ce2" office:value-type="string" calcext:value-type="string">
            <text:p>Nijverheids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52];&quot;/&quot;;[.B252])" office:value-type="string" office:string-value="https://osm.org/relation/3327386" calcext:value-type="string">
            <text:p>https://osm.org/relation/33273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393" calcext:value-type="float">
            <text:p>3327393</text:p>
          </table:table-cell>
          <table:table-cell table:style-name="ce2" office:value-type="string" calcext:value-type="string">
            <text:p>Rue du Bateau</text:p>
          </table:table-cell>
          <table:table-cell table:style-name="ce2" office:value-type="string" calcext:value-type="string">
            <text:p>Schip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53];&quot;/&quot;;[.B253])" office:value-type="string" office:string-value="https://osm.org/relation/3327393" calcext:value-type="string">
            <text:p>https://osm.org/relation/332739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431" calcext:value-type="float">
            <text:p>3327431</text:p>
          </table:table-cell>
          <table:table-cell table:style-name="ce2" office:value-type="string" calcext:value-type="string">
            <text:p>Rue de Liverpool</text:p>
          </table:table-cell>
          <table:table-cell table:style-name="ce2" office:value-type="string" calcext:value-type="string">
            <text:p>Liverpoo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54];&quot;/&quot;;[.B254])" office:value-type="string" office:string-value="https://osm.org/relation/3327431" calcext:value-type="string">
            <text:p>https://osm.org/relation/33274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8529" calcext:value-type="float">
            <text:p>3328529</text:p>
          </table:table-cell>
          <table:table-cell table:style-name="ce2" office:value-type="string" calcext:value-type="string">
            <text:p>Rue de Lessines</text:p>
          </table:table-cell>
          <table:table-cell table:style-name="ce2" office:value-type="string" calcext:value-type="string">
            <text:p>Less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55];&quot;/&quot;;[.B255])" office:value-type="string" office:string-value="https://osm.org/relation/3328529" calcext:value-type="string">
            <text:p>https://osm.org/relation/332852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8594" calcext:value-type="float">
            <text:p>3328594</text:p>
          </table:table-cell>
          <table:table-cell table:style-name="ce2" office:value-type="string" calcext:value-type="string">
            <text:p>Rue des Quatre-Vents</text:p>
          </table:table-cell>
          <table:table-cell table:style-name="ce2" office:value-type="string" calcext:value-type="string">
            <text:p>Vier-wind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56];&quot;/&quot;;[.B256])" office:value-type="string" office:string-value="https://osm.org/relation/3328594" calcext:value-type="string">
            <text:p>https://osm.org/relation/332859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9820" calcext:value-type="float">
            <text:p>3329820</text:p>
          </table:table-cell>
          <table:table-cell table:style-name="ce2" office:value-type="string" calcext:value-type="string">
            <text:p>Rue de l'Indépendance</text:p>
          </table:table-cell>
          <table:table-cell table:style-name="ce2" office:value-type="string" calcext:value-type="string">
            <text:p>Onafhankelijkhei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57];&quot;/&quot;;[.B257])" office:value-type="string" office:string-value="https://osm.org/relation/3329820" calcext:value-type="string">
            <text:p>https://osm.org/relation/33298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9827" calcext:value-type="float">
            <text:p>3329827</text:p>
          </table:table-cell>
          <table:table-cell table:style-name="ce2" office:value-type="string" calcext:value-type="string">
            <text:p>Rue de Groeninghe</text:p>
          </table:table-cell>
          <table:table-cell table:style-name="ce2" office:value-type="string" calcext:value-type="string">
            <text:p>Groeningh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58];&quot;/&quot;;[.B258])" office:value-type="string" office:string-value="https://osm.org/relation/3329827" calcext:value-type="string">
            <text:p>https://osm.org/relation/33298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9905" calcext:value-type="float">
            <text:p>3329905</text:p>
          </table:table-cell>
          <table:table-cell table:style-name="ce2" office:value-type="string" calcext:value-type="string">
            <text:p>Rue de la Campine</text:p>
          </table:table-cell>
          <table:table-cell table:style-name="ce2" office:value-type="string" calcext:value-type="string">
            <text:p>Kemp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59];&quot;/&quot;;[.B259])" office:value-type="string" office:string-value="https://osm.org/relation/3329905" calcext:value-type="string">
            <text:p>https://osm.org/relation/332990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0058" calcext:value-type="float">
            <text:p>3330058</text:p>
          </table:table-cell>
          <table:table-cell table:style-name="ce2" office:value-type="string" calcext:value-type="string">
            <text:p>Rue des Étangs Noirs</text:p>
          </table:table-cell>
          <table:table-cell table:style-name="ce2" office:value-type="string" calcext:value-type="string">
            <text:p>Zwarte Vijv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0];&quot;/&quot;;[.B260])" office:value-type="string" office:string-value="https://osm.org/relation/3330058" calcext:value-type="string">
            <text:p>https://osm.org/relation/33300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0187" calcext:value-type="float">
            <text:p>3330187</text:p>
          </table:table-cell>
          <table:table-cell table:style-name="ce2" office:value-type="string" calcext:value-type="string">
            <text:p>Rue de Menin</text:p>
          </table:table-cell>
          <table:table-cell table:style-name="ce2" office:value-type="string" calcext:value-type="string">
            <text:p>Men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1];&quot;/&quot;;[.B261])" office:value-type="string" office:string-value="https://osm.org/relation/3330187" calcext:value-type="string">
            <text:p>https://osm.org/relation/333018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0948" calcext:value-type="float">
            <text:p>3330948</text:p>
          </table:table-cell>
          <table:table-cell table:style-name="ce2" office:value-type="string" calcext:value-type="string">
            <text:p>Rue d'Ostende</text:p>
          </table:table-cell>
          <table:table-cell table:style-name="ce2" office:value-type="string" calcext:value-type="string">
            <text:p>Oostend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2];&quot;/&quot;;[.B262])" office:value-type="string" office:string-value="https://osm.org/relation/3330948" calcext:value-type="string">
            <text:p>https://osm.org/relation/333094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0958" calcext:value-type="float">
            <text:p>3330958</text:p>
          </table:table-cell>
          <table:table-cell table:style-name="ce2" office:value-type="string" calcext:value-type="string">
            <text:p>Rue de la Carpe</text:p>
          </table:table-cell>
          <table:table-cell table:style-name="ce2" office:value-type="string" calcext:value-type="string">
            <text:p>Karp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3];&quot;/&quot;;[.B263])" office:value-type="string" office:string-value="https://osm.org/relation/3330958" calcext:value-type="string">
            <text:p>https://osm.org/relation/33309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0967" calcext:value-type="float">
            <text:p>3330967</text:p>
          </table:table-cell>
          <table:table-cell table:style-name="ce2" office:value-type="string" calcext:value-type="string">
            <text:p>Rue de Courtrai</text:p>
          </table:table-cell>
          <table:table-cell table:style-name="ce2" office:value-type="string" calcext:value-type="string">
            <text:p>Kortrijk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4];&quot;/&quot;;[.B264])" office:value-type="string" office:string-value="https://osm.org/relation/3330967" calcext:value-type="string">
            <text:p>https://osm.org/relation/333096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0977" calcext:value-type="float">
            <text:p>3330977</text:p>
          </table:table-cell>
          <table:table-cell table:style-name="ce2" office:value-type="string" calcext:value-type="string">
            <text:p>Rue des Osiers</text:p>
          </table:table-cell>
          <table:table-cell table:style-name="ce2" office:value-type="string" calcext:value-type="string">
            <text:p>Wiss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5];&quot;/&quot;;[.B265])" office:value-type="string" office:string-value="https://osm.org/relation/3330977" calcext:value-type="string">
            <text:p>https://osm.org/relation/333097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2619" calcext:value-type="float">
            <text:p>3332619</text:p>
          </table:table-cell>
          <table:table-cell table:style-name="ce2" office:value-type="string" calcext:value-type="string">
            <text:p>Rue de la Borne</text:p>
          </table:table-cell>
          <table:table-cell table:style-name="ce2" office:value-type="string" calcext:value-type="string">
            <text:p>Paa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6];&quot;/&quot;;[.B266])" office:value-type="string" office:string-value="https://osm.org/relation/3332619" calcext:value-type="string">
            <text:p>https://osm.org/relation/333261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2628" calcext:value-type="float">
            <text:p>3332628</text:p>
          </table:table-cell>
          <table:table-cell table:style-name="ce2" office:value-type="string" calcext:value-type="string">
            <text:p>Rue de la Savonnerie</text:p>
          </table:table-cell>
          <table:table-cell table:style-name="ce2" office:value-type="string" calcext:value-type="string">
            <text:p>Zeepziederij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7];&quot;/&quot;;[.B267])" office:value-type="string" office:string-value="https://osm.org/relation/3332628" calcext:value-type="string">
            <text:p>https://osm.org/relation/333262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2631" calcext:value-type="float">
            <text:p>3332631</text:p>
          </table:table-cell>
          <table:table-cell table:style-name="ce2" office:value-type="string" calcext:value-type="string">
            <text:p>Rue de l'Éléphant</text:p>
          </table:table-cell>
          <table:table-cell table:style-name="ce2" office:value-type="string" calcext:value-type="string">
            <text:p>Olifan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8];&quot;/&quot;;[.B268])" office:value-type="string" office:string-value="https://osm.org/relation/3332631" calcext:value-type="string">
            <text:p>https://osm.org/relation/33326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2652" calcext:value-type="float">
            <text:p>3332652</text:p>
          </table:table-cell>
          <table:table-cell table:style-name="ce2" office:value-type="string" calcext:value-type="string">
            <text:p>Rue de la Colonne</text:p>
          </table:table-cell>
          <table:table-cell table:style-name="ce2" office:value-type="string" calcext:value-type="string">
            <text:p>Kolom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69];&quot;/&quot;;[.B269])" office:value-type="string" office:string-value="https://osm.org/relation/3332652" calcext:value-type="string">
            <text:p>https://osm.org/relation/33326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3171" calcext:value-type="float">
            <text:p>3333171</text:p>
          </table:table-cell>
          <table:table-cell table:style-name="ce2" office:value-type="string" calcext:value-type="string">
            <text:p>Rue Fin</text:p>
          </table:table-cell>
          <table:table-cell table:style-name="ce2" office:value-type="string" calcext:value-type="string">
            <text:p>Fi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0];&quot;/&quot;;[.B270])" office:value-type="string" office:string-value="https://osm.org/relation/3333171" calcext:value-type="string">
            <text:p>https://osm.org/relation/333317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3174" calcext:value-type="float">
            <text:p>3333174</text:p>
          </table:table-cell>
          <table:table-cell table:style-name="ce2" office:value-type="string" calcext:value-type="string">
            <text:p>Rue des Mariniers</text:p>
          </table:table-cell>
          <table:table-cell table:style-name="ce2" office:value-type="string" calcext:value-type="string">
            <text:p>Schipp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1];&quot;/&quot;;[.B271])" office:value-type="string" office:string-value="https://osm.org/relation/3333174" calcext:value-type="string">
            <text:p>https://osm.org/relation/333317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3183" calcext:value-type="float">
            <text:p>3333183</text:p>
          </table:table-cell>
          <table:table-cell table:style-name="ce2" office:value-type="string" calcext:value-type="string">
            <text:p>Quai du Hainaut</text:p>
          </table:table-cell>
          <table:table-cell table:style-name="ce2" office:value-type="string" calcext:value-type="string">
            <text:p>Henegouwen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2];&quot;/&quot;;[.B272])" office:value-type="string" office:string-value="https://osm.org/relation/3333183" calcext:value-type="string">
            <text:p>https://osm.org/relation/333318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3185" calcext:value-type="float">
            <text:p>3333185</text:p>
          </table:table-cell>
          <table:table-cell table:style-name="ce2" office:value-type="string" calcext:value-type="string">
            <text:p>Rue du Cheval Noir</text:p>
          </table:table-cell>
          <table:table-cell table:style-name="ce2" office:value-type="string" calcext:value-type="string">
            <text:p>Zwart Paar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3];&quot;/&quot;;[.B273])" office:value-type="string" office:string-value="https://osm.org/relation/3333185" calcext:value-type="string">
            <text:p>https://osm.org/relation/33331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738" calcext:value-type="float">
            <text:p>3389738</text:p>
          </table:table-cell>
          <table:table-cell table:style-name="ce2" office:value-type="string" calcext:value-type="string">
            <text:p>Rue du Gazouillis</text:p>
          </table:table-cell>
          <table:table-cell table:style-name="ce2" office:value-type="string" calcext:value-type="string">
            <text:p>Gekwe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4];&quot;/&quot;;[.B274])" office:value-type="string" office:string-value="https://osm.org/relation/3389738" calcext:value-type="string">
            <text:p>https://osm.org/relation/338973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25131" calcext:value-type="float">
            <text:p>3425131</text:p>
          </table:table-cell>
          <table:table-cell table:style-name="ce2" office:value-type="string" calcext:value-type="string">
            <text:p>Chaussée de Ninove</text:p>
          </table:table-cell>
          <table:table-cell table:style-name="ce2" office:value-type="string" calcext:value-type="string">
            <text:p>Ninoofse Steen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5];&quot;/&quot;;[.B275])" office:value-type="string" office:string-value="https://osm.org/relation/3425131" calcext:value-type="string">
            <text:p>https://osm.org/relation/342513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25170" calcext:value-type="float">
            <text:p>3425170</text:p>
          </table:table-cell>
          <table:table-cell table:style-name="ce2" office:value-type="string" calcext:value-type="string">
            <text:p>Rue de la Pastorale</text:p>
          </table:table-cell>
          <table:table-cell table:style-name="ce2" office:value-type="string" calcext:value-type="string">
            <text:p>Herderslie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6];&quot;/&quot;;[.B276])" office:value-type="string" office:string-value="https://osm.org/relation/3425170" calcext:value-type="string">
            <text:p>https://osm.org/relation/34251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0814" calcext:value-type="float">
            <text:p>3430814</text:p>
          </table:table-cell>
          <table:table-cell table:style-name="ce2" office:value-type="string" calcext:value-type="string">
            <text:p>Avenue des Ménestrels</text:p>
          </table:table-cell>
          <table:table-cell table:style-name="ce2" office:value-type="string" calcext:value-type="string">
            <text:p>Menestrel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7];&quot;/&quot;;[.B277])" office:value-type="string" office:string-value="https://osm.org/relation/3430814" calcext:value-type="string">
            <text:p>https://osm.org/relation/34308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557" calcext:value-type="float">
            <text:p>3438557</text:p>
          </table:table-cell>
          <table:table-cell table:style-name="ce2" office:value-type="string" calcext:value-type="string">
            <text:p>Rue de la Semence</text:p>
          </table:table-cell>
          <table:table-cell table:style-name="ce2" office:value-type="string" calcext:value-type="string">
            <text:p>Zaad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8];&quot;/&quot;;[.B278])" office:value-type="string" office:string-value="https://osm.org/relation/3438557" calcext:value-type="string">
            <text:p>https://osm.org/relation/34385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8564" calcext:value-type="float">
            <text:p>3438564</text:p>
          </table:table-cell>
          <table:table-cell table:style-name="ce2" office:value-type="string" calcext:value-type="string">
            <text:p>Rue de Dilbeek</text:p>
          </table:table-cell>
          <table:table-cell table:style-name="ce2" office:value-type="string" calcext:value-type="string">
            <text:p>Dilbeekse 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79];&quot;/&quot;;[.B279])" office:value-type="string" office:string-value="https://osm.org/relation/3438564" calcext:value-type="string">
            <text:p>https://osm.org/relation/343856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37" calcext:value-type="float">
            <text:p>3473337</text:p>
          </table:table-cell>
          <table:table-cell table:style-name="ce2" office:value-type="string" calcext:value-type="string">
            <text:p>Avenue du Port</text:p>
          </table:table-cell>
          <table:table-cell table:style-name="ce2" office:value-type="string" calcext:value-type="string">
            <text:p>Have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80];&quot;/&quot;;[.B280])" office:value-type="string" office:string-value="https://osm.org/relation/3473337" calcext:value-type="string">
            <text:p>https://osm.org/relation/347333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054" calcext:value-type="float">
            <text:p>3547054</text:p>
          </table:table-cell>
          <table:table-cell table:style-name="ce2" office:value-type="string" calcext:value-type="string">
            <text:p>Rue Heyvaert</text:p>
          </table:table-cell>
          <table:table-cell table:style-name="ce2" office:value-type="string" calcext:value-type="string">
            <text:p>Heyvaer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81];&quot;/&quot;;[.B281])" office:value-type="string" office:string-value="https://osm.org/relation/3547054" calcext:value-type="string">
            <text:p>https://osm.org/relation/354705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057" calcext:value-type="float">
            <text:p>3547057</text:p>
          </table:table-cell>
          <table:table-cell table:style-name="ce2" office:value-type="string" calcext:value-type="string">
            <text:p>Rue du Compas</text:p>
          </table:table-cell>
          <table:table-cell table:style-name="ce2" office:value-type="string" calcext:value-type="string">
            <text:p>Pass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82];&quot;/&quot;;[.B282])" office:value-type="string" office:string-value="https://osm.org/relation/3547057" calcext:value-type="string">
            <text:p>https://osm.org/relation/35470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24" calcext:value-type="float">
            <text:p>3547324</text:p>
          </table:table-cell>
          <table:table-cell table:style-name="ce2" office:value-type="string" calcext:value-type="string">
            <text:p>Rue de Liverpool</text:p>
          </table:table-cell>
          <table:table-cell table:style-name="ce2" office:value-type="string" calcext:value-type="string">
            <text:p>Liverpoo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83];&quot;/&quot;;[.B283])" office:value-type="string" office:string-value="https://osm.org/relation/3547324" calcext:value-type="string">
            <text:p>https://osm.org/relation/35473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547327" calcext:value-type="float">
            <text:p>3547327</text:p>
          </table:table-cell>
          <table:table-cell table:style-name="ce2" office:value-type="string" calcext:value-type="string">
            <text:p>Rue des Mégissiers</text:p>
          </table:table-cell>
          <table:table-cell table:style-name="ce2" office:value-type="string" calcext:value-type="string">
            <text:p>Zeemtow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84];&quot;/&quot;;[.B284])" office:value-type="string" office:string-value="https://osm.org/relation/3547327" calcext:value-type="string">
            <text:p>https://osm.org/relation/354732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Boulevard de l'Abattoir</text:p>
          </table:table-cell>
          <table:table-cell table:style-name="ce2" office:value-type="string" calcext:value-type="string">
            <text:p>Slachthuis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85];&quot;,molenbeek-saint-jean&quot;))" office:value-type="string" office:string-value="https://osm.org/search?query=Boulevard de l'Abattoir,molenbeek-saint-jean" calcext:value-type="string">
            <text:p>https://osm.org/search?query=Boulevard de l'Abattoir,molenbeek-saint-je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aussée de Gand</text:p>
          </table:table-cell>
          <table:table-cell table:number-columns-repeated="2"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86];&quot;,molenbeek-saint-jean&quot;))" office:value-type="string" office:string-value="https://osm.org/search?query=Chaussée de Gand,molenbeek-saint-jean" calcext:value-type="string">
            <text:p>https://osm.org/search?query=Chaussée de Gand,molenbeek-saint-je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'Un Monde Meilleur</text:p>
          </table:table-cell>
          <table:table-cell table:style-name="ce2" office:value-type="string" calcext:value-type="string">
            <text:p>Betere Wereld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87];&quot;,molenbeek-saint-jean&quot;))" office:value-type="string" office:string-value="https://osm.org/search?query=Chemin d'Un Monde Meilleur,molenbeek-saint-jean" calcext:value-type="string">
            <text:p>https://osm.org/search?query=Chemin d'Un Monde Meilleur,molenbeek-saint-je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Chemin du Bonheur</text:p>
          </table:table-cell>
          <table:table-cell table:style-name="ce2" office:value-type="string" calcext:value-type="string">
            <text:p>Geluksweg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88];&quot;,molenbeek-saint-jean&quot;))" office:value-type="string" office:string-value="https://osm.org/search?query=Chemin du Bonheur,molenbeek-saint-jean" calcext:value-type="string">
            <text:p>https://osm.org/search?query=Chemin du Bonheur,molenbeek-saint-je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Ganshoren</text:p>
          </table:table-cell>
          <table:table-cell table:style-name="ce2" office:value-type="string" calcext:value-type="string">
            <text:p>Ganshorens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89];&quot;,molenbeek-saint-jean&quot;))" office:value-type="string" office:string-value="https://osm.org/search?query=Rue de Ganshoren,molenbeek-saint-jean" calcext:value-type="string">
            <text:p>https://osm.org/search?query=Rue de Ganshoren,molenbeek-saint-je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 la Petite Senne</text:p>
          </table:table-cell>
          <table:table-cell table:style-name="ce2" office:value-type="string" calcext:value-type="string">
            <text:p>Kleine Zen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90];&quot;,molenbeek-saint-jean&quot;))" office:value-type="string" office:string-value="https://osm.org/search?query=Rue de la Petite Senne,molenbeek-saint-jean" calcext:value-type="string">
            <text:p>https://osm.org/search?query=Rue de la Petite Senne,molenbeek-saint-je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es Mégissiers</text:p>
          </table:table-cell>
          <table:table-cell table:style-name="ce2" office:value-type="string" calcext:value-type="string">
            <text:p>Zeemtouwer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91];&quot;,molenbeek-saint-jean&quot;))" office:value-type="string" office:string-value="https://osm.org/search?query=Rue des Mégissiers,molenbeek-saint-jean" calcext:value-type="string">
            <text:p>https://osm.org/search?query=Rue des Mégissiers,molenbeek-saint-je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du Potaerdenberg</text:p>
          </table:table-cell>
          <table:table-cell table:style-name="ce2" office:value-type="string" calcext:value-type="string">
            <text:p>Potaardenberg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292];&quot;,molenbeek-saint-jean&quot;))" office:value-type="string" office:string-value="https://osm.org/search?query=Rue du Potaerdenberg,molenbeek-saint-jean" calcext:value-type="string">
            <text:p>https://osm.org/search?query=Rue du Potaerdenberg,molenbeek-saint-je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6033" calcext:value-type="float">
            <text:p>3326033</text:p>
          </table:table-cell>
          <table:table-cell table:style-name="ce2" office:value-type="string" calcext:value-type="string">
            <text:p>Place du Chant d'Alouette</text:p>
          </table:table-cell>
          <table:table-cell table:style-name="ce2" office:value-type="string" calcext:value-type="string">
            <text:p>Leeuweriksliedplaats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93];&quot;/&quot;;[.B293])" office:value-type="string" office:string-value="https://osm.org/relation/3326033" calcext:value-type="string">
            <text:p>https://osm.org/relation/332603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1461" calcext:value-type="float">
            <text:p>3311461</text:p>
          </table:table-cell>
          <table:table-cell table:style-name="ce2" office:value-type="string" calcext:value-type="string">
            <text:p>Rue des Ateliers</text:p>
          </table:table-cell>
          <table:table-cell table:style-name="ce2" office:value-type="string" calcext:value-type="string">
            <text:p>Werkhuiz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94];&quot;/&quot;;[.B294])" office:value-type="string" office:string-value="https://osm.org/relation/3311461" calcext:value-type="string">
            <text:p>https://osm.org/relation/331146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4557" calcext:value-type="float">
            <text:p>3294557</text:p>
          </table:table-cell>
          <table:table-cell table:style-name="ce2" office:value-type="string" calcext:value-type="string">
            <text:p>Rue Bouvier</text:p>
          </table:table-cell>
          <table:table-cell table:style-name="ce2" office:value-type="string" calcext:value-type="string">
            <text:p>Bouvier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95];&quot;/&quot;;[.B295])" office:value-type="string" office:string-value="https://osm.org/relation/3294557" calcext:value-type="string">
            <text:p>https://osm.org/relation/3294557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224" calcext:value-type="float">
            <text:p>3321224</text:p>
          </table:table-cell>
          <table:table-cell table:style-name="ce2" office:value-type="string" calcext:value-type="string">
            <text:p>Avenue du Sippelberg</text:p>
          </table:table-cell>
          <table:table-cell table:style-name="ce2" office:value-type="string" calcext:value-type="string">
            <text:p>Sippelber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96];&quot;/&quot;;[.B296])" office:value-type="string" office:string-value="https://osm.org/relation/3321224" calcext:value-type="string">
            <text:p>https://osm.org/relation/332122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225" calcext:value-type="float">
            <text:p>3321225</text:p>
          </table:table-cell>
          <table:table-cell table:style-name="ce2" office:value-type="string" calcext:value-type="string">
            <text:p>Rue de la Célidée</text:p>
          </table:table-cell>
          <table:table-cell table:style-name="ce2" office:value-type="string" calcext:value-type="string">
            <text:p>Célidé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97];&quot;/&quot;;[.B297])" office:value-type="string" office:string-value="https://osm.org/relation/3321225" calcext:value-type="string">
            <text:p>https://osm.org/relation/332122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999" calcext:value-type="float">
            <text:p>3321999</text:p>
          </table:table-cell>
          <table:table-cell table:style-name="ce2" office:value-type="string" calcext:value-type="string">
            <text:p>Rue Paloke</text:p>
          </table:table-cell>
          <table:table-cell table:style-name="ce2" office:value-type="string" calcext:value-type="string">
            <text:p>Palok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98];&quot;/&quot;;[.B298])" office:value-type="string" office:string-value="https://osm.org/relation/3321999" calcext:value-type="string">
            <text:p>https://osm.org/relation/332199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2002" calcext:value-type="float">
            <text:p>3322002</text:p>
          </table:table-cell>
          <table:table-cell table:style-name="ce2" office:value-type="string" calcext:value-type="string">
            <text:p>Rue Kasterlinden</text:p>
          </table:table-cell>
          <table:table-cell table:style-name="ce2" office:value-type="string" calcext:value-type="string">
            <text:p>Kasterlinden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299];&quot;/&quot;;[.B299])" office:value-type="string" office:string-value="https://osm.org/relation/3322002" calcext:value-type="string">
            <text:p>https://osm.org/relation/332200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4186" calcext:value-type="float">
            <text:p>3324186</text:p>
          </table:table-cell>
          <table:table-cell table:style-name="ce2" office:value-type="string" calcext:value-type="string">
            <text:p>Rue de Levallois-Perret</text:p>
          </table:table-cell>
          <table:table-cell table:style-name="ce2" office:value-type="string" calcext:value-type="string">
            <text:p>Levallois-Perre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00];&quot;/&quot;;[.B300])" office:value-type="string" office:string-value="https://osm.org/relation/3324186" calcext:value-type="string">
            <text:p>https://osm.org/relation/33241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365" calcext:value-type="float">
            <text:p>3325365</text:p>
          </table:table-cell>
          <table:table-cell table:style-name="ce2" office:value-type="string" calcext:value-type="string">
            <text:p>Rue de l'Élégie</text:p>
          </table:table-cell>
          <table:table-cell table:style-name="ce2" office:value-type="string" calcext:value-type="string">
            <text:p>Elegi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01];&quot;/&quot;;[.B301])" office:value-type="string" office:string-value="https://osm.org/relation/3325365" calcext:value-type="string">
            <text:p>https://osm.org/relation/332536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432" calcext:value-type="float">
            <text:p>3325432</text:p>
          </table:table-cell>
          <table:table-cell table:style-name="ce2" office:value-type="string" calcext:value-type="string">
            <text:p>Avenue du Daring</text:p>
          </table:table-cell>
          <table:table-cell table:style-name="ce2" office:value-type="string" calcext:value-type="string">
            <text:p>Daring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02];&quot;/&quot;;[.B302])" office:value-type="string" office:string-value="https://osm.org/relation/3325432" calcext:value-type="string">
            <text:p>https://osm.org/relation/33254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589" calcext:value-type="float">
            <text:p>3325589</text:p>
          </table:table-cell>
          <table:table-cell table:style-name="ce2" office:value-type="string" calcext:value-type="string">
            <text:p>Avenue Brigade Piron</text:p>
          </table:table-cell>
          <table:table-cell table:style-name="ce2" office:value-type="string" calcext:value-type="string">
            <text:p>Brigade Pironlaan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03];&quot;/&quot;;[.B303])" office:value-type="string" office:string-value="https://osm.org/relation/3325589" calcext:value-type="string">
            <text:p>https://osm.org/relation/332558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988" calcext:value-type="float">
            <text:p>3325988</text:p>
          </table:table-cell>
          <table:table-cell table:style-name="ce2" office:value-type="string" calcext:value-type="string">
            <text:p>Rue Ostendael</text:p>
          </table:table-cell>
          <table:table-cell table:style-name="ce2" office:value-type="string" calcext:value-type="string">
            <text:p>Ostendael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l'ancien domaine d'Oostendael</text:p>
          </table:table-cell>
          <table:table-cell table:style-name="ce9" table:formula="of:=CONCATENATE(&quot;https://osm.org/&quot;;[.A304];&quot;/&quot;;[.B304])" office:value-type="string" office:string-value="https://osm.org/relation/3325988" calcext:value-type="string">
            <text:p>https://osm.org/relation/33259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032" calcext:value-type="float">
            <text:p>3327032</text:p>
          </table:table-cell>
          <table:table-cell table:style-name="ce2" office:value-type="string" calcext:value-type="string">
            <text:p>Quai de Mariemont</text:p>
          </table:table-cell>
          <table:table-cell table:style-name="ce2" office:value-type="string" calcext:value-type="string">
            <text:p>Mariemontkaai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/>
          <table:table-cell table:style-name="ce2" office:value-type="string" calcext:value-type="string">
            <text:p>Le nom de ce quai rappelle le charbonnage de Mariemont, dans le Hainaut,</text:p>
          </table:table-cell>
          <table:table-cell table:style-name="ce9" table:formula="of:=CONCATENATE(&quot;https://osm.org/&quot;;[.A305];&quot;/&quot;;[.B305])" office:value-type="string" office:string-value="https://osm.org/relation/3327032" calcext:value-type="string">
            <text:p>https://osm.org/relation/332703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7414" calcext:value-type="float">
            <text:p>3327414</text:p>
          </table:table-cell>
          <table:table-cell table:style-name="ce2" office:value-type="string" calcext:value-type="string">
            <text:p>Rue de Gosselies</text:p>
          </table:table-cell>
          <table:table-cell table:style-name="ce2" office:value-type="string" calcext:value-type="string">
            <text:p>Gosselie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06];&quot;/&quot;;[.B306])" office:value-type="string" office:string-value="https://osm.org/relation/3327414" calcext:value-type="string">
            <text:p>https://osm.org/relation/332741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2686" calcext:value-type="float">
            <text:p>3332686</text:p>
          </table:table-cell>
          <table:table-cell table:style-name="ce2" office:value-type="string" calcext:value-type="string">
            <text:p>Rue Ransfort</text:p>
          </table:table-cell>
          <table:table-cell table:style-name="ce2" office:value-type="string" calcext:value-type="string">
            <text:p>Ransfort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07];&quot;/&quot;;[.B307])" office:value-type="string" office:string-value="https://osm.org/relation/3332686" calcext:value-type="string">
            <text:p>https://osm.org/relation/333268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30788" calcext:value-type="float">
            <text:p>3430788</text:p>
          </table:table-cell>
          <table:table-cell table:style-name="ce2" office:value-type="string" calcext:value-type="string">
            <text:p>Rue de la Cavatine</text:p>
          </table:table-cell>
          <table:table-cell table:style-name="ce2" office:value-type="string" calcext:value-type="string">
            <text:p>Cavatine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9" table:formula="of:=CONCATENATE(&quot;https://osm.org/&quot;;[.A308];&quot;/&quot;;[.B308])" office:value-type="string" office:string-value="https://osm.org/relation/3430788" calcext:value-type="string">
            <text:p>https://osm.org/relation/343078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way</text:p>
          </table:table-cell>
          <table:table-cell/>
          <table:table-cell table:style-name="ce2" office:value-type="string" calcext:value-type="string">
            <text:p>Rue Sleutelplas</text:p>
          </table:table-cell>
          <table:table-cell table:style-name="ce2" office:value-type="string" calcext:value-type="string">
            <text:p>Sleutelplasstraat</text:p>
          </table:table-cell>
          <table:table-cell/>
          <table:table-cell table:style-name="ce2" table:content-validation-name="val1" office:value-type="string" calcext:value-type="string">
            <text:p>Pas une personne/Geen persoon</text:p>
          </table:table-cell>
          <table:table-cell table:number-columns-repeated="2"/>
          <table:table-cell table:style-name="ce10" table:formula="of:=HYPERLINK(CONCATENATE(&quot;https://osm.org/search?query=&quot;; [.C309];&quot;,molenbeek-saint-jean&quot;))" office:value-type="string" office:string-value="https://osm.org/search?query=Rue Sleutelplas,molenbeek-saint-jean" calcext:value-type="string">
            <text:p>https://osm.org/search?query=Rue Sleutelplas,molenbeek-saint-jean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2704" calcext:value-type="float">
            <text:p>3332704</text:p>
          </table:table-cell>
          <table:table-cell table:style-name="ce2" office:value-type="string" calcext:value-type="string">
            <text:p>Rue Verrept-Dekeyser</text:p>
          </table:table-cell>
          <table:table-cell table:style-name="ce2" office:value-type="string" calcext:value-type="string">
            <text:p>Verrept-Dekeyser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style-name="ce2" office:value-type="string" calcext:value-type="string">
            <text:p>Pas de Wikipedia / Wikidata</text:p>
          </table:table-cell>
          <table:table-cell table:style-name="ce2" office:value-type="string" calcext:value-type="string">
            <text:p>Epoux Verrept-Dekeyser (donateurs de fonds en faveur de l'instruction publique)</text:p>
          </table:table-cell>
          <table:table-cell table:style-name="ce9" table:formula="of:=CONCATENATE(&quot;https://osm.org/&quot;;[.A310];&quot;/&quot;;[.B310])" office:value-type="string" office:string-value="https://osm.org/relation/3332704" calcext:value-type="string">
            <text:p>https://osm.org/relation/3332704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473349" calcext:value-type="float">
            <text:p>3473349</text:p>
          </table:table-cell>
          <table:table-cell table:style-name="ce2" office:value-type="string" calcext:value-type="string">
            <text:p>Rue Picard</text:p>
          </table:table-cell>
          <table:table-cell table:style-name="ce2" office:value-type="string" calcext:value-type="string">
            <text:p>Picard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number-columns-repeated="2"/>
          <table:table-cell table:style-name="ce9" table:formula="of:=CONCATENATE(&quot;https://osm.org/&quot;;[.A311];&quot;/&quot;;[.B311])" office:value-type="string" office:string-value="https://osm.org/relation/3473349" calcext:value-type="string">
            <text:p>https://osm.org/relation/347334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578" calcext:value-type="float">
            <text:p>3244578</text:p>
          </table:table-cell>
          <table:table-cell table:style-name="ce2" office:value-type="string" calcext:value-type="string">
            <text:p>Place Van Hoegaerde</text:p>
          </table:table-cell>
          <table:table-cell table:style-name="ce2" office:value-type="string" calcext:value-type="string">
            <text:p>Van Hoegaerdeplein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style-name="ce2" office:value-type="string" calcext:value-type="string">
            <text:p>Pas de Wikidata ni Wikipédia</text:p>
          </table:table-cell>
          <table:table-cell/>
          <table:table-cell table:style-name="ce9" table:formula="of:=CONCATENATE(&quot;https://osm.org/&quot;;[.A312];&quot;/&quot;;[.B312])" office:value-type="string" office:string-value="https://osm.org/relation/3244578" calcext:value-type="string">
            <text:p>https://osm.org/relation/324457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2476" calcext:value-type="float">
            <text:p>3292476</text:p>
          </table:table-cell>
          <table:table-cell table:style-name="ce2" office:value-type="string" calcext:value-type="string">
            <text:p>Rue Picard</text:p>
          </table:table-cell>
          <table:table-cell table:style-name="ce2" office:value-type="string" calcext:value-type="string">
            <text:p>Picard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style-name="ce2" office:value-type="string" calcext:value-type="string">
            <text:p>Pas de Wikidata ni Wikipédia</text:p>
          </table:table-cell>
          <table:table-cell/>
          <table:table-cell table:style-name="ce9" table:formula="of:=CONCATENATE(&quot;https://osm.org/&quot;;[.A313];&quot;/&quot;;[.B313])" office:value-type="string" office:string-value="https://osm.org/relation/3292476" calcext:value-type="string">
            <text:p>https://osm.org/relation/32924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97585" calcext:value-type="float">
            <text:p>3297585</text:p>
          </table:table-cell>
          <table:table-cell table:style-name="ce2" office:value-type="string" calcext:value-type="string">
            <text:p>Rue de Ribaucourt</text:p>
          </table:table-cell>
          <table:table-cell table:style-name="ce2" office:value-type="string" calcext:value-type="string">
            <text:p>de Ribaucourt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style-name="ce2" office:value-type="string" calcext:value-type="string">
            <text:p>pas</text:p>
          </table:table-cell>
          <table:table-cell/>
          <table:table-cell table:style-name="ce9" table:formula="of:=CONCATENATE(&quot;https://osm.org/&quot;;[.A314];&quot;/&quot;;[.B314])" office:value-type="string" office:string-value="https://osm.org/relation/3297585" calcext:value-type="string">
            <text:p>https://osm.org/relation/3297585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06592" calcext:value-type="float">
            <text:p>3306592</text:p>
          </table:table-cell>
          <table:table-cell table:style-name="ce2" office:value-type="string" calcext:value-type="string">
            <text:p>Rue Van Hoegaerde</text:p>
          </table:table-cell>
          <table:table-cell table:style-name="ce2" office:value-type="string" calcext:value-type="string">
            <text:p>Van Hoegaerde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style-name="ce2" office:value-type="string" calcext:value-type="string">
            <text:p>pas</text:p>
          </table:table-cell>
          <table:table-cell/>
          <table:table-cell table:style-name="ce9" table:formula="of:=CONCATENATE(&quot;https://osm.org/&quot;;[.A315];&quot;/&quot;;[.B315])" office:value-type="string" office:string-value="https://osm.org/relation/3306592" calcext:value-type="string">
            <text:p>https://osm.org/relation/330659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1452" calcext:value-type="float">
            <text:p>3311452</text:p>
          </table:table-cell>
          <table:table-cell table:style-name="ce2" office:value-type="string" calcext:value-type="string">
            <text:p>Rue Courtois</text:p>
          </table:table-cell>
          <table:table-cell table:style-name="ce2" office:value-type="string" calcext:value-type="string">
            <text:p>Courtois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style-name="ce2" office:value-type="string" calcext:value-type="string">
            <text:p>pas</text:p>
          </table:table-cell>
          <table:table-cell/>
          <table:table-cell table:style-name="ce9" table:formula="of:=CONCATENATE(&quot;https://osm.org/&quot;;[.A316];&quot;/&quot;;[.B316])" office:value-type="string" office:string-value="https://osm.org/relation/3311452" calcext:value-type="string">
            <text:p>https://osm.org/relation/3311452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1458" calcext:value-type="float">
            <text:p>3311458</text:p>
          </table:table-cell>
          <table:table-cell table:style-name="ce2" office:value-type="string" calcext:value-type="string">
            <text:p>Petite rue Courtois</text:p>
          </table:table-cell>
          <table:table-cell table:style-name="ce2" office:value-type="string" calcext:value-type="string">
            <text:p>Korte Courtois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style-name="ce2" office:value-type="string" calcext:value-type="string">
            <text:p>pas</text:p>
          </table:table-cell>
          <table:table-cell/>
          <table:table-cell table:style-name="ce9" table:formula="of:=CONCATENATE(&quot;https://osm.org/&quot;;[.A317];&quot;/&quot;;[.B317])" office:value-type="string" office:string-value="https://osm.org/relation/3311458" calcext:value-type="string">
            <text:p>https://osm.org/relation/331145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3270" calcext:value-type="float">
            <text:p>3313270</text:p>
          </table:table-cell>
          <table:table-cell table:style-name="ce2" office:value-type="string" calcext:value-type="string">
            <text:p>Rue Darimon</text:p>
          </table:table-cell>
          <table:table-cell table:style-name="ce2" office:value-type="string" calcext:value-type="string">
            <text:p>Darimon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style-name="ce2" office:value-type="string" calcext:value-type="string">
            <text:p>pas</text:p>
          </table:table-cell>
          <table:table-cell/>
          <table:table-cell table:style-name="ce9" table:formula="of:=CONCATENATE(&quot;https://osm.org/&quot;;[.A318];&quot;/&quot;;[.B318])" office:value-type="string" office:string-value="https://osm.org/relation/3313270" calcext:value-type="string">
            <text:p>https://osm.org/relation/331327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3276" calcext:value-type="float">
            <text:p>3313276</text:p>
          </table:table-cell>
          <table:table-cell table:style-name="ce2" office:value-type="string" calcext:value-type="string">
            <text:p>Rue Haubrechts</text:p>
          </table:table-cell>
          <table:table-cell table:style-name="ce2" office:value-type="string" calcext:value-type="string">
            <text:p>Haubrechts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style-name="ce2" office:value-type="string" calcext:value-type="string">
            <text:p>pas</text:p>
          </table:table-cell>
          <table:table-cell/>
          <table:table-cell table:style-name="ce9" table:formula="of:=CONCATENATE(&quot;https://osm.org/&quot;;[.A319];&quot;/&quot;;[.B319])" office:value-type="string" office:string-value="https://osm.org/relation/3313276" calcext:value-type="string">
            <text:p>https://osm.org/relation/331327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223" calcext:value-type="float">
            <text:p>3315223</text:p>
          </table:table-cell>
          <table:table-cell table:style-name="ce2" office:value-type="string" calcext:value-type="string">
            <text:p>Rue De Geneffe</text:p>
          </table:table-cell>
          <table:table-cell table:style-name="ce2" office:value-type="string" calcext:value-type="string">
            <text:p>De Geneffe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style-name="ce2" office:value-type="string" calcext:value-type="string">
            <text:p>pas</text:p>
          </table:table-cell>
          <table:table-cell/>
          <table:table-cell table:style-name="ce9" table:formula="of:=CONCATENATE(&quot;https://osm.org/&quot;;[.A320];&quot;/&quot;;[.B320])" office:value-type="string" office:string-value="https://osm.org/relation/3315223" calcext:value-type="string">
            <text:p>https://osm.org/relation/3315223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1220" calcext:value-type="float">
            <text:p>3321220</text:p>
          </table:table-cell>
          <table:table-cell table:style-name="ce2" office:value-type="string" calcext:value-type="string">
            <text:p>Rue du Paruck</text:p>
          </table:table-cell>
          <table:table-cell table:style-name="ce2" office:value-type="string" calcext:value-type="string">
            <text:p>Paruck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style-name="ce2" office:value-type="string" calcext:value-type="string">
            <text:p>pas</text:p>
          </table:table-cell>
          <table:table-cell/>
          <table:table-cell table:style-name="ce9" table:formula="of:=CONCATENATE(&quot;https://osm.org/&quot;;[.A321];&quot;/&quot;;[.B321])" office:value-type="string" office:string-value="https://osm.org/relation/3321220" calcext:value-type="string">
            <text:p>https://osm.org/relation/332122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4279" calcext:value-type="float">
            <text:p>3324279</text:p>
          </table:table-cell>
          <table:table-cell table:style-name="ce2" office:value-type="string" calcext:value-type="string">
            <text:p>Avenue De Roovere</text:p>
          </table:table-cell>
          <table:table-cell table:style-name="ce2" office:value-type="string" calcext:value-type="string">
            <text:p>De Rooverelaan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style-name="ce2" office:value-type="string" calcext:value-type="string">
            <text:p>pas</text:p>
          </table:table-cell>
          <table:table-cell table:style-name="ce2" office:value-type="string" calcext:value-type="string">
            <text:p>la famille de Roovere, propriétaire du domaine d'Oostendael qui devint plus tard le parc Marie-José.</text:p>
          </table:table-cell>
          <table:table-cell table:style-name="ce9" table:formula="of:=CONCATENATE(&quot;https://osm.org/&quot;;[.A322];&quot;/&quot;;[.B322])" office:value-type="string" office:string-value="https://osm.org/relation/3324279" calcext:value-type="string">
            <text:p>https://osm.org/relation/332427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5859" calcext:value-type="float">
            <text:p>3325859</text:p>
          </table:table-cell>
          <table:table-cell table:style-name="ce2" office:value-type="string" calcext:value-type="string">
            <text:p>Rue de Rudder</text:p>
          </table:table-cell>
          <table:table-cell table:style-name="ce2" office:value-type="string" calcext:value-type="string">
            <text:p>de Rudder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style-name="ce2" office:value-type="string" calcext:value-type="string">
            <text:p>pas</text:p>
          </table:table-cell>
          <table:table-cell/>
          <table:table-cell table:style-name="ce9" table:formula="of:=CONCATENATE(&quot;https://osm.org/&quot;;[.A323];&quot;/&quot;;[.B323])" office:value-type="string" office:string-value="https://osm.org/relation/3325859" calcext:value-type="string">
            <text:p>https://osm.org/relation/3325859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29841" calcext:value-type="float">
            <text:p>3329841</text:p>
          </table:table-cell>
          <table:table-cell table:style-name="ce2" office:value-type="string" calcext:value-type="string">
            <text:p>Rue Delaunoy</text:p>
          </table:table-cell>
          <table:table-cell table:style-name="ce2" office:value-type="string" calcext:value-type="string">
            <text:p>Delaunoy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style-name="ce2" office:value-type="string" calcext:value-type="string">
            <text:p>pas</text:p>
          </table:table-cell>
          <table:table-cell/>
          <table:table-cell table:style-name="ce9" table:formula="of:=CONCATENATE(&quot;https://osm.org/&quot;;[.A324];&quot;/&quot;;[.B324])" office:value-type="string" office:string-value="https://osm.org/relation/3329841" calcext:value-type="string">
            <text:p>https://osm.org/relation/3329841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32606" calcext:value-type="float">
            <text:p>3332606</text:p>
          </table:table-cell>
          <table:table-cell table:style-name="ce2" office:value-type="string" calcext:value-type="string">
            <text:p>Rue Van Male de Ghorain</text:p>
          </table:table-cell>
          <table:table-cell table:style-name="ce2" office:value-type="string" calcext:value-type="string">
            <text:p>Van Male de Ghorain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/>
          <table:table-cell table:style-name="ce2" office:value-type="string" calcext:value-type="string">
            <text:p>une famille de propriétaires fonciers à Molenbeek</text:p>
          </table:table-cell>
          <table:table-cell table:style-name="ce9" table:formula="of:=CONCATENATE(&quot;https://osm.org/&quot;;[.A325];&quot;/&quot;;[.B325])" office:value-type="string" office:string-value="https://osm.org/relation/3332606" calcext:value-type="string">
            <text:p>https://osm.org/relation/3332606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89680" calcext:value-type="float">
            <text:p>3389680</text:p>
          </table:table-cell>
          <table:table-cell table:style-name="ce2" office:value-type="string" calcext:value-type="string">
            <text:p>Rue de Sévigné</text:p>
          </table:table-cell>
          <table:table-cell table:style-name="ce2" office:value-type="string" calcext:value-type="string">
            <text:p>de Sévigné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style-name="ce2" office:value-type="string" calcext:value-type="string">
            <text:p>pas</text:p>
          </table:table-cell>
          <table:table-cell/>
          <table:table-cell table:style-name="ce9" table:formula="of:=CONCATENATE(&quot;https://osm.org/&quot;;[.A326];&quot;/&quot;;[.B326])" office:value-type="string" office:string-value="https://osm.org/relation/3389680" calcext:value-type="string">
            <text:p>https://osm.org/relation/338968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244618" calcext:value-type="float">
            <text:p>3244618</text:p>
          </table:table-cell>
          <table:table-cell table:style-name="ce2" office:value-type="string" calcext:value-type="string">
            <text:p>Rue Van Hoegaerde</text:p>
          </table:table-cell>
          <table:table-cell table:style-name="ce2" office:value-type="string" calcext:value-type="string">
            <text:p>Van Hoegaerdestraat</text:p>
          </table:table-cell>
          <table:table-cell/>
          <table:table-cell table:style-name="ce2" table:content-validation-name="val1" office:value-type="string" calcext:value-type="string">
            <text:p>X</text:p>
          </table:table-cell>
          <table:table-cell table:style-name="ce2" office:value-type="string" calcext:value-type="string">
            <text:p>Pas de Wikidata ni Wikipédia</text:p>
          </table:table-cell>
          <table:table-cell/>
          <table:table-cell table:style-name="ce9" table:formula="of:=CONCATENATE(&quot;https://osm.org/&quot;;[.A327];&quot;/&quot;;[.B327])" office:value-type="string" office:string-value="https://osm.org/relation/3244618" calcext:value-type="string">
            <text:p>https://osm.org/relation/3244618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relation</text:p>
          </table:table-cell>
          <table:table-cell table:style-name="ce2" office:value-type="float" office:value="3315264" calcext:value-type="float">
            <text:p>3315264</text:p>
          </table:table-cell>
          <table:table-cell table:style-name="ce2" office:value-type="string" calcext:value-type="string">
            <text:p>Rue Vandermaelen</text:p>
          </table:table-cell>
          <table:table-cell table:style-name="ce2" office:value-type="string" calcext:value-type="string">
            <text:p>Vandermaelenstraat</text:p>
          </table:table-cell>
          <table:table-cell table:style-name="ce2" office:value-type="string" calcext:value-type="string">
            <text:p>Q2315978</text:p>
          </table:table-cell>
          <table:table-cell table:style-name="ce2" table:content-validation-name="val1" office:value-type="string" calcext:value-type="string">
            <text:p>Homme/Man</text:p>
          </table:table-cell>
          <table:table-cell table:style-name="ce5" office:value-type="string" calcext:value-type="string">
            <text:p><text:a xlink:href="https://nl.wikipedia.org/wiki/Philippe_Vandermaelen" xlink:type="simple">https://nl.wikipedia.org/wiki/Philippe_Vandermaelen</text:a></text:p>
          </table:table-cell>
          <table:table-cell table:style-name="ce2" office:value-type="string" calcext:value-type="string">
            <text:p>Philippe Vandermaelen (1795-1869), géographe, cartographe, fondateur de l'Établissement géographique de Bruxelles</text:p>
          </table:table-cell>
          <table:table-cell table:style-name="ce9" table:formula="of:=CONCATENATE(&quot;https://osm.org/&quot;;[.A328];&quot;/&quot;;[.B328])" office:value-type="string" office:string-value="https://osm.org/relation/3315264" calcext:value-type="string">
            <text:p>https://osm.org/relation/3315264</text:p>
          </table:table-cell>
          <table:table-cell table:number-columns-repeated="1015"/>
        </table:table-row>
        <table:table-row table:style-name="ro2" table:number-rows-repeated="672">
          <table:table-cell table:number-columns-repeated="5"/>
          <table:table-cell table:content-validation-name="val1"/>
          <table:table-cell table:number-columns-repeated="101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Z_78D50B46_D227_484E_A847_00B71DB54A77_.wvu.FilterData" table:base-cell-address="$'molenbeek-saint-jean'.$A$1" table:cell-range-address="$'molenbeek-saint-jean'.$F$2:.$F$1000"/>
          <table:named-range table:name="Z_A22E88B9_9CF2_408F_B8E4_DAC047328B49_.wvu.FilterData" table:base-cell-address="$'molenbeek-saint-jean'.$A$1" table:cell-range-address="$'molenbeek-saint-jean'.$A$2:.$Z$1000"/>
          <table:named-range table:name="_xlnm._FilterDatabase" table:base-cell-address="$'molenbeek-saint-jean'.$A$1" table:cell-range-address="$'molenbeek-saint-jean'.$A$2:.$Z$1000"/>
        </table:named-expressions>
      </table:table>
      <table:named-expressions/>
      <table:database-ranges>
        <table:database-range table:name="__Anonymous_Sheet_DB__0" table:target-range-address="'molenbeek-saint-jean'.A2:'molenbeek-saint-jean'.Z1000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oboto" svg:font-family="Roboto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olenbeek-saint-jean" style:display-name="PageStyle_molenbeek-saint-jea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208" meta:object-count="0"/>
    <meta:generator>LibreOfficeDev/6.0.5.2$Linux_X86_64 LibreOffice_project/</meta:generator>
  </office:meta>
</office:document-meta>
</file>